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1.99mm"/>
    </style:style>
    <style:style style:name="co3" style:family="table-column">
      <style:table-column-properties fo:break-before="auto" style:column-width="89.82mm"/>
    </style:style>
    <style:style style:name="co4" style:family="table-column">
      <style:table-column-properties fo:break-before="auto" style:column-width="54.77mm"/>
    </style:style>
    <style:style style:name="co5" style:family="table-column">
      <style:table-column-properties fo:break-before="auto" style:column-width="28.17mm"/>
    </style:style>
    <style:style style:name="co6" style:family="table-column">
      <style:table-column-properties fo:break-before="auto" style:column-width="32.16mm"/>
    </style:style>
    <style:style style:name="co7" style:family="table-column">
      <style:table-column-properties fo:break-before="auto" style:column-width="34.04mm"/>
    </style:style>
    <style:style style:name="co8" style:family="table-column">
      <style:table-column-properties fo:break-before="auto" style:column-width="35.91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37.8mm"/>
    </style:style>
    <style:style style:name="co11" style:family="table-column">
      <style:table-column-properties fo:break-before="auto" style:column-width="25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weight-asian="normal" style:font-name-complex="DejaVu Sa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6"/>
    <style:style style:name="ce6" style:family="table-cell" style:parent-style-name="Default" style:data-style-name="N100"/>
    <style:style style:name="ce11" style:family="table-cell" style:parent-style-name="Default">
      <style:table-cell-properties fo:background-color="#f58220"/>
      <style:text-properties style:font-name="Liberation Sans"/>
    </style:style>
    <style:style style:name="ce12" style:family="table-cell" style:parent-style-name="Default">
      <style:text-properties style:font-name="Liberation Sans"/>
    </style:style>
    <style:style style:name="ce13" style:family="table-cell" style:parent-style-name="Default">
      <style:table-cell-properties fo:background-color="#72bf44"/>
      <style:text-properties style:font-name="Liberation Sans"/>
    </style:style>
    <style:style style:name="ce14" style:family="table-cell" style:parent-style-name="Default" style:data-style-name="N50">
      <style:text-properties style:font-name="Liberation Sans"/>
    </style:style>
    <style:style style:name="ce15" style:family="table-cell" style:parent-style-name="Default">
      <style:text-properties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weight-asian="normal" style:font-name-complex="DejaVu Sa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58220"/>
    </style:style>
    <style:style style:name="ce17" style:family="table-cell" style:parent-style-name="Default">
      <style:table-cell-properties fo:background-color="#72bf44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no ai, FLOAT per pixel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 AI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nergia (5V)</text:p>
          </table:table-cell>
          <table:table-cell office:value-type="string" calcext:value-type="string">
            <text:p>Feldolg. idő, feldolg. Reteg: recv----megjelen(sec)</text:p>
          </table:table-cell>
          <table:table-cell office:value-type="string" calcext:value-type="string">
            <text:p>Feldolgozasi ido, erzekelo reteg kiolvasas, kalkulacio</text:p>
          </table:table-cell>
          <table:table-cell office:value-type="string" calcext:value-type="string">
            <text:p>Feldolgozasi ido, erzekelo reteg kuldes</text:p>
          </table:table-cell>
          <table:table-cell office:value-type="string" calcext:value-type="string">
            <text:p>Kommunikációs igény per uzenet</text:p>
          </table:table-cell>
          <table:table-cell/>
          <table:table-cell office:value-type="string" calcext:value-type="string">
            <text:p>Információ minősége</text:p>
          </table:table-cell>
        </table:table-row>
        <table:table-row table:style-name="ro1">
          <table:table-cell office:value-type="string" calcext:value-type="string">
            <text:p>waiting for connection</text:p>
          </table:table-cell>
          <table:table-cell table:number-columns-repeated="2"/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Hz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D7:.D28])" office:value-type="float" office:value="0.00245833396911621" calcext:value-type="float">
            <text:p>0,002458333969116</text:p>
          </table:table-cell>
          <table:table-cell table:formula="of:=[.E43]/1000" office:value-type="float" office:value="0.430972222222222" calcext:value-type="float">
            <text:p>0,430972222222222</text:p>
          </table:table-cell>
          <table:table-cell table:formula="of:=[.F52]/1000" office:value-type="float" office:value="0.0173333333333333" calcext:value-type="float">
            <text:p>0,017333333333333</text:p>
          </table:table-cell>
          <table:table-cell table:formula="of:=4+768*4" office:value-type="float" office:value="3076" calcext:value-type="float">
            <text:p>3076</text:p>
          </table:table-cell>
          <table:table-cell table:formula="of:=[.G4]*[.B4]" office:value-type="float" office:value="6152" calcext:value-type="float">
            <text:p>6152</text:p>
          </table:table-cell>
          <table:table-cell/>
        </table:table-row>
        <table:table-row table:style-name="ro1">
          <table:table-cell office:value-type="string" calcext:value-type="string">
            <text:p>0,25 Hz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AVERAGE([.D30:.D37])" office:value-type="float" office:value="0.00254970788955688" calcext:value-type="float">
            <text:p>0,002549707889557</text:p>
          </table:table-cell>
          <table:table-cell table:formula="of:=[.E4]" office:value-type="float" office:value="0.430972222222222" calcext:value-type="float">
            <text:p>0,430972222222222</text:p>
          </table:table-cell>
          <table:table-cell table:formula="of:=[.F4]" office:value-type="float" office:value="0.0173333333333333" calcext:value-type="float">
            <text:p>0,017333333333333</text:p>
          </table:table-cell>
          <table:table-cell table:formula="of:=[.G4]" office:value-type="float" office:value="3076" calcext:value-type="float">
            <text:p>3076</text:p>
          </table:table-cell>
          <table:table-cell table:formula="of:=[.G5]*[.B5]" office:value-type="float" office:value="769" calcext:value-type="float">
            <text:p>76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float" office:value="0.00359106063842773" calcext:value-type="float">
            <text:p>0,003591060638428</text:p>
          </table:table-cell>
          <table:table-cell office:value-type="float" office:value="419" calcext:value-type="float">
            <text:p>4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int32_t id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00220632553100586" calcext:value-type="float">
            <text:p>0,002206325531006</text:p>
          </table:table-cell>
          <table:table-cell office:value-type="float" office:value="380" calcext:value-type="float">
            <text:p>3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int8_t row_pixels[kPixCnt]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00278544425964355" calcext:value-type="float">
            <text:p>0,002785444259644</text:p>
          </table:table-cell>
          <table:table-cell office:value-type="float" office:value="380" calcext:value-type="float">
            <text:p>3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t16_t te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00271487236022949" calcext:value-type="float">
            <text:p>0,002714872360229</text:p>
          </table:table-cell>
          <table:table-cell office:value-type="float" office:value="418" calcext:value-type="float">
            <text:p>4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int32_t pres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00191402435302734" calcext:value-type="float">
            <text:p>0,001914024353027</text:p>
          </table:table-cell>
          <table:table-cell office:value-type="float" office:value="457" calcext:value-type="float">
            <text:p>4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int32_t hum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00145626068115234" calcext:value-type="float">
            <text:p>0,001456260681152</text:p>
          </table:table-cell>
          <table:table-cell office:value-type="float" office:value="380" calcext:value-type="float">
            <text:p>3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int32_t gas_res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00308918952941895" calcext:value-type="float">
            <text:p>0,003089189529419</text:p>
          </table:table-cell>
          <table:table-cell office:value-type="float" office:value="418" calcext:value-type="float">
            <text:p>4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int32_t noise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00293612480163574" calcext:value-type="float">
            <text:p>0,002936124801636</text:p>
          </table:table-cell>
          <table:table-cell office:value-type="float" office:value="418" calcext:value-type="float">
            <text:p>4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312662124633789" calcext:value-type="float">
            <text:p>0,003126621246338</text:p>
          </table:table-cell>
          <table:table-cell office:value-type="float" office:value="457" calcext:value-type="float">
            <text:p>45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155019760131836" calcext:value-type="float">
            <text:p>0,001550197601318</text:p>
          </table:table-cell>
          <table:table-cell office:value-type="float" office:value="380" calcext:value-type="float">
            <text:p>38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313425064086914" calcext:value-type="float">
            <text:p>0,003134250640869</text:p>
          </table:table-cell>
          <table:table-cell office:value-type="float" office:value="420" calcext:value-type="float">
            <text:p>42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22428035736084" calcext:value-type="float">
            <text:p>0,002242803573608</text:p>
          </table:table-cell>
          <table:table-cell office:value-type="float" office:value="457" calcext:value-type="float">
            <text:p>45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309896469116211" calcext:value-type="float">
            <text:p>0,003098964691162</text:p>
          </table:table-cell>
          <table:table-cell office:value-type="float" office:value="380" calcext:value-type="float">
            <text:p>38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211238861083984" calcext:value-type="float">
            <text:p>0,00211238861084</text:p>
          </table:table-cell>
          <table:table-cell office:value-type="float" office:value="418" calcext:value-type="float">
            <text:p>4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155520439147949" calcext:value-type="float">
            <text:p>0,001555204391479</text:p>
          </table:table-cell>
          <table:table-cell office:value-type="float" office:value="418" calcext:value-type="float">
            <text:p>4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319647789001465" calcext:value-type="float">
            <text:p>0,003196477890015</text:p>
          </table:table-cell>
          <table:table-cell office:value-type="float" office:value="456" calcext:value-type="float">
            <text:p>456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198864936828613" calcext:value-type="float">
            <text:p>0,001988649368286</text:p>
          </table:table-cell>
          <table:table-cell office:value-type="float" office:value="380" calcext:value-type="float">
            <text:p>38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332212448120117" calcext:value-type="float">
            <text:p>0,003322124481201</text:p>
          </table:table-cell>
          <table:table-cell office:value-type="float" office:value="419" calcext:value-type="float">
            <text:p>41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299954414367676" calcext:value-type="float">
            <text:p>0,002999544143677</text:p>
          </table:table-cell>
          <table:table-cell office:value-type="float" office:value="457" calcext:value-type="float">
            <text:p>45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0934123992919922" calcext:value-type="float">
            <text:p>0,00093412399292</text:p>
          </table:table-cell>
          <table:table-cell office:value-type="float" office:value="647" calcext:value-type="float">
            <text:p>64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21822452545166" calcext:value-type="float">
            <text:p>0,002182245254517</text:p>
          </table:table-cell>
          <table:table-cell office:value-type="float" office:value="380" calcext:value-type="float">
            <text:p>38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float" office:value="0.00194644927978516" calcext:value-type="float">
            <text:p>0,001946449279785</text:p>
          </table:table-cell>
          <table:table-cell office:value-type="float" office:value="418" calcext:value-type="float">
            <text:p>418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56" calcext:value-type="float">
            <text:p>456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231242179870605" calcext:value-type="float">
            <text:p>0,002312421798706</text:p>
          </table:table-cell>
          <table:table-cell office:value-type="float" office:value="380" calcext:value-type="float">
            <text:p>38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300145149230957" calcext:value-type="float">
            <text:p>0,00300145149231</text:p>
          </table:table-cell>
          <table:table-cell office:value-type="float" office:value="418" calcext:value-type="float">
            <text:p>4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341939926147461" calcext:value-type="float">
            <text:p>0,003419399261475</text:p>
          </table:table-cell>
          <table:table-cell office:value-type="float" office:value="457" calcext:value-type="float">
            <text:p>45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207877159118652" calcext:value-type="float">
            <text:p>0,002078771591187</text:p>
          </table:table-cell>
          <table:table-cell office:value-type="float" office:value="380" calcext:value-type="float">
            <text:p>38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230646133422852" calcext:value-type="float">
            <text:p>0,002306461334229</text:p>
          </table:table-cell>
          <table:table-cell office:value-type="float" office:value="418" calcext:value-type="float">
            <text:p>4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208282470703125" calcext:value-type="float">
            <text:p>0,002082824707031</text:p>
          </table:table-cell>
          <table:table-cell office:value-type="float" office:value="457" calcext:value-type="float">
            <text:p>45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296998023986816" calcext:value-type="float">
            <text:p>0,002969980239868</text:p>
          </table:table-cell>
          <table:table-cell office:value-type="float" office:value="380" calcext:value-type="float">
            <text:p>38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222635269165039" calcext:value-type="float">
            <text:p>0,00222635269165</text:p>
          </table:table-cell>
          <table:table-cell office:value-type="float" office:value="418" calcext:value-type="float">
            <text:p>4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23" calcext:value-type="float">
            <text:p>723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18" calcext:value-type="float">
            <text:p>4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18" calcext:value-type="float">
            <text:p>4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56" calcext:value-type="float">
            <text:p>456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79" calcext:value-type="float">
            <text:p>379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AVERAGE([.E7:.E42])" office:value-type="float" office:value="430.972222222222" calcext:value-type="float">
            <text:p>430,97222222222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AVERAGE([.F7:.F51])" office:value-type="float" office:value="17.3333333333333" calcext:value-type="float">
            <text:p>17,3333333333333</text:p>
          </table:table-cell>
          <table:table-cell table:number-columns-repeated="3"/>
        </table:table-row>
      </table:table>
      <table:table table:name="no ai, byte per pixel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 AI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nergia (5V)</text:p>
          </table:table-cell>
          <table:table-cell office:value-type="string" calcext:value-type="string">
            <text:p>Feldolg. idő, feldolg. Reteg: recv----megjelen(sec)</text:p>
          </table:table-cell>
          <table:table-cell office:value-type="string" calcext:value-type="string">
            <text:p>Feldolgozasi ido, erzekelo reteg kiolvasas, kalkulacio</text:p>
          </table:table-cell>
          <table:table-cell office:value-type="string" calcext:value-type="string">
            <text:p>Feldolgozasi ido, erzekelo reteg kuldes</text:p>
          </table:table-cell>
          <table:table-cell office:value-type="string" calcext:value-type="string">
            <text:p>Kommunikációs igény per uzenet</text:p>
          </table:table-cell>
          <table:table-cell/>
          <table:table-cell office:value-type="string" calcext:value-type="string">
            <text:p>Információ minősége</text:p>
          </table:table-cell>
        </table:table-row>
        <table:table-row table:style-name="ro1">
          <table:table-cell office:value-type="string" calcext:value-type="string">
            <text:p>waiting for connection</text:p>
          </table:table-cell>
          <table:table-cell/>
          <table:table-cell office:value-type="string" calcext:value-type="string">
            <text:p>123,5 mA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H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6,73 mA</text:p>
          </table:table-cell>
          <table:table-cell table:formula="of:=AVERAGE([.D7:.D28])" office:value-type="float" office:value="0.00245833396911621" calcext:value-type="float">
            <text:p>0,002458333969116</text:p>
          </table:table-cell>
          <table:table-cell table:formula="of:=[.E43]/1000" office:value-type="float" office:value="0.428805555555556" calcext:value-type="float">
            <text:p>0,428805555555556</text:p>
          </table:table-cell>
          <table:table-cell table:formula="of:=[.F55]/1000" office:value-type="float" office:value="0.00616666666666667" calcext:value-type="float">
            <text:p>0,006166666666667</text:p>
          </table:table-cell>
          <table:table-cell table:formula="of:=4+768" office:value-type="float" office:value="772" calcext:value-type="float">
            <text:p>772</text:p>
          </table:table-cell>
          <table:table-cell table:formula="of:=[.G4]*[.B4]" office:value-type="float" office:value="1544" calcext:value-type="float">
            <text:p>1544</text:p>
          </table:table-cell>
          <table:table-cell/>
        </table:table-row>
        <table:table-row table:style-name="ro1">
          <table:table-cell office:value-type="string" calcext:value-type="string">
            <text:p>0,25 Hz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115,9 mA</text:p>
          </table:table-cell>
          <table:table-cell table:formula="of:=AVERAGE([.D30:.D37])" office:value-type="float" office:value="0.00254970788955688" calcext:value-type="float">
            <text:p>0,002549707889557</text:p>
          </table:table-cell>
          <table:table-cell table:formula="of:=[.E4]" office:value-type="float" office:value="0.428805555555556" calcext:value-type="float">
            <text:p>0,428805555555556</text:p>
          </table:table-cell>
          <table:table-cell table:formula="of:=[.F4]" office:value-type="float" office:value="0.00616666666666667" calcext:value-type="float">
            <text:p>0,006166666666667</text:p>
          </table:table-cell>
          <table:table-cell table:formula="of:=[.G4]" office:value-type="float" office:value="772" calcext:value-type="float">
            <text:p>772</text:p>
          </table:table-cell>
          <table:table-cell table:formula="of:=[.G5]*[.B5]" office:value-type="float" office:value="193" calcext:value-type="float">
            <text:p>19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float" office:value="0.00359106063842773" calcext:value-type="float">
            <text:p>0,003591060638428</text:p>
          </table:table-cell>
          <table:table-cell office:value-type="float" office:value="441" calcext:value-type="float">
            <text:p>4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nt32_t id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00220632553100586" calcext:value-type="float">
            <text:p>0,002206325531006</text:p>
          </table:table-cell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int8_t row_pixels[kPixCnt]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00278544425964355" calcext:value-type="float">
            <text:p>0,002785444259644</text:p>
          </table:table-cell>
          <table:table-cell office:value-type="float" office:value="483" calcext:value-type="float">
            <text:p>4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16_t te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00271487236022949" calcext:value-type="float">
            <text:p>0,002714872360229</text:p>
          </table:table-cell>
          <table:table-cell office:value-type="float" office:value="437" calcext:value-type="float">
            <text:p>4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nt32_t pres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00191402435302734" calcext:value-type="float">
            <text:p>0,001914024353027</text:p>
          </table:table-cell>
          <table:table-cell office:value-type="float" office:value="423" calcext:value-type="float">
            <text:p>4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nt32_t hum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00145626068115234" calcext:value-type="float">
            <text:p>0,001456260681152</text:p>
          </table:table-cell>
          <table:table-cell office:value-type="float" office:value="477" calcext:value-type="float">
            <text:p>4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nt32_t gas_res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00308918952941895" calcext:value-type="float">
            <text:p>0,003089189529419</text:p>
          </table:table-cell>
          <table:table-cell office:value-type="float" office:value="403" calcext:value-type="float">
            <text:p>4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nt32_t noise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00293612480163574" calcext:value-type="float">
            <text:p>0,002936124801636</text:p>
          </table:table-cell>
          <table:table-cell office:value-type="float" office:value="397" calcext:value-type="float">
            <text:p>39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312662124633789" calcext:value-type="float">
            <text:p>0,003126621246338</text:p>
          </table:table-cell>
          <table:table-cell office:value-type="float" office:value="383" calcext:value-type="float">
            <text:p>38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155019760131836" calcext:value-type="float">
            <text:p>0,001550197601318</text:p>
          </table:table-cell>
          <table:table-cell office:value-type="float" office:value="434" calcext:value-type="float">
            <text:p>43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313425064086914" calcext:value-type="float">
            <text:p>0,003134250640869</text:p>
          </table:table-cell>
          <table:table-cell office:value-type="float" office:value="484" calcext:value-type="float">
            <text:p>48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22428035736084" calcext:value-type="float">
            <text:p>0,002242803573608</text:p>
          </table:table-cell>
          <table:table-cell office:value-type="float" office:value="435" calcext:value-type="float">
            <text:p>43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309896469116211" calcext:value-type="float">
            <text:p>0,003098964691162</text:p>
          </table:table-cell>
          <table:table-cell office:value-type="float" office:value="424" calcext:value-type="float">
            <text:p>42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211238861083984" calcext:value-type="float">
            <text:p>0,00211238861084</text:p>
          </table:table-cell>
          <table:table-cell office:value-type="float" office:value="477" calcext:value-type="float">
            <text:p>47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155520439147949" calcext:value-type="float">
            <text:p>0,001555204391479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319647789001465" calcext:value-type="float">
            <text:p>0,003196477890015</text:p>
          </table:table-cell>
          <table:table-cell office:value-type="float" office:value="391" calcext:value-type="float">
            <text:p>39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198864936828613" calcext:value-type="float">
            <text:p>0,001988649368286</text:p>
          </table:table-cell>
          <table:table-cell office:value-type="float" office:value="442" calcext:value-type="float">
            <text:p>44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332212448120117" calcext:value-type="float">
            <text:p>0,003322124481201</text:p>
          </table:table-cell>
          <table:table-cell office:value-type="float" office:value="430" calcext:value-type="float">
            <text:p>43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299954414367676" calcext:value-type="float">
            <text:p>0,002999544143677</text:p>
          </table:table-cell>
          <table:table-cell office:value-type="float" office:value="421" calcext:value-type="float">
            <text:p>42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0934123992919922" calcext:value-type="float">
            <text:p>0,00093412399292</text:p>
          </table:table-cell>
          <table:table-cell office:value-type="float" office:value="476" calcext:value-type="float">
            <text:p>47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21822452545166" calcext:value-type="float">
            <text:p>0,002182245254517</text:p>
          </table:table-cell>
          <table:table-cell office:value-type="float" office:value="403" calcext:value-type="float">
            <text:p>40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float" office:value="0.00194644927978516" calcext:value-type="float">
            <text:p>0,001946449279785</text:p>
          </table:table-cell>
          <table:table-cell office:value-type="float" office:value="397" calcext:value-type="float">
            <text:p>39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84" calcext:value-type="float">
            <text:p>38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231242179870605" calcext:value-type="float">
            <text:p>0,002312421798706</text:p>
          </table:table-cell>
          <table:table-cell office:value-type="float" office:value="434" calcext:value-type="float">
            <text:p>43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300145149230957" calcext:value-type="float">
            <text:p>0,00300145149231</text:p>
          </table:table-cell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341939926147461" calcext:value-type="float">
            <text:p>0,003419399261475</text:p>
          </table:table-cell>
          <table:table-cell office:value-type="float" office:value="475" calcext:value-type="float">
            <text:p>47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207877159118652" calcext:value-type="float">
            <text:p>0,002078771591187</text:p>
          </table:table-cell>
          <table:table-cell office:value-type="float" office:value="399" calcext:value-type="float">
            <text:p>39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230646133422852" calcext:value-type="float">
            <text:p>0,002306461334229</text:p>
          </table:table-cell>
          <table:table-cell office:value-type="float" office:value="386" calcext:value-type="float">
            <text:p>38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208282470703125" calcext:value-type="float">
            <text:p>0,002082824707031</text:p>
          </table:table-cell>
          <table:table-cell office:value-type="float" office:value="441" calcext:value-type="float">
            <text:p>44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296998023986816" calcext:value-type="float">
            <text:p>0,002969980239868</text:p>
          </table:table-cell>
          <table:table-cell office:value-type="float" office:value="431" calcext:value-type="float">
            <text:p>43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222635269165039" calcext:value-type="float">
            <text:p>0,00222635269165</text:p>
          </table:table-cell>
          <table:table-cell office:value-type="float" office:value="422" calcext:value-type="float">
            <text:p>42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75" calcext:value-type="float">
            <text:p>47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97" calcext:value-type="float">
            <text:p>39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42" calcext:value-type="float">
            <text:p>44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33" calcext:value-type="float">
            <text:p>43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AVERAGE([.E7:.E42])" office:value-type="float" office:value="428.805555555556" calcext:value-type="float">
            <text:p>428,80555555555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AVERAGE([.F7:.F54])" office:value-type="float" office:value="6.16666666666667" calcext:value-type="float">
            <text:p>6,16666666666667</text:p>
          </table:table-cell>
          <table:table-cell table:number-columns-repeated="3"/>
        </table:table-row>
      </table:table>
      <table:table table:name="Sheet3" table:style-name="ta1">
        <table:table-column table:style-name="co5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NoA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emenye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3064953" calcext:value-type="float">
            <text:p>43064953</text:p>
          </table:table-cell>
          <table:table-cell office:value-type="string" calcext:value-type="string">
            <text:p><text:s text:c="8"/>1,05 Hz</text:p>
          </table:table-cell>
          <table:table-cell/>
          <table:table-cell office:value-type="float" office:value="628" calcext:value-type="float">
            <text:p>628</text:p>
          </table:table-cell>
          <table:table-cell table:number-columns-repeated="2" office:value-type="float" office:value="629" calcext:value-type="float">
            <text:p>629</text:p>
          </table:table-cell>
          <table:table-cell/>
          <table:table-cell office:value-type="float" office:value="253.827810287476" calcext:value-type="float">
            <text:p>253,827810287476</text:p>
          </table:table-cell>
        </table:table-row>
        <table:table-row table:style-name="ro1">
          <table:table-cell office:value-type="string" calcext:value-type="string">
            <text:p>Samples</text:p>
          </table:table-cell>
          <table:table-cell office:value-type="float" office:value="5016" calcext:value-type="float">
            <text:p>5016</text:p>
          </table:table-cell>
          <table:table-cell office:value-type="float" office:value="5023" calcext:value-type="float">
            <text:p>5023</text:p>
          </table:table-cell>
          <table:table-cell office:value-type="float" office:value="5022" calcext:value-type="float">
            <text:p>5022</text:p>
          </table:table-cell>
          <table:table-cell table:number-columns-repeated="3"/>
          <table:table-cell office:value-type="float" office:value="43064962" calcext:value-type="float">
            <text:p>43064962</text:p>
          </table:table-cell>
          <table:table-cell office:value-type="string" calcext:value-type="string">
            <text:p><text:s text:c="8"/>1,05 Hz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float" office:value="324.641942977905" calcext:value-type="float">
            <text:p>324,641942977905</text:p>
          </table:table-cell>
        </table:table-row>
        <table:table-row table:style-name="ro1">
          <table:table-cell office:value-type="string" calcext:value-type="string">
            <text:p>Consumption</text:p>
          </table:table-cell>
          <table:table-cell table:number-columns-repeated="6"/>
          <table:table-cell office:value-type="float" office:value="43064947" calcext:value-type="float">
            <text:p>43064947</text:p>
          </table:table-cell>
          <table:table-cell office:value-type="string" calcext:value-type="string">
            <text:p><text:s text:c="8"/>1,05 Hz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626" calcext:value-type="float">
            <text:p>626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217.483282089233" calcext:value-type="float">
            <text:p>217,483282089233</text:p>
          </table:table-cell>
        </table:table-row>
        <table:table-row table:style-name="ro1">
          <table:table-cell office:value-type="string" calcext:value-type="string">
            <text:p>Sent bytes</text:p>
          </table:table-cell>
          <table:table-cell table:formula="of:=[.B3]*772" office:value-type="float" office:value="3872352" calcext:value-type="float">
            <text:p>3872352</text:p>
          </table:table-cell>
          <table:table-cell table:formula="of:=[.C3]*772" office:value-type="float" office:value="3877756" calcext:value-type="float">
            <text:p>3877756</text:p>
          </table:table-cell>
          <table:table-cell table:formula="of:=[.D3]*772" office:value-type="float" office:value="3876984" calcext:value-type="float">
            <text:p>3876984</text:p>
          </table:table-cell>
          <table:table-cell table:number-columns-repeated="3"/>
          <table:table-cell office:value-type="float" office:value="43064955" calcext:value-type="float">
            <text:p>43064955</text:p>
          </table:table-cell>
          <table:table-cell office:value-type="string" calcext:value-type="string">
            <text:p><text:s text:c="8"/>1,04 Hz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239.048957824707" calcext:value-type="float">
            <text:p>239,048957824707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55740000*8</text:p>
          </table:table-cell>
          <table:table-cell table:number-columns-repeated="5"/>
          <table:table-cell office:value-type="float" office:value="43043746" calcext:value-type="float">
            <text:p>43043746</text:p>
          </table:table-cell>
          <table:table-cell office:value-type="string" calcext:value-type="string">
            <text:p><text:s text:c="8"/>1,03 Hz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628" calcext:value-type="float">
            <text:p>628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float" office:value="311.91611289978" calcext:value-type="float">
            <text:p>311,91611289978</text:p>
          </table:table-cell>
        </table:table-row>
        <table:table-row table:style-name="ro1">
          <table:table-cell office:value-type="string" calcext:value-type="string">
            <text:p>FLOP</text:p>
          </table:table-cell>
          <table:table-cell table:formula="of:=8*89184*[.B3]" office:value-type="float" office:value="3578775552" calcext:value-type="float">
            <text:p>3578775552</text:p>
          </table:table-cell>
          <table:table-cell table:formula="of:=8*89184" office:value-type="float" office:value="713472" calcext:value-type="float">
            <text:p>713472</text:p>
          </table:table-cell>
          <table:table-cell table:formula="of:=8*89184" office:value-type="float" office:value="713472" calcext:value-type="float">
            <text:p>713472</text:p>
          </table:table-cell>
          <table:table-cell table:number-columns-repeated="3"/>
          <table:table-cell office:value-type="float" office:value="43064952" calcext:value-type="float">
            <text:p>43064952</text:p>
          </table:table-cell>
          <table:table-cell office:value-type="string" calcext:value-type="string">
            <text:p><text:s text:c="8"/>1,05 Hz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629" calcext:value-type="float">
            <text:p>629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207.741737365723" calcext:value-type="float">
            <text:p>207,741737365723</text:p>
          </table:table-cell>
        </table:table-row>
        <table:table-row table:style-name="ro1">
          <table:table-cell office:value-type="string" calcext:value-type="string">
            <text:p>Processing time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43064954" calcext:value-type="float">
            <text:p>43064954</text:p>
          </table:table-cell>
          <table:table-cell office:value-type="string" calcext:value-type="string">
            <text:p><text:s text:c="8"/>1,06 Hz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626" calcext:value-type="float">
            <text:p>626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212.907791137695" calcext:value-type="float">
            <text:p>212,907791137695</text:p>
          </table:table-cell>
        </table:table-row>
        <table:table-row table:style-name="ro1">
          <table:table-cell table:number-columns-repeated="7"/>
          <table:table-cell office:value-type="float" office:value="43064951" calcext:value-type="float">
            <text:p>43064951</text:p>
          </table:table-cell>
          <table:table-cell office:value-type="string" calcext:value-type="string">
            <text:p><text:s text:c="8"/>1,05 Hz</text:p>
          </table:table-cell>
          <table:table-cell/>
          <table:table-cell office:value-type="float" office:value="627" calcext:value-type="float">
            <text:p>627</text:p>
          </table:table-cell>
          <table:table-cell table:number-columns-repeated="2" office:value-type="float" office:value="628" calcext:value-type="float">
            <text:p>628</text:p>
          </table:table-cell>
          <table:table-cell/>
          <table:table-cell office:value-type="float" office:value="190.261125564575" calcext:value-type="float">
            <text:p>190,261125564575</text:p>
          </table:table-cell>
        </table:table-row>
        <table:table-row table:style-name="ro1">
          <table:table-cell table:number-columns-repeated="10"/>
          <table:table-cell table:formula="of:=SUM([.K2:.K9])" office:value-type="float" office:value="5016" calcext:value-type="float">
            <text:p>5016</text:p>
          </table:table-cell>
          <table:table-cell table:formula="of:=SUM([.L2:.L9])" office:value-type="float" office:value="5023" calcext:value-type="float">
            <text:p>5023</text:p>
          </table:table-cell>
          <table:table-cell table:formula="of:=SUM([.M2:.M9])" office:value-type="float" office:value="5022" calcext:value-type="float">
            <text:p>5022</text:p>
          </table:table-cell>
          <table:table-cell/>
          <table:table-cell office:value-type="float" office:value="151.351690292358" calcext:value-type="float">
            <text:p>151,351690292358</text:p>
          </table:table-cell>
        </table:table-row>
        <table:table-row table:style-name="ro1">
          <table:table-cell table:number-columns-repeated="14"/>
          <table:table-cell office:value-type="float" office:value="155.95817565918" calcext:value-type="float">
            <text:p>155,95817565918</text:p>
          </table:table-cell>
        </table:table-row>
        <table:table-row table:style-name="ro1">
          <table:table-cell table:number-columns-repeated="14"/>
          <table:table-cell office:value-type="float" office:value="160.015106201172" calcext:value-type="float">
            <text:p>160,015106201172</text:p>
          </table:table-cell>
        </table:table-row>
        <table:table-row table:style-name="ro1">
          <table:table-cell table:number-columns-repeated="14"/>
          <table:table-cell office:value-type="float" office:value="151.798248291016" calcext:value-type="float">
            <text:p>151,798248291016</text:p>
          </table:table-cell>
        </table:table-row>
        <table:table-row table:style-name="ro1">
          <table:table-cell table:number-columns-repeated="14"/>
          <table:table-cell office:value-type="float" office:value="189.617156982422" calcext:value-type="float">
            <text:p>189,617156982422</text:p>
          </table:table-cell>
        </table:table-row>
        <table:table-row table:style-name="ro1">
          <table:table-cell table:number-columns-repeated="14"/>
          <table:table-cell office:value-type="float" office:value="181.588649749756" calcext:value-type="float">
            <text:p>181,588649749756</text:p>
          </table:table-cell>
        </table:table-row>
        <table:table-row table:style-name="ro1">
          <table:table-cell table:number-columns-repeated="14"/>
          <table:table-cell office:value-type="float" office:value="175.932168960571" calcext:value-type="float">
            <text:p>175,932168960571</text:p>
          </table:table-cell>
        </table:table-row>
        <table:table-row table:style-name="ro1">
          <table:table-cell table:number-columns-repeated="14"/>
          <table:table-cell office:value-type="float" office:value="171.156406402588" calcext:value-type="float">
            <text:p>171,156406402588</text:p>
          </table:table-cell>
        </table:table-row>
        <table:table-row table:style-name="ro1">
          <table:table-cell table:number-columns-repeated="14"/>
          <table:table-cell office:value-type="float" office:value="209.671258926392" calcext:value-type="float">
            <text:p>209,671258926392</text:p>
          </table:table-cell>
        </table:table-row>
        <table:table-row table:style-name="ro1">
          <table:table-cell table:number-columns-repeated="14"/>
          <table:table-cell table:formula="of:=AVERAGE([.O2:.O18])" office:value-type="float" office:value="206.171624800738" calcext:value-type="float">
            <text:p>206,171624800738</text:p>
          </table:table-cell>
        </table:table-row>
      </table:table>
      <table:table table:name="EAI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10,20,0,132</text:p>
          </table:table-cell>
          <table:table-cell office:value-type="float" office:value="43064962" calcext:value-type="float">
            <text:p>43064962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H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,20,0,144</text:p>
          </table:table-cell>
          <table:table-cell office:value-type="float" office:value="43064954" calcext:value-type="float">
            <text:p>43064954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H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,20,0,112</text:p>
          </table:table-cell>
          <table:table-cell office:value-type="float" office:value="43064953" calcext:value-type="float">
            <text:p>43064953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,20,0,147</text:p>
          </table:table-cell>
          <table:table-cell office:value-type="float" office:value="43064951" calcext:value-type="float">
            <text:p>43064951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H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EAI_cps</text:p>
          </table:table-cell>
          <table:table-cell table:formula="of:=(0.428805555555556 + 0.111780168381665) * 5 * (116.73/ 1000)" office:value-type="float" office:value="0.315512857775959" calcext:value-type="float">
            <text:p>0,315512857775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,20,0,129</text:p>
          </table:table-cell>
          <table:table-cell office:value-type="float" office:value="43043746" calcext:value-type="float">
            <text:p>43043746</text:p>
          </table:table-cell>
          <table:table-cell office:value-type="float" office:value="1.96" calcext:value-type="float">
            <text:p>1,96</text:p>
          </table:table-cell>
          <table:table-cell office:value-type="string" calcext:value-type="string">
            <text:p>H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EAI_cps_send</text:p>
          </table:table-cell>
          <table:table-cell table:style-name="ce3" table:formula="of:=(0.428805555555556 + 0.006166666666667 + 0.111780168381665) * 5 * 116.73 / 1000" office:value-type="float" office:value="0.319112032775959" calcext:value-type="float">
            <text:p>0,319112032775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,20,0,151</text:p>
          </table:table-cell>
          <table:table-cell office:value-type="float" office:value="43064955" calcext:value-type="float">
            <text:p>43064955</text:p>
          </table:table-cell>
          <table:table-cell office:value-type="float" office:value="1.95" calcext:value-type="float">
            <text:p>1,95</text:p>
          </table:table-cell>
          <table:table-cell office:value-type="string" calcext:value-type="string">
            <text:p>H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z flop</text:p>
          </table:table-cell>
          <table:table-cell office:value-type="float" office:value="89184" calcext:value-type="float">
            <text:p>89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,20,0,153</text:p>
          </table:table-cell>
          <table:table-cell office:value-type="float" office:value="43064947" calcext:value-type="float">
            <text:p>43064947</text:p>
          </table:table-cell>
          <table:table-cell office:value-type="float" office:value="1.95" calcext:value-type="float">
            <text:p>1,95</text:p>
          </table:table-cell>
          <table:table-cell office:value-type="string" calcext:value-type="string">
            <text:p>H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hoice</text:p>
          </table:table-cell>
          <table:table-cell office:value-type="string" calcext:value-type="string">
            <text:p>5,6,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avgbw</text:p>
          </table:table-cell>
          <table:table-cell office:value-type="string" calcext:value-type="string">
            <text:p>avgqual</text:p>
          </table:table-cell>
          <table:table-cell office:value-type="string" calcext:value-type="string">
            <text:p>flops</text:p>
          </table:table-cell>
          <table:table-cell/>
          <table:table-cell office:value-type="string" calcext:value-type="string">
            <text:p>Consumption</text:p>
          </table:table-cell>
          <table:table-cell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office:value-type="float" office:value="43043746" calcext:value-type="float">
            <text:p>43043746</text:p>
          </table:table-cell>
          <table:table-cell office:value-type="float" office:value="231.102361225442" calcext:value-type="float">
            <text:p>231,102361225442</text:p>
          </table:table-cell>
          <table:table-cell office:value-type="float" office:value="705" calcext:value-type="float">
            <text:p>705</text:p>
          </table:table-cell>
          <table:table-cell office:value-type="float" office:value="508164" calcext:value-type="float">
            <text:p>508164</text:p>
          </table:table-cell>
          <table:table-cell office:value-type="float" office:value="846.94" calcext:value-type="float">
            <text:p>846,94</text:p>
          </table:table-cell>
          <table:table-cell office:value-type="float" office:value="0.825991077700542" calcext:value-type="float">
            <text:p>0,825991077700542</text:p>
          </table:table-cell>
          <table:table-cell office:value-type="float" office:value="58683072" calcext:value-type="float">
            <text:p>58683072</text:p>
          </table:table-cell>
          <table:table-cell/>
          <table:table-cell office:value-type="string" calcext:value-type="string">
            <text:p>event </text:p>
          </table:table-cell>
          <table:table-cell table:formula="of:=[.B19]" office:value-type="float" office:value="1927.39833118178" calcext:value-type="float">
            <text:p>1927,39833118178</text:p>
          </table:table-cell>
          <table:table-cell table:formula="of:=[.J11]/3600" office:value-type="float" office:value="0.535388425328272" calcext:value-type="float">
            <text:p>0,535388425328272</text:p>
          </table:table-cell>
          <table:table-cell/>
        </table:table-row>
        <table:table-row table:style-name="ro1">
          <table:table-cell office:value-type="float" office:value="43064962" calcext:value-type="float">
            <text:p>43064962</text:p>
          </table:table-cell>
          <table:table-cell office:value-type="float" office:value="298.754956704084" calcext:value-type="float">
            <text:p>298,754956704084</text:p>
          </table:table-cell>
          <table:table-cell office:value-type="float" office:value="911" calcext:value-type="float">
            <text:p>911</text:p>
          </table:table-cell>
          <table:table-cell office:value-type="float" office:value="682556" calcext:value-type="float">
            <text:p>682556</text:p>
          </table:table-cell>
          <table:table-cell office:value-type="float" office:value="1137.59333333333" calcext:value-type="float">
            <text:p>1137,59333333333</text:p>
          </table:table-cell>
          <table:table-cell office:value-type="float" office:value="0.842205024432256" calcext:value-type="float">
            <text:p>0,842205024432256</text:p>
          </table:table-cell>
          <table:table-cell office:value-type="float" office:value="78838656" calcext:value-type="float">
            <text:p>78838656</text:p>
          </table:table-cell>
          <table:table-cell/>
          <table:table-cell office:value-type="string" calcext:value-type="string">
            <text:p>no event</text:p>
          </table:table-cell>
          <table:table-cell table:formula="of:=[.L45]" office:value-type="float" office:value="260.883558647942" calcext:value-type="float">
            <text:p>260,883558647942</text:p>
          </table:table-cell>
          <table:table-cell table:formula="of:=[.J12]/3600" office:value-type="float" office:value="0.072467655179984" calcext:value-type="float">
            <text:p>0,072467655179984</text:p>
          </table:table-cell>
          <table:table-cell/>
        </table:table-row>
        <table:table-row table:style-name="ro1">
          <table:table-cell office:value-type="float" office:value="43064951" calcext:value-type="float">
            <text:p>43064951</text:p>
          </table:table-cell>
          <table:table-cell office:value-type="float" office:value="301.055016744621" calcext:value-type="float">
            <text:p>301,055016744621</text:p>
          </table:table-cell>
          <table:table-cell office:value-type="float" office:value="918" calcext:value-type="float">
            <text:p>918</text:p>
          </table:table-cell>
          <table:table-cell office:value-type="float" office:value="688728" calcext:value-type="float">
            <text:p>688728</text:p>
          </table:table-cell>
          <table:table-cell office:value-type="float" office:value="1147.88" calcext:value-type="float">
            <text:p>1147,88</text:p>
          </table:table-cell>
          <table:table-cell office:value-type="float" office:value="0.841886008290309" calcext:value-type="float">
            <text:p>0,841886008290309</text:p>
          </table:table-cell>
          <table:table-cell office:value-type="float" office:value="79552128" calcext:value-type="float">
            <text:p>79552128</text:p>
          </table:table-cell>
          <table:table-cell table:number-columns-repeated="5"/>
        </table:table-row>
        <table:table-row table:style-name="ro1">
          <table:table-cell office:value-type="float" office:value="43064954" calcext:value-type="float">
            <text:p>43064954</text:p>
          </table:table-cell>
          <table:table-cell office:value-type="float" office:value="255.400367368254" calcext:value-type="float">
            <text:p>255,400367368254</text:p>
          </table:table-cell>
          <table:table-cell office:value-type="float" office:value="779" calcext:value-type="float">
            <text:p>779</text:p>
          </table:table-cell>
          <table:table-cell office:value-type="float" office:value="569900" calcext:value-type="float">
            <text:p>569900</text:p>
          </table:table-cell>
          <table:table-cell office:value-type="float" office:value="949.833333333333" calcext:value-type="float">
            <text:p>949,833333333333</text:p>
          </table:table-cell>
          <table:table-cell office:value-type="float" office:value="0.838615110792197" calcext:value-type="float">
            <text:p>0,838615110792197</text:p>
          </table:table-cell>
          <table:table-cell office:value-type="float" office:value="65817792" calcext:value-type="float">
            <text:p>65817792</text:p>
          </table:table-cell>
          <table:table-cell table:number-columns-repeated="5"/>
        </table:table-row>
        <table:table-row table:style-name="ro1">
          <table:table-cell office:value-type="float" office:value="43064953" calcext:value-type="float">
            <text:p>43064953</text:p>
          </table:table-cell>
          <table:table-cell office:value-type="float" office:value="304.995333956969" calcext:value-type="float">
            <text:p>304,995333956969</text:p>
          </table:table-cell>
          <table:table-cell office:value-type="float" office:value="930" calcext:value-type="float">
            <text:p>930</text:p>
          </table:table-cell>
          <table:table-cell office:value-type="float" office:value="698760" calcext:value-type="float">
            <text:p>698760</text:p>
          </table:table-cell>
          <table:table-cell office:value-type="float" office:value="1164.6" calcext:value-type="float">
            <text:p>1164,6</text:p>
          </table:table-cell>
          <table:table-cell office:value-type="float" office:value="0.843689648789572" calcext:value-type="float">
            <text:p>0,843689648789572</text:p>
          </table:table-cell>
          <table:table-cell office:value-type="float" office:value="80711520" calcext:value-type="float">
            <text:p>80711520</text:p>
          </table:table-cell>
          <table:table-cell/>
          <table:table-cell office:value-type="string" calcext:value-type="string">
            <text:p>FLOP</text:p>
          </table:table-cell>
          <table:table-cell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office:value-type="float" office:value="43064947" calcext:value-type="float">
            <text:p>43064947</text:p>
          </table:table-cell>
          <table:table-cell office:value-type="float" office:value="301.711119613345" calcext:value-type="float">
            <text:p>301,711119613345</text:p>
          </table:table-cell>
          <table:table-cell office:value-type="float" office:value="920" calcext:value-type="float">
            <text:p>920</text:p>
          </table:table-cell>
          <table:table-cell office:value-type="float" office:value="690272" calcext:value-type="float">
            <text:p>690272</text:p>
          </table:table-cell>
          <table:table-cell office:value-type="float" office:value="1150.45333333333" calcext:value-type="float">
            <text:p>1150,45333333333</text:p>
          </table:table-cell>
          <table:table-cell office:value-type="float" office:value="0.843266829254564" calcext:value-type="float">
            <text:p>0,843266829254564</text:p>
          </table:table-cell>
          <table:table-cell office:value-type="float" office:value="79730496" calcext:value-type="float">
            <text:p>79730496</text:p>
          </table:table-cell>
          <table:table-cell/>
          <table:table-cell office:value-type="string" calcext:value-type="string">
            <text:p>event </text:p>
          </table:table-cell>
          <table:table-cell table:formula="of:=[.G19]" office:value-type="float" office:value="502819392" calcext:value-type="float">
            <text:p>502819392</text:p>
          </table:table-cell>
          <table:table-cell table:number-columns-repeated="2"/>
        </table:table-row>
        <table:table-row table:style-name="ro1">
          <table:table-cell office:value-type="float" office:value="43064955" calcext:value-type="float">
            <text:p>43064955</text:p>
          </table:table-cell>
          <table:table-cell office:value-type="float" office:value="234.379175569065" calcext:value-type="float">
            <text:p>234,379175569065</text:p>
          </table:table-cell>
          <table:table-cell office:value-type="float" office:value="715" calcext:value-type="float">
            <text:p>715</text:p>
          </table:table-cell>
          <table:table-cell office:value-type="float" office:value="515116" calcext:value-type="float">
            <text:p>515116</text:p>
          </table:table-cell>
          <table:table-cell office:value-type="float" office:value="858.526666666667" calcext:value-type="float">
            <text:p>858,526666666667</text:p>
          </table:table-cell>
          <table:table-cell office:value-type="float" office:value="0.828568042538575" calcext:value-type="float">
            <text:p>0,828568042538575</text:p>
          </table:table-cell>
          <table:table-cell office:value-type="float" office:value="59485728" calcext:value-type="float">
            <text:p>59485728</text:p>
          </table:table-cell>
          <table:table-cell/>
          <table:table-cell office:value-type="string" calcext:value-type="string">
            <text:p>no event</text:p>
          </table:table-cell>
          <table:table-cell table:formula="of:=[.K45]" office:value-type="float" office:value="6688800" calcext:value-type="float">
            <text:p>6688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1:.B17])" office:value-type="float" office:value="275.342618740254" calcext:value-type="float">
            <text:p>275,342618740254</text:p>
          </table:table-cell>
          <table:table-cell table:formula="of:=AVERAGE([.C11:.C17])" office:value-type="float" office:value="839.714285714286" calcext:value-type="float">
            <text:p>839,714285714286</text:p>
          </table:table-cell>
          <table:table-cell table:formula="of:=AVERAGE([.D11:.D17])" office:value-type="float" office:value="621928" calcext:value-type="float">
            <text:p>621928</text:p>
          </table:table-cell>
          <table:table-cell table:formula="of:=AVERAGE([.E11:.E17])" office:value-type="float" office:value="1036.54666666667" calcext:value-type="float">
            <text:p>1036,54666666667</text:p>
          </table:table-cell>
          <table:table-cell table:formula="of:=AVERAGE([.F11:.F17])" office:value-type="float" office:value="0.837745963114002" calcext:value-type="float">
            <text:p>0,837745963114002</text:p>
          </table:table-cell>
          <table:table-cell table:formula="of:=AVERAGE([.G11:.G17])" office:value-type="float" office:value="71831341.7142857" calcext:value-type="float">
            <text:p>71831341,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11:.B17])" office:value-type="float" office:value="1927.39833118178" calcext:value-type="float">
            <text:p>1927,39833118178</text:p>
          </table:table-cell>
          <table:table-cell table:formula="of:=SUM([.C11:.C17])" office:value-type="float" office:value="5878" calcext:value-type="float">
            <text:p>5878</text:p>
          </table:table-cell>
          <table:table-cell table:formula="of:=SUM([.D11:.D17])" office:value-type="float" office:value="4353496" calcext:value-type="float">
            <text:p>4353496</text:p>
          </table:table-cell>
          <table:table-cell table:formula="of:=SUM([.E11:.E17])" office:value-type="float" office:value="7255.82666666666" calcext:value-type="float">
            <text:p>7255,82666666666</text:p>
          </table:table-cell>
          <table:table-cell table:formula="of:=SUM([.F11:.F17])" office:value-type="float" office:value="5.86422174179802" calcext:value-type="float">
            <text:p>5,86422174179802</text:p>
          </table:table-cell>
          <table:table-cell table:formula="of:=SUM([.G11:.G17])" office:value-type="float" office:value="502819392" calcext:value-type="float">
            <text:p>502819392</text:p>
          </table:table-cell>
          <table:table-cell/>
          <table:table-cell office:value-type="string" calcext:value-type="string">
            <text:p>Qual</text:p>
          </table:table-cell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event </text:p>
          </table:table-cell>
          <table:table-cell table:formula="of:=[.F18]" office:value-type="float" office:value="0.837745963114002" calcext:value-type="float">
            <text:p>0,837745963114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 event</text:p>
          </table:table-cell>
          <table:table-cell table:number-columns-repeated="6"/>
          <table:table-cell office:value-type="string" calcext:value-type="string">
            <text:p>no event</text:p>
          </table:table-cell>
          <table:table-cell table:formula="of:=[.F44]" office:value-type="float" office:value="0.594703222705262" calcext:value-type="float">
            <text:p>0,594703222705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avgbw</text:p>
          </table:table-cell>
          <table:table-cell office:value-type="string" calcext:value-type="string">
            <text:p>avgqual</text:p>
          </table:table-cell>
          <table:table-cell office:value-type="string" calcext:value-type="string">
            <text:p>flops</text:p>
          </table:table-cell>
          <table:table-cell table:number-columns-repeated="5"/>
        </table:table-row>
        <table:table-row table:style-name="ro1">
          <table:table-cell office:value-type="float" office:value="43064953" calcext:value-type="float">
            <text:p>43064953</text:p>
          </table:table-cell>
          <table:table-cell office:value-type="float" office:value="34.7056034767695" calcext:value-type="float">
            <text:p>34,7056034767695</text:p>
          </table:table-cell>
          <table:table-cell office:value-type="float" office:value="107" calcext:value-type="float">
            <text:p>107</text:p>
          </table:table-cell>
          <table:table-cell office:value-type="float" office:value="428" calcext:value-type="float">
            <text:p>428</text:p>
          </table:table-cell>
          <table:table-cell office:value-type="float" office:value="0.713333333333333" calcext:value-type="float">
            <text:p>0,713333333333333</text:p>
          </table:table-cell>
          <table:table-cell office:value-type="float" office:value="0.594644123450746" calcext:value-type="float">
            <text:p>0,59464412345074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um BW</text:p>
          </table:table-cell>
          <table:table-cell table:number-columns-repeated="3"/>
        </table:table-row>
        <table:table-row table:style-name="ro1">
          <table:table-cell office:value-type="float" office:value="43043746" calcext:value-type="float">
            <text:p>43043746</text:p>
          </table:table-cell>
          <table:table-cell office:value-type="float" office:value="35.0299549111319" calcext:value-type="float">
            <text:p>35,0299549111319</text:p>
          </table:table-cell>
          <table:table-cell office:value-type="float" office:value="108" calcext:value-type="float">
            <text:p>108</text:p>
          </table:table-cell>
          <table:table-cell office:value-type="float" office:value="432" calcext:value-type="float">
            <text:p>432</text:p>
          </table:table-cell>
          <table:table-cell office:value-type="float" office:value="0.72" calcext:value-type="float">
            <text:p>0,72</text:p>
          </table:table-cell>
          <table:table-cell office:value-type="float" office:value="0.594906972890591" calcext:value-type="float">
            <text:p>0,5949069728905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vent </text:p>
          </table:table-cell>
          <table:table-cell table:formula="of:=[.E19]" office:value-type="float" office:value="7255.82666666666" calcext:value-type="float">
            <text:p>7255,82666666666</text:p>
          </table:table-cell>
          <table:table-cell table:number-columns-repeated="2"/>
        </table:table-row>
        <table:table-row table:style-name="ro1">
          <table:table-cell office:value-type="float" office:value="43064955" calcext:value-type="float">
            <text:p>43064955</text:p>
          </table:table-cell>
          <table:table-cell office:value-type="float" office:value="35.0299549111319" calcext:value-type="float">
            <text:p>35,0299549111319</text:p>
          </table:table-cell>
          <table:table-cell office:value-type="float" office:value="108" calcext:value-type="float">
            <text:p>108</text:p>
          </table:table-cell>
          <table:table-cell office:value-type="float" office:value="432" calcext:value-type="float">
            <text:p>432</text:p>
          </table:table-cell>
          <table:table-cell office:value-type="float" office:value="0.72" calcext:value-type="float">
            <text:p>0,72</text:p>
          </table:table-cell>
          <table:table-cell office:value-type="float" office:value="0.594891109456851" calcext:value-type="float">
            <text:p>0,5948911094568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event</text:p>
          </table:table-cell>
          <table:table-cell table:formula="of:=[.J45]" office:value-type="float" office:value="101.006666666667" calcext:value-type="float">
            <text:p>101,006666666667</text:p>
          </table:table-cell>
          <table:table-cell table:number-columns-repeated="2"/>
        </table:table-row>
        <table:table-row table:style-name="ro1">
          <table:table-cell office:value-type="float" office:value="43064962" calcext:value-type="float">
            <text:p>43064962</text:p>
          </table:table-cell>
          <table:table-cell office:value-type="float" office:value="34.7056034767695" calcext:value-type="float">
            <text:p>34,7056034767695</text:p>
          </table:table-cell>
          <table:table-cell office:value-type="float" office:value="107" calcext:value-type="float">
            <text:p>107</text:p>
          </table:table-cell>
          <table:table-cell office:value-type="float" office:value="428" calcext:value-type="float">
            <text:p>428</text:p>
          </table:table-cell>
          <table:table-cell office:value-type="float" office:value="0.713333333333333" calcext:value-type="float">
            <text:p>0,713333333333333</text:p>
          </table:table-cell>
          <table:table-cell office:value-type="float" office:value="0.594646918871799" calcext:value-type="float">
            <text:p>0,5946469188717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64952" calcext:value-type="float">
            <text:p>43064952</text:p>
          </table:table-cell>
          <table:table-cell office:value-type="float" office:value="34.7056034767695" calcext:value-type="float">
            <text:p>34,7056034767695</text:p>
          </table:table-cell>
          <table:table-cell office:value-type="float" office:value="107" calcext:value-type="float">
            <text:p>107</text:p>
          </table:table-cell>
          <table:table-cell office:value-type="float" office:value="428" calcext:value-type="float">
            <text:p>428</text:p>
          </table:table-cell>
          <table:table-cell office:value-type="float" office:value="0.713333333333333" calcext:value-type="float">
            <text:p>0,713333333333333</text:p>
          </table:table-cell>
          <table:table-cell office:value-type="float" office:value="0.594595952664121" calcext:value-type="float">
            <text:p>0,5945959526641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64951" calcext:value-type="float">
            <text:p>43064951</text:p>
          </table:table-cell>
          <table:table-cell office:value-type="float" office:value="34.7056034767695" calcext:value-type="float">
            <text:p>34,7056034767695</text:p>
          </table:table-cell>
          <table:table-cell office:value-type="float" office:value="107" calcext:value-type="float">
            <text:p>107</text:p>
          </table:table-cell>
          <table:table-cell office:value-type="float" office:value="428" calcext:value-type="float">
            <text:p>428</text:p>
          </table:table-cell>
          <table:table-cell office:value-type="float" office:value="0.713333333333333" calcext:value-type="float">
            <text:p>0,713333333333333</text:p>
          </table:table-cell>
          <table:table-cell office:value-type="float" office:value="0.594608272148741" calcext:value-type="float">
            <text:p>0,59460827214874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64947" calcext:value-type="float">
            <text:p>43064947</text:p>
          </table:table-cell>
          <table:table-cell office:value-type="float" office:value="34.7056034767695" calcext:value-type="float">
            <text:p>34,7056034767695</text:p>
          </table:table-cell>
          <table:table-cell office:value-type="float" office:value="107" calcext:value-type="float">
            <text:p>107</text:p>
          </table:table-cell>
          <table:table-cell office:value-type="float" office:value="428" calcext:value-type="float">
            <text:p>428</text:p>
          </table:table-cell>
          <table:table-cell office:value-type="float" office:value="0.713333333333333" calcext:value-type="float">
            <text:p>0,713333333333333</text:p>
          </table:table-cell>
          <table:table-cell office:value-type="float" office:value="0.594629209453986" calcext:value-type="float">
            <text:p>0,59462920945398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3:.B29])" office:value-type="float" office:value="243.587927206111" calcext:value-type="float">
            <text:p>243,587927206111</text:p>
          </table:table-cell>
          <table:table-cell table:formula="of:=SUM([.C23:.C29])" office:value-type="float" office:value="751" calcext:value-type="float">
            <text:p>751</text:p>
          </table:table-cell>
          <table:table-cell table:formula="of:=SUM([.D23:.D29])" office:value-type="float" office:value="3004" calcext:value-type="float">
            <text:p>3004</text:p>
          </table:table-cell>
          <table:table-cell table:formula="of:=SUM([.E23:.E29])" office:value-type="float" office:value="5.00666666666667" calcext:value-type="float">
            <text:p>5,00666666666667</text:p>
          </table:table-cell>
          <table:table-cell table:formula="of:=SUM([.F23:.F29])" office:value-type="float" office:value="4.16292255893684" calcext:value-type="float">
            <text:p>4,16292255893684</text:p>
          </table:table-cell>
          <table:table-cell table:formula="of:=SUM([.G23:.G29]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0 event</text:p>
          </table:table-cell>
          <table:table-cell office:value-type="string" calcext:value-type="string">
            <text:p>some rando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avgbw</text:p>
          </table:table-cell>
          <table:table-cell office:value-type="string" calcext:value-type="string">
            <text:p>avgqual</text:p>
          </table:table-cell>
          <table:table-cell/>
          <table:table-cell office:value-type="string" calcext:value-type="string">
            <text:p>false_DET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avgbw</text:p>
          </table:table-cell>
          <table:table-cell office:value-type="string" calcext:value-type="string">
            <text:p>flops</text:p>
          </table:table-cell>
          <table:table-cell office:value-type="string" calcext:value-type="string">
            <text:p>cons</text:p>
          </table:table-cell>
        </table:table-row>
        <table:table-row table:style-name="ro1">
          <table:table-cell office:value-type="float" office:value="43064953" calcext:value-type="float">
            <text:p>43064953</text:p>
          </table:table-cell>
          <table:table-cell office:value-type="float" office:value="34.7056034767695" calcext:value-type="float">
            <text:p>34,7056034767695</text:p>
          </table:table-cell>
          <table:table-cell office:value-type="float" office:value="107" calcext:value-type="float">
            <text:p>107</text:p>
          </table:table-cell>
          <table:table-cell office:value-type="float" office:value="428" calcext:value-type="float">
            <text:p>428</text:p>
          </table:table-cell>
          <table:table-cell office:value-type="float" office:value="0.713333333333333" calcext:value-type="float">
            <text:p>0,713333333333333</text:p>
          </table:table-cell>
          <table:table-cell office:value-type="float" office:value="0.594644123450746" calcext:value-type="float">
            <text:p>0,594644123450746</text:p>
          </table:table-cell>
          <table:table-cell/>
          <table:table-cell table:formula="of:=FLOOR([.C37]*0.3*(RANDBETWEEN(20;50)/100))" office:value-type="float" office:value="7" calcext:value-type="float">
            <text:p>7</text:p>
          </table:table-cell>
          <table:table-cell table:formula="of:=[.D37]+[.H37]*768" office:value-type="float" office:value="5804" calcext:value-type="float">
            <text:p>5804</text:p>
          </table:table-cell>
          <table:table-cell table:formula="of:=[.I37]/600" office:value-type="float" office:value="9.67333333333333" calcext:value-type="float">
            <text:p>9,67333333333333</text:p>
          </table:table-cell>
          <table:table-cell table:formula="of:=[.$J$6]*[.H37]" office:value-type="float" office:value="624288" calcext:value-type="float">
            <text:p>624288</text:p>
          </table:table-cell>
          <table:table-cell table:formula="of:=[.C37]*[.$J$4]+[.H37]*[.$J$5]" office:value-type="float" office:value="35.9936600114593" calcext:value-type="float">
            <text:p>35,9936600114593</text:p>
          </table:table-cell>
        </table:table-row>
        <table:table-row table:style-name="ro1">
          <table:table-cell office:value-type="float" office:value="43043746" calcext:value-type="float">
            <text:p>43043746</text:p>
          </table:table-cell>
          <table:table-cell office:value-type="float" office:value="35.0299549111319" calcext:value-type="float">
            <text:p>35,0299549111319</text:p>
          </table:table-cell>
          <table:table-cell office:value-type="float" office:value="108" calcext:value-type="float">
            <text:p>108</text:p>
          </table:table-cell>
          <table:table-cell office:value-type="float" office:value="432" calcext:value-type="float">
            <text:p>432</text:p>
          </table:table-cell>
          <table:table-cell office:value-type="float" office:value="0.72" calcext:value-type="float">
            <text:p>0,72</text:p>
          </table:table-cell>
          <table:table-cell office:value-type="float" office:value="0.594906972890591" calcext:value-type="float">
            <text:p>0,594906972890591</text:p>
          </table:table-cell>
          <table:table-cell/>
          <table:table-cell table:formula="of:=FLOOR([.C38]*0.3*(RANDBETWEEN(20;50)/100))" office:value-type="float" office:value="8" calcext:value-type="float">
            <text:p>8</text:p>
          </table:table-cell>
          <table:table-cell table:formula="of:=[.D38]+[.H38]*768" office:value-type="float" office:value="6576" calcext:value-type="float">
            <text:p>6576</text:p>
          </table:table-cell>
          <table:table-cell table:formula="of:=[.I38]/600" office:value-type="float" office:value="10.96" calcext:value-type="float">
            <text:p>10,96</text:p>
          </table:table-cell>
          <table:table-cell table:formula="of:=[.$J$6]*[.H38]" office:value-type="float" office:value="713472" calcext:value-type="float">
            <text:p>713472</text:p>
          </table:table-cell>
          <table:table-cell table:formula="of:=[.C38]*[.$J$4]+[.H38]*[.$J$5]" office:value-type="float" office:value="36.6282849020113" calcext:value-type="float">
            <text:p>36,6282849020113</text:p>
          </table:table-cell>
        </table:table-row>
        <table:table-row table:style-name="ro1">
          <table:table-cell office:value-type="float" office:value="43064955" calcext:value-type="float">
            <text:p>43064955</text:p>
          </table:table-cell>
          <table:table-cell office:value-type="float" office:value="35.0299549111319" calcext:value-type="float">
            <text:p>35,0299549111319</text:p>
          </table:table-cell>
          <table:table-cell office:value-type="float" office:value="108" calcext:value-type="float">
            <text:p>108</text:p>
          </table:table-cell>
          <table:table-cell office:value-type="float" office:value="432" calcext:value-type="float">
            <text:p>432</text:p>
          </table:table-cell>
          <table:table-cell office:value-type="float" office:value="0.72" calcext:value-type="float">
            <text:p>0,72</text:p>
          </table:table-cell>
          <table:table-cell office:value-type="float" office:value="0.594891109456851" calcext:value-type="float">
            <text:p>0,594891109456851</text:p>
          </table:table-cell>
          <table:table-cell/>
          <table:table-cell table:formula="of:=FLOOR([.C39]*0.3*(RANDBETWEEN(20;50)/100))" office:value-type="float" office:value="11" calcext:value-type="float">
            <text:p>11</text:p>
          </table:table-cell>
          <table:table-cell table:formula="of:=[.D39]+[.H39]*768" office:value-type="float" office:value="8880" calcext:value-type="float">
            <text:p>8880</text:p>
          </table:table-cell>
          <table:table-cell table:formula="of:=[.I39]/600" office:value-type="float" office:value="14.8" calcext:value-type="float">
            <text:p>14,8</text:p>
          </table:table-cell>
          <table:table-cell table:formula="of:=[.$J$6]*[.H39]" office:value-type="float" office:value="981024" calcext:value-type="float">
            <text:p>981024</text:p>
          </table:table-cell>
          <table:table-cell table:formula="of:=[.C39]*[.$J$4]+[.H39]*[.$J$5]" office:value-type="float" office:value="37.5856210003391" calcext:value-type="float">
            <text:p>37,5856210003391</text:p>
          </table:table-cell>
        </table:table-row>
        <table:table-row table:style-name="ro1">
          <table:table-cell office:value-type="float" office:value="43064962" calcext:value-type="float">
            <text:p>43064962</text:p>
          </table:table-cell>
          <table:table-cell office:value-type="float" office:value="34.7056034767695" calcext:value-type="float">
            <text:p>34,7056034767695</text:p>
          </table:table-cell>
          <table:table-cell office:value-type="float" office:value="107" calcext:value-type="float">
            <text:p>107</text:p>
          </table:table-cell>
          <table:table-cell office:value-type="float" office:value="428" calcext:value-type="float">
            <text:p>428</text:p>
          </table:table-cell>
          <table:table-cell office:value-type="float" office:value="0.713333333333333" calcext:value-type="float">
            <text:p>0,713333333333333</text:p>
          </table:table-cell>
          <table:table-cell office:value-type="float" office:value="0.594646918871799" calcext:value-type="float">
            <text:p>0,594646918871799</text:p>
          </table:table-cell>
          <table:table-cell/>
          <table:table-cell table:formula="of:=FLOOR([.C40]*0.3*(RANDBETWEEN(20;50)/100))" office:value-type="float" office:value="7" calcext:value-type="float">
            <text:p>7</text:p>
          </table:table-cell>
          <table:table-cell table:formula="of:=[.D40]+[.H40]*768" office:value-type="float" office:value="5804" calcext:value-type="float">
            <text:p>5804</text:p>
          </table:table-cell>
          <table:table-cell table:formula="of:=[.I40]/600" office:value-type="float" office:value="9.67333333333333" calcext:value-type="float">
            <text:p>9,67333333333333</text:p>
          </table:table-cell>
          <table:table-cell table:formula="of:=[.$J$6]*[.H40]" office:value-type="float" office:value="624288" calcext:value-type="float">
            <text:p>624288</text:p>
          </table:table-cell>
          <table:table-cell table:formula="of:=[.C40]*[.$J$4]+[.H40]*[.$J$5]" office:value-type="float" office:value="35.9936600114593" calcext:value-type="float">
            <text:p>35,9936600114593</text:p>
          </table:table-cell>
        </table:table-row>
        <table:table-row table:style-name="ro1">
          <table:table-cell office:value-type="float" office:value="43064952" calcext:value-type="float">
            <text:p>43064952</text:p>
          </table:table-cell>
          <table:table-cell office:value-type="float" office:value="34.7056034767695" calcext:value-type="float">
            <text:p>34,7056034767695</text:p>
          </table:table-cell>
          <table:table-cell office:value-type="float" office:value="107" calcext:value-type="float">
            <text:p>107</text:p>
          </table:table-cell>
          <table:table-cell office:value-type="float" office:value="428" calcext:value-type="float">
            <text:p>428</text:p>
          </table:table-cell>
          <table:table-cell office:value-type="float" office:value="0.713333333333333" calcext:value-type="float">
            <text:p>0,713333333333333</text:p>
          </table:table-cell>
          <table:table-cell office:value-type="float" office:value="0.594595952664121" calcext:value-type="float">
            <text:p>0,594595952664121</text:p>
          </table:table-cell>
          <table:table-cell/>
          <table:table-cell table:formula="of:=FLOOR([.C41]*0.3*(RANDBETWEEN(20;50)/100))" office:value-type="float" office:value="15" calcext:value-type="float">
            <text:p>15</text:p>
          </table:table-cell>
          <table:table-cell table:formula="of:=[.D41]+[.H41]*768" office:value-type="float" office:value="11948" calcext:value-type="float">
            <text:p>11948</text:p>
          </table:table-cell>
          <table:table-cell table:formula="of:=[.I41]/600" office:value-type="float" office:value="19.9133333333333" calcext:value-type="float">
            <text:p>19,9133333333333</text:p>
          </table:table-cell>
          <table:table-cell table:formula="of:=[.$J$6]*[.H41]" office:value-type="float" office:value="1337760" calcext:value-type="float">
            <text:p>1337760</text:p>
          </table:table-cell>
          <table:table-cell table:formula="of:=[.C41]*[.$J$4]+[.H41]*[.$J$5]" office:value-type="float" office:value="38.546556273667" calcext:value-type="float">
            <text:p>38,546556273667</text:p>
          </table:table-cell>
        </table:table-row>
        <table:table-row table:style-name="ro1">
          <table:table-cell office:value-type="float" office:value="43064951" calcext:value-type="float">
            <text:p>43064951</text:p>
          </table:table-cell>
          <table:table-cell office:value-type="float" office:value="34.7056034767695" calcext:value-type="float">
            <text:p>34,7056034767695</text:p>
          </table:table-cell>
          <table:table-cell office:value-type="float" office:value="107" calcext:value-type="float">
            <text:p>107</text:p>
          </table:table-cell>
          <table:table-cell office:value-type="float" office:value="428" calcext:value-type="float">
            <text:p>428</text:p>
          </table:table-cell>
          <table:table-cell office:value-type="float" office:value="0.713333333333333" calcext:value-type="float">
            <text:p>0,713333333333333</text:p>
          </table:table-cell>
          <table:table-cell office:value-type="float" office:value="0.594608272148741" calcext:value-type="float">
            <text:p>0,594608272148741</text:p>
          </table:table-cell>
          <table:table-cell/>
          <table:table-cell table:formula="of:=FLOOR([.C42]*0.3*(RANDBETWEEN(20;50)/100))" office:value-type="float" office:value="14" calcext:value-type="float">
            <text:p>14</text:p>
          </table:table-cell>
          <table:table-cell table:formula="of:=[.D42]+[.H42]*768" office:value-type="float" office:value="11180" calcext:value-type="float">
            <text:p>11180</text:p>
          </table:table-cell>
          <table:table-cell table:formula="of:=[.I42]/600" office:value-type="float" office:value="18.6333333333333" calcext:value-type="float">
            <text:p>18,6333333333333</text:p>
          </table:table-cell>
          <table:table-cell table:formula="of:=[.$J$6]*[.H42]" office:value-type="float" office:value="1248576" calcext:value-type="float">
            <text:p>1248576</text:p>
          </table:table-cell>
          <table:table-cell table:formula="of:=[.C42]*[.$J$4]+[.H42]*[.$J$5]" office:value-type="float" office:value="38.2274442408911" calcext:value-type="float">
            <text:p>38,2274442408911</text:p>
          </table:table-cell>
        </table:table-row>
        <table:table-row table:style-name="ro1">
          <table:table-cell office:value-type="float" office:value="43064947" calcext:value-type="float">
            <text:p>43064947</text:p>
          </table:table-cell>
          <table:table-cell office:value-type="float" office:value="34.7056034767695" calcext:value-type="float">
            <text:p>34,7056034767695</text:p>
          </table:table-cell>
          <table:table-cell office:value-type="float" office:value="107" calcext:value-type="float">
            <text:p>107</text:p>
          </table:table-cell>
          <table:table-cell office:value-type="float" office:value="428" calcext:value-type="float">
            <text:p>428</text:p>
          </table:table-cell>
          <table:table-cell office:value-type="float" office:value="0.713333333333333" calcext:value-type="float">
            <text:p>0,713333333333333</text:p>
          </table:table-cell>
          <table:table-cell office:value-type="float" office:value="0.594629209453986" calcext:value-type="float">
            <text:p>0,594629209453986</text:p>
          </table:table-cell>
          <table:table-cell/>
          <table:table-cell table:formula="of:=FLOOR([.C43]*0.3*(RANDBETWEEN(20;50)/100))" office:value-type="float" office:value="13" calcext:value-type="float">
            <text:p>13</text:p>
          </table:table-cell>
          <table:table-cell table:formula="of:=[.D43]+[.H43]*768" office:value-type="float" office:value="10412" calcext:value-type="float">
            <text:p>10412</text:p>
          </table:table-cell>
          <table:table-cell table:formula="of:=[.I43]/600" office:value-type="float" office:value="17.3533333333333" calcext:value-type="float">
            <text:p>17,3533333333333</text:p>
          </table:table-cell>
          <table:table-cell table:formula="of:=[.$J$6]*[.H43]" office:value-type="float" office:value="1159392" calcext:value-type="float">
            <text:p>1159392</text:p>
          </table:table-cell>
          <table:table-cell table:formula="of:=[.C43]*[.$J$4]+[.H43]*[.$J$5]" office:value-type="float" office:value="37.9083322081151" calcext:value-type="float">
            <text:p>37,9083322081151</text:p>
          </table:table-cell>
        </table:table-row>
        <table:table-row table:style-name="ro1">
          <table:table-cell table:number-columns-repeated="5"/>
          <table:table-cell table:formula="of:=AVERAGE([.F37:.F43])" office:value-type="float" office:value="0.594703222705262" calcext:value-type="float">
            <text:p>0,5947032227052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7:.B43])" office:value-type="float" office:value="243.587927206111" calcext:value-type="float">
            <text:p>243,587927206111</text:p>
          </table:table-cell>
          <table:table-cell table:formula="of:=SUM([.C37:.C43])" office:value-type="float" office:value="751" calcext:value-type="float">
            <text:p>751</text:p>
          </table:table-cell>
          <table:table-cell table:formula="of:=SUM([.D37:.D43])" office:value-type="float" office:value="3004" calcext:value-type="float">
            <text:p>3004</text:p>
          </table:table-cell>
          <table:table-cell table:formula="of:=SUM([.E37:.E43])" office:value-type="float" office:value="5.00666666666667" calcext:value-type="float">
            <text:p>5,00666666666667</text:p>
          </table:table-cell>
          <table:table-cell table:formula="of:=SUM([.F37:.F43])" office:value-type="float" office:value="4.16292255893684" calcext:value-type="float">
            <text:p>4,16292255893684</text:p>
          </table:table-cell>
          <table:table-cell/>
          <table:table-cell table:formula="of:=SUM([.H37:.H43])" office:value-type="float" office:value="75" calcext:value-type="float">
            <text:p>75</text:p>
          </table:table-cell>
          <table:table-cell table:formula="of:=SUM([.I37:.I43])" office:value-type="float" office:value="60604" calcext:value-type="float">
            <text:p>60604</text:p>
          </table:table-cell>
          <table:table-cell table:formula="of:=SUM([.J37:.J43])" office:value-type="float" office:value="101.006666666667" calcext:value-type="float">
            <text:p>101,006666666667</text:p>
          </table:table-cell>
          <table:table-cell table:formula="of:=SUM([.K37:.K43])" office:value-type="float" office:value="6688800" calcext:value-type="float">
            <text:p>6688800</text:p>
          </table:table-cell>
          <table:table-cell table:formula="of:=SUM([.L37:.L43])" office:value-type="float" office:value="260.883558647942" calcext:value-type="float">
            <text:p>260,883558647942</text:p>
          </table:table-cell>
        </table:table-row>
        <table:table-row table:style-name="ro1">
          <table:table-cell table:number-columns-repeated="9"/>
          <table:table-cell table:formula="of:=[.I45]/600" office:value-type="float" office:value="101.006666666667" calcext:value-type="float">
            <text:p>101,006666666667</text:p>
          </table:table-cell>
          <table:table-cell table:number-columns-repeated="2"/>
        </table:table-row>
      </table:table>
      <table:table table:name="CAI" table:style-name="ta1">
        <table:table-column table:style-name="co9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8" table:number-columns-repeated="2" table:default-cell-style-name="Default"/>
        <table:table-column table:style-name="co1" table:number-columns-repeated="14" table:default-cell-style-name="Default"/>
        <table:table-row table:style-name="ro1">
          <table:table-cell table:number-columns-repeated="7"/>
          <table:table-cell office:value-type="string" calcext:value-type="string">
            <text:p>f_min</text:p>
          </table:table-cell>
          <table:table-cell office:value-type="float" office:value="0.19" calcext:value-type="float">
            <text:p>0,1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f_max</text:p>
          </table:table-cell>
          <table:table-cell office:value-type="float" office:value="2.24" calcext:value-type="float">
            <text:p>2,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avgbw</text:p>
          </table:table-cell>
          <table:table-cell office:value-type="string" calcext:value-type="string">
            <text:p>avgqual</text:p>
          </table:table-cell>
          <table:table-cell office:value-type="string" calcext:value-type="string">
            <text:p>flops</text:p>
          </table:table-cell>
          <table:table-cell table:number-columns-repeated="13"/>
        </table:table-row>
        <table:table-row table:style-name="ro1">
          <table:table-cell office:value-type="float" office:value="43064962" calcext:value-type="float">
            <text:p>43064962</text:p>
          </table:table-cell>
          <table:table-cell office:value-type="float" office:value="47.3619504166667" calcext:value-type="float">
            <text:p>47,3619504166667</text:p>
          </table:table-cell>
          <table:table-cell office:value-type="float" office:value="183" calcext:value-type="float">
            <text:p>183</text:p>
          </table:table-cell>
          <table:table-cell office:value-type="float" office:value="141276" calcext:value-type="float">
            <text:p>141276</text:p>
          </table:table-cell>
          <table:table-cell office:value-type="float" office:value="235.46" calcext:value-type="float">
            <text:p>235,46</text:p>
          </table:table-cell>
          <table:table-cell office:value-type="float" office:value="0.418841102400605" calcext:value-type="float">
            <text:p>0,418841102400605</text:p>
          </table:table-cell>
          <table:table-cell office:value-type="float" office:value="16320672" calcext:value-type="float">
            <text:p>16320672</text:p>
          </table:table-cell>
          <table:table-cell table:number-columns-repeated="13"/>
        </table:table-row>
        <table:table-row table:style-name="ro1">
          <table:table-cell office:value-type="float" office:value="43064952" calcext:value-type="float">
            <text:p>43064952</text:p>
          </table:table-cell>
          <table:table-cell office:value-type="float" office:value="310.311358194444" calcext:value-type="float">
            <text:p>310,311358194444</text:p>
          </table:table-cell>
          <table:table-cell office:value-type="float" office:value="1199" calcext:value-type="float">
            <text:p>1199</text:p>
          </table:table-cell>
          <table:table-cell office:value-type="float" office:value="925628" calcext:value-type="float">
            <text:p>925628</text:p>
          </table:table-cell>
          <table:table-cell office:value-type="float" office:value="1542.71333333333" calcext:value-type="float">
            <text:p>1542,71333333333</text:p>
          </table:table-cell>
          <table:table-cell office:value-type="float" office:value="0.634129142503953" calcext:value-type="float">
            <text:p>0,634129142503953</text:p>
          </table:table-cell>
          <table:table-cell office:value-type="float" office:value="106931616" calcext:value-type="float">
            <text:p>106931616</text:p>
          </table:table-cell>
          <table:table-cell table:number-columns-repeated="13"/>
        </table:table-row>
        <table:table-row table:style-name="ro1">
          <table:table-cell office:value-type="float" office:value="43064953" calcext:value-type="float">
            <text:p>43064953</text:p>
          </table:table-cell>
          <table:table-cell office:value-type="float" office:value="28.7277404166668" calcext:value-type="float">
            <text:p>28,7277404166668</text:p>
          </table:table-cell>
          <table:table-cell office:value-type="float" office:value="111" calcext:value-type="float">
            <text:p>111</text:p>
          </table:table-cell>
          <table:table-cell office:value-type="float" office:value="85692" calcext:value-type="float">
            <text:p>85692</text:p>
          </table:table-cell>
          <table:table-cell office:value-type="float" office:value="142.82" calcext:value-type="float">
            <text:p>142,82</text:p>
          </table:table-cell>
          <table:table-cell office:value-type="float" office:value="0.358831219280719" calcext:value-type="float">
            <text:p>0,358831219280719</text:p>
          </table:table-cell>
          <table:table-cell office:value-type="float" office:value="9899424" calcext:value-type="float">
            <text:p>9899424</text:p>
          </table:table-cell>
          <table:table-cell table:number-columns-repeated="13"/>
        </table:table-row>
        <table:table-row table:style-name="ro1">
          <table:table-cell office:value-type="float" office:value="43064947" calcext:value-type="float">
            <text:p>43064947</text:p>
          </table:table-cell>
          <table:table-cell office:value-type="float" office:value="295.81808375" calcext:value-type="float">
            <text:p>295,81808375</text:p>
          </table:table-cell>
          <table:table-cell office:value-type="float" office:value="1143" calcext:value-type="float">
            <text:p>1143</text:p>
          </table:table-cell>
          <table:table-cell office:value-type="float" office:value="882396" calcext:value-type="float">
            <text:p>882396</text:p>
          </table:table-cell>
          <table:table-cell office:value-type="float" office:value="1470.66" calcext:value-type="float">
            <text:p>1470,66</text:p>
          </table:table-cell>
          <table:table-cell office:value-type="float" office:value="0.614183370656929" calcext:value-type="float">
            <text:p>0,614183370656929</text:p>
          </table:table-cell>
          <table:table-cell office:value-type="float" office:value="101937312" calcext:value-type="float">
            <text:p>101937312</text:p>
          </table:table-cell>
          <table:table-cell table:number-columns-repeated="13"/>
        </table:table-row>
        <table:table-row table:style-name="ro1">
          <table:table-cell office:value-type="float" office:value="43043746" calcext:value-type="float">
            <text:p>43043746</text:p>
          </table:table-cell>
          <table:table-cell office:value-type="float" office:value="49.6912266666667" calcext:value-type="float">
            <text:p>49,6912266666667</text:p>
          </table:table-cell>
          <table:table-cell office:value-type="float" office:value="192" calcext:value-type="float">
            <text:p>192</text:p>
          </table:table-cell>
          <table:table-cell office:value-type="float" office:value="148224" calcext:value-type="float">
            <text:p>148224</text:p>
          </table:table-cell>
          <table:table-cell office:value-type="float" office:value="247.04" calcext:value-type="float">
            <text:p>247,04</text:p>
          </table:table-cell>
          <table:table-cell office:value-type="float" office:value="0.477723190664477" calcext:value-type="float">
            <text:p>0,477723190664477</text:p>
          </table:table-cell>
          <table:table-cell office:value-type="float" office:value="17123328" calcext:value-type="float">
            <text:p>17123328</text:p>
          </table:table-cell>
          <table:table-cell table:number-columns-repeated="13"/>
        </table:table-row>
        <table:table-row table:style-name="ro1">
          <table:table-cell office:value-type="float" office:value="43064954" calcext:value-type="float">
            <text:p>43064954</text:p>
          </table:table-cell>
          <table:table-cell office:value-type="float" office:value="241.985921527781" calcext:value-type="float">
            <text:p>241,985921527781</text:p>
          </table:table-cell>
          <table:table-cell office:value-type="float" office:value="935" calcext:value-type="float">
            <text:p>935</text:p>
          </table:table-cell>
          <table:table-cell office:value-type="float" office:value="721820" calcext:value-type="float">
            <text:p>721820</text:p>
          </table:table-cell>
          <table:table-cell office:value-type="float" office:value="1203.03333333333" calcext:value-type="float">
            <text:p>1203,03333333333</text:p>
          </table:table-cell>
          <table:table-cell office:value-type="float" office:value="0.637253876371761" calcext:value-type="float">
            <text:p>0,637253876371761</text:p>
          </table:table-cell>
          <table:table-cell office:value-type="float" office:value="83387040" calcext:value-type="float">
            <text:p>83387040</text:p>
          </table:table-cell>
          <table:table-cell table:number-columns-repeated="13"/>
        </table:table-row>
        <table:table-row table:style-name="ro1">
          <table:table-cell office:value-type="float" office:value="43064951" calcext:value-type="float">
            <text:p>43064951</text:p>
          </table:table-cell>
          <table:table-cell office:value-type="float" office:value="28.7277404166668" calcext:value-type="float">
            <text:p>28,7277404166668</text:p>
          </table:table-cell>
          <table:table-cell office:value-type="float" office:value="111" calcext:value-type="float">
            <text:p>111</text:p>
          </table:table-cell>
          <table:table-cell office:value-type="float" office:value="85692" calcext:value-type="float">
            <text:p>85692</text:p>
          </table:table-cell>
          <table:table-cell office:value-type="float" office:value="142.82" calcext:value-type="float">
            <text:p>142,82</text:p>
          </table:table-cell>
          <table:table-cell office:value-type="float" office:value="0.359048840365131" calcext:value-type="float">
            <text:p>0,359048840365131</text:p>
          </table:table-cell>
          <table:table-cell office:value-type="float" office:value="9899424" calcext:value-type="float">
            <text:p>9899424</text:p>
          </table:table-cell>
          <table:table-cell table:number-columns-repeated="13"/>
        </table:table-row>
        <table:table-row table:style-name="ro1">
          <table:table-cell office:value-type="float" office:value="43064955" calcext:value-type="float">
            <text:p>43064955</text:p>
          </table:table-cell>
          <table:table-cell office:value-type="float" office:value="28.2101234722223" calcext:value-type="float">
            <text:p>28,2101234722223</text:p>
          </table:table-cell>
          <table:table-cell office:value-type="float" office:value="109" calcext:value-type="float">
            <text:p>109</text:p>
          </table:table-cell>
          <table:table-cell office:value-type="float" office:value="84148" calcext:value-type="float">
            <text:p>84148</text:p>
          </table:table-cell>
          <table:table-cell office:value-type="float" office:value="140.246666666667" calcext:value-type="float">
            <text:p>140,246666666667</text:p>
          </table:table-cell>
          <table:table-cell office:value-type="float" office:value="0.358409056711898" calcext:value-type="float">
            <text:p>0,358409056711898</text:p>
          </table:table-cell>
          <table:table-cell office:value-type="float" office:value="9721056" calcext:value-type="float">
            <text:p>9721056</text:p>
          </table:table-cell>
          <table:table-cell table:number-columns-repeated="1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avgbw</text:p>
          </table:table-cell>
          <table:table-cell office:value-type="string" calcext:value-type="string">
            <text:p>avgqual</text:p>
          </table:table-cell>
          <table:table-cell office:value-type="string" calcext:value-type="string">
            <text:p>flops</text:p>
          </table:table-cell>
          <table:table-cell table:number-columns-repeated="13"/>
        </table:table-row>
        <table:table-row table:style-name="ro1">
          <table:table-cell office:value-type="float" office:value="43064953" calcext:value-type="float">
            <text:p>43064953</text:p>
          </table:table-cell>
          <table:table-cell office:value-type="float" office:value="28.7277404166668" calcext:value-type="float">
            <text:p>28,7277404166668</text:p>
          </table:table-cell>
          <table:table-cell office:value-type="float" office:value="111" calcext:value-type="float">
            <text:p>111</text:p>
          </table:table-cell>
          <table:table-cell office:value-type="float" office:value="85692" calcext:value-type="float">
            <text:p>85692</text:p>
          </table:table-cell>
          <table:table-cell office:value-type="float" office:value="142.82" calcext:value-type="float">
            <text:p>142,82</text:p>
          </table:table-cell>
          <table:table-cell office:value-type="float" office:value="0.358829306161423" calcext:value-type="float">
            <text:p>0,358829306161423</text:p>
          </table:table-cell>
          <table:table-cell office:value-type="float" office:value="9899424" calcext:value-type="float">
            <text:p>9899424</text:p>
          </table:table-cell>
          <table:table-cell table:number-columns-repeated="13"/>
        </table:table-row>
        <table:table-row table:style-name="ro1">
          <table:table-cell office:value-type="float" office:value="43064955" calcext:value-type="float">
            <text:p>43064955</text:p>
          </table:table-cell>
          <table:table-cell office:value-type="float" office:value="28.986548888889" calcext:value-type="float">
            <text:p>28,986548888889</text:p>
          </table:table-cell>
          <table:table-cell office:value-type="float" office:value="112" calcext:value-type="float">
            <text:p>112</text:p>
          </table:table-cell>
          <table:table-cell office:value-type="float" office:value="86464" calcext:value-type="float">
            <text:p>86464</text:p>
          </table:table-cell>
          <table:table-cell office:value-type="float" office:value="144.106666666667" calcext:value-type="float">
            <text:p>144,106666666667</text:p>
          </table:table-cell>
          <table:table-cell office:value-type="float" office:value="0.35925262292088" calcext:value-type="float">
            <text:p>0,35925262292088</text:p>
          </table:table-cell>
          <table:table-cell office:value-type="float" office:value="9988608" calcext:value-type="float">
            <text:p>9988608</text:p>
          </table:table-cell>
          <table:table-cell table:number-columns-repeated="13"/>
        </table:table-row>
        <table:table-row table:style-name="ro1">
          <table:table-cell office:value-type="float" office:value="43064951" calcext:value-type="float">
            <text:p>43064951</text:p>
          </table:table-cell>
          <table:table-cell office:value-type="float" office:value="28.7277404166668" calcext:value-type="float">
            <text:p>28,7277404166668</text:p>
          </table:table-cell>
          <table:table-cell office:value-type="float" office:value="111" calcext:value-type="float">
            <text:p>111</text:p>
          </table:table-cell>
          <table:table-cell office:value-type="float" office:value="85692" calcext:value-type="float">
            <text:p>85692</text:p>
          </table:table-cell>
          <table:table-cell office:value-type="float" office:value="142.82" calcext:value-type="float">
            <text:p>142,82</text:p>
          </table:table-cell>
          <table:table-cell office:value-type="float" office:value="0.358785422916385" calcext:value-type="float">
            <text:p>0,358785422916385</text:p>
          </table:table-cell>
          <table:table-cell office:value-type="float" office:value="9899424" calcext:value-type="float">
            <text:p>9899424</text:p>
          </table:table-cell>
          <table:table-cell table:number-columns-repeated="13"/>
        </table:table-row>
        <table:table-row table:style-name="ro1">
          <table:table-cell office:value-type="float" office:value="43064947" calcext:value-type="float">
            <text:p>43064947</text:p>
          </table:table-cell>
          <table:table-cell office:value-type="float" office:value="292.971190555556" calcext:value-type="float">
            <text:p>292,971190555556</text:p>
          </table:table-cell>
          <table:table-cell office:value-type="float" office:value="1132" calcext:value-type="float">
            <text:p>1132</text:p>
          </table:table-cell>
          <table:table-cell office:value-type="float" office:value="873904" calcext:value-type="float">
            <text:p>873904</text:p>
          </table:table-cell>
          <table:table-cell office:value-type="float" office:value="1456.50666666667" calcext:value-type="float">
            <text:p>1456,50666666667</text:p>
          </table:table-cell>
          <table:table-cell office:value-type="float" office:value="0.613650633716248" calcext:value-type="float">
            <text:p>0,613650633716248</text:p>
          </table:table-cell>
          <table:table-cell office:value-type="float" office:value="100956288" calcext:value-type="float">
            <text:p>100956288</text:p>
          </table:table-cell>
          <table:table-cell table:number-columns-repeated="13"/>
        </table:table-row>
        <table:table-row table:style-name="ro1">
          <table:table-cell office:value-type="float" office:value="43043746" calcext:value-type="float">
            <text:p>43043746</text:p>
          </table:table-cell>
          <table:table-cell office:value-type="float" office:value="42.7033979166667" calcext:value-type="float">
            <text:p>42,7033979166667</text:p>
          </table:table-cell>
          <table:table-cell office:value-type="float" office:value="165" calcext:value-type="float">
            <text:p>165</text:p>
          </table:table-cell>
          <table:table-cell office:value-type="float" office:value="127380" calcext:value-type="float">
            <text:p>127380</text:p>
          </table:table-cell>
          <table:table-cell office:value-type="float" office:value="212.3" calcext:value-type="float">
            <text:p>212,3</text:p>
          </table:table-cell>
          <table:table-cell office:value-type="float" office:value="0.418982265098218" calcext:value-type="float">
            <text:p>0,418982265098218</text:p>
          </table:table-cell>
          <table:table-cell office:value-type="float" office:value="14715360" calcext:value-type="float">
            <text:p>14715360</text:p>
          </table:table-cell>
          <table:table-cell table:number-columns-repeated="13"/>
        </table:table-row>
        <table:table-row table:style-name="ro1">
          <table:table-cell office:value-type="float" office:value="43064954" calcext:value-type="float">
            <text:p>43064954</text:p>
          </table:table-cell>
          <table:table-cell office:value-type="float" office:value="327.133908888887" calcext:value-type="float">
            <text:p>327,133908888887</text:p>
          </table:table-cell>
          <table:table-cell office:value-type="float" office:value="1264" calcext:value-type="float">
            <text:p>1264</text:p>
          </table:table-cell>
          <table:table-cell office:value-type="float" office:value="975808" calcext:value-type="float">
            <text:p>975808</text:p>
          </table:table-cell>
          <table:table-cell office:value-type="float" office:value="1626.34666666667" calcext:value-type="float">
            <text:p>1626,34666666667</text:p>
          </table:table-cell>
          <table:table-cell office:value-type="float" office:value="0.646140496052554" calcext:value-type="float">
            <text:p>0,646140496052554</text:p>
          </table:table-cell>
          <table:table-cell office:value-type="float" office:value="112728576" calcext:value-type="float">
            <text:p>112728576</text:p>
          </table:table-cell>
          <table:table-cell table:number-columns-repeated="13"/>
        </table:table-row>
        <table:table-row table:style-name="ro1">
          <table:table-cell office:value-type="float" office:value="43064952" calcext:value-type="float">
            <text:p>43064952</text:p>
          </table:table-cell>
          <table:table-cell office:value-type="float" office:value="305.652805694444" calcext:value-type="float">
            <text:p>305,652805694444</text:p>
          </table:table-cell>
          <table:table-cell office:value-type="float" office:value="1181" calcext:value-type="float">
            <text:p>1181</text:p>
          </table:table-cell>
          <table:table-cell office:value-type="float" office:value="911732" calcext:value-type="float">
            <text:p>911732</text:p>
          </table:table-cell>
          <table:table-cell office:value-type="float" office:value="1519.55333333333" calcext:value-type="float">
            <text:p>1519,55333333333</text:p>
          </table:table-cell>
          <table:table-cell office:value-type="float" office:value="0.632374449206795" calcext:value-type="float">
            <text:p>0,632374449206795</text:p>
          </table:table-cell>
          <table:table-cell office:value-type="float" office:value="105326304" calcext:value-type="float">
            <text:p>105326304</text:p>
          </table:table-cell>
          <table:table-cell table:number-columns-repeated="13"/>
        </table:table-row>
        <table:table-row table:style-name="ro1">
          <table:table-cell office:value-type="float" office:value="43064962" calcext:value-type="float">
            <text:p>43064962</text:p>
          </table:table-cell>
          <table:table-cell office:value-type="float" office:value="61.0787994444444" calcext:value-type="float">
            <text:p>61,0787994444444</text:p>
          </table:table-cell>
          <table:table-cell office:value-type="float" office:value="236" calcext:value-type="float">
            <text:p>236</text:p>
          </table:table-cell>
          <table:table-cell office:value-type="float" office:value="182192" calcext:value-type="float">
            <text:p>182192</text:p>
          </table:table-cell>
          <table:table-cell office:value-type="float" office:value="303.653333333333" calcext:value-type="float">
            <text:p>303,653333333333</text:p>
          </table:table-cell>
          <table:table-cell office:value-type="float" office:value="0.49876810642509" calcext:value-type="float">
            <text:p>0,49876810642509</text:p>
          </table:table-cell>
          <table:table-cell office:value-type="float" office:value="21047424" calcext:value-type="float">
            <text:p>21047424</text:p>
          </table:table-cell>
          <table:table-cell table:number-columns-repeated="13"/>
        </table:table-row>
        <table:table-row table:style-name="ro1">
          <table:table-cell/>
          <table:table-cell table:formula="of:=AVERAGE([.B15:.B22])" office:value-type="float" office:value="139.497766527778" calcext:value-type="float">
            <text:p>139,497766527778</text:p>
          </table:table-cell>
          <table:table-cell table:formula="of:=AVERAGE([.C15:.C22])" office:value-type="float" office:value="539" calcext:value-type="float">
            <text:p>539</text:p>
          </table:table-cell>
          <table:table-cell table:formula="of:=AVERAGE([.D15:.D22])" office:value-type="float" office:value="416108" calcext:value-type="float">
            <text:p>416108</text:p>
          </table:table-cell>
          <table:table-cell table:formula="of:=AVERAGE([.E15:.E22])" office:value-type="float" office:value="693.513333333334" calcext:value-type="float">
            <text:p>693,513333333334</text:p>
          </table:table-cell>
          <table:table-cell table:formula="of:=AVERAGE([.F15:.F22])" office:value-type="float" office:value="0.485847912812199" calcext:value-type="float">
            <text:p>0,485847912812199</text:p>
          </table:table-cell>
          <table:table-cell table:formula="of:=AVERAGE([.G15:.G22])" office:value-type="float" office:value="48070176" calcext:value-type="float">
            <text:p>48070176</text:p>
          </table:table-cell>
          <table:table-cell table:number-columns-repeated="1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choice </text:p>
          </table:table-cell>
          <table:table-cell office:value-type="string" calcext:value-type="string">
            <text:p>4,5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avgbw</text:p>
          </table:table-cell>
          <table:table-cell office:value-type="string" calcext:value-type="string">
            <text:p>avgqual</text:p>
          </table:table-cell>
          <table:table-cell office:value-type="string" calcext:value-type="string">
            <text:p>flops</text:p>
          </table:table-cell>
          <table:table-cell table:number-columns-repeated="13"/>
        </table:table-row>
        <table:table-row table:style-name="ro1">
          <table:table-cell office:value-type="float" office:value="43064954" calcext:value-type="float">
            <text:p>43064954</text:p>
          </table:table-cell>
          <table:table-cell office:value-type="float" office:value="261.65536541667" calcext:value-type="float">
            <text:p>261,65536541667</text:p>
          </table:table-cell>
          <table:table-cell office:value-type="float" office:value="1011" calcext:value-type="float">
            <text:p>1011</text:p>
          </table:table-cell>
          <table:table-cell office:value-type="float" office:value="780492" calcext:value-type="float">
            <text:p>780492</text:p>
          </table:table-cell>
          <table:table-cell office:value-type="float" office:value="1300.82" calcext:value-type="float">
            <text:p>1300,82</text:p>
          </table:table-cell>
          <table:table-cell office:value-type="float" office:value="0.640694203791987" calcext:value-type="float">
            <text:p>0,640694203791987</text:p>
          </table:table-cell>
          <table:table-cell office:value-type="float" office:value="90165024" calcext:value-type="float">
            <text:p>90165024</text:p>
          </table:table-cell>
          <table:table-cell table:number-columns-repeated="13"/>
        </table:table-row>
        <table:table-row table:style-name="ro1">
          <table:table-cell office:value-type="float" office:value="43064962" calcext:value-type="float">
            <text:p>43064962</text:p>
          </table:table-cell>
          <table:table-cell office:value-type="float" office:value="140.274191944446" calcext:value-type="float">
            <text:p>140,274191944446</text:p>
          </table:table-cell>
          <table:table-cell office:value-type="float" office:value="542" calcext:value-type="float">
            <text:p>542</text:p>
          </table:table-cell>
          <table:table-cell office:value-type="float" office:value="418424" calcext:value-type="float">
            <text:p>418424</text:p>
          </table:table-cell>
          <table:table-cell office:value-type="float" office:value="697.373333333333" calcext:value-type="float">
            <text:p>697,373333333333</text:p>
          </table:table-cell>
          <table:table-cell office:value-type="float" office:value="0.585473251034892" calcext:value-type="float">
            <text:p>0,585473251034892</text:p>
          </table:table-cell>
          <table:table-cell office:value-type="float" office:value="48337728" calcext:value-type="float">
            <text:p>48337728</text:p>
          </table:table-cell>
          <table:table-cell table:number-columns-repeated="13"/>
        </table:table-row>
        <table:table-row table:style-name="ro1">
          <table:table-cell office:value-type="float" office:value="43064952" calcext:value-type="float">
            <text:p>43064952</text:p>
          </table:table-cell>
          <table:table-cell office:value-type="float" office:value="207.305586250003" calcext:value-type="float">
            <text:p>207,305586250003</text:p>
          </table:table-cell>
          <table:table-cell office:value-type="float" office:value="801" calcext:value-type="float">
            <text:p>801</text:p>
          </table:table-cell>
          <table:table-cell office:value-type="float" office:value="618372" calcext:value-type="float">
            <text:p>618372</text:p>
          </table:table-cell>
          <table:table-cell office:value-type="float" office:value="1030.62" calcext:value-type="float">
            <text:p>1030,62</text:p>
          </table:table-cell>
          <table:table-cell office:value-type="float" office:value="0.62190154445646" calcext:value-type="float">
            <text:p>0,62190154445646</text:p>
          </table:table-cell>
          <table:table-cell office:value-type="float" office:value="71436384" calcext:value-type="float">
            <text:p>71436384</text:p>
          </table:table-cell>
          <table:table-cell table:number-columns-repeated="13"/>
        </table:table-row>
        <table:table-row table:style-name="ro1">
          <table:table-cell office:value-type="float" office:value="43064947" calcext:value-type="float">
            <text:p>43064947</text:p>
          </table:table-cell>
          <table:table-cell office:value-type="float" office:value="192.294694861114" calcext:value-type="float">
            <text:p>192,294694861114</text:p>
          </table:table-cell>
          <table:table-cell office:value-type="float" office:value="743" calcext:value-type="float">
            <text:p>743</text:p>
          </table:table-cell>
          <table:table-cell office:value-type="float" office:value="573596" calcext:value-type="float">
            <text:p>573596</text:p>
          </table:table-cell>
          <table:table-cell office:value-type="float" office:value="955.993333333333" calcext:value-type="float">
            <text:p>955,993333333333</text:p>
          </table:table-cell>
          <table:table-cell office:value-type="float" office:value="0.596675347891007" calcext:value-type="float">
            <text:p>0,596675347891007</text:p>
          </table:table-cell>
          <table:table-cell office:value-type="float" office:value="66263712" calcext:value-type="float">
            <text:p>66263712</text:p>
          </table:table-cell>
          <table:table-cell table:number-columns-repeated="6"/>
          <table:table-cell table:style-name="ce4" table:number-columns-repeated="7"/>
        </table:table-row>
        <table:table-row table:style-name="ro1">
          <table:table-cell office:value-type="float" office:value="43064951" calcext:value-type="float">
            <text:p>43064951</text:p>
          </table:table-cell>
          <table:table-cell office:value-type="float" office:value="197.988481250003" calcext:value-type="float">
            <text:p>197,988481250003</text:p>
          </table:table-cell>
          <table:table-cell office:value-type="float" office:value="765" calcext:value-type="float">
            <text:p>765</text:p>
          </table:table-cell>
          <table:table-cell office:value-type="float" office:value="590580" calcext:value-type="float">
            <text:p>590580</text:p>
          </table:table-cell>
          <table:table-cell office:value-type="float" office:value="984.3" calcext:value-type="float">
            <text:p>984,3</text:p>
          </table:table-cell>
          <table:table-cell office:value-type="float" office:value="0.629821431750824" calcext:value-type="float">
            <text:p>0,629821431750824</text:p>
          </table:table-cell>
          <table:table-cell office:value-type="float" office:value="68225760" calcext:value-type="float">
            <text:p>68225760</text:p>
          </table:table-cell>
          <table:table-cell table:number-columns-repeated="13"/>
        </table:table-row>
        <table:table-row table:style-name="ro1">
          <table:table-cell office:value-type="float" office:value="43064953" calcext:value-type="float">
            <text:p>43064953</text:p>
          </table:table-cell>
          <table:table-cell office:value-type="float" office:value="199.800140555558" calcext:value-type="float">
            <text:p>199,800140555558</text:p>
          </table:table-cell>
          <table:table-cell office:value-type="float" office:value="772" calcext:value-type="float">
            <text:p>772</text:p>
          </table:table-cell>
          <table:table-cell office:value-type="float" office:value="595984" calcext:value-type="float">
            <text:p>595984</text:p>
          </table:table-cell>
          <table:table-cell office:value-type="float" office:value="993.306666666667" calcext:value-type="float">
            <text:p>993,306666666667</text:p>
          </table:table-cell>
          <table:table-cell office:value-type="float" office:value="0.613217863696763" calcext:value-type="float">
            <text:p>0,613217863696763</text:p>
          </table:table-cell>
          <table:table-cell office:value-type="float" office:value="68850048" calcext:value-type="float">
            <text:p>68850048</text:p>
          </table:table-cell>
          <table:table-cell table:number-columns-repeated="13"/>
        </table:table-row>
        <table:table-row table:style-name="ro1">
          <table:table-cell office:value-type="float" office:value="43043746" calcext:value-type="float">
            <text:p>43043746</text:p>
          </table:table-cell>
          <table:table-cell office:value-type="float" office:value="227.751455555559" calcext:value-type="float">
            <text:p>227,751455555559</text:p>
          </table:table-cell>
          <table:table-cell office:value-type="float" office:value="880" calcext:value-type="float">
            <text:p>880</text:p>
          </table:table-cell>
          <table:table-cell office:value-type="float" office:value="679360" calcext:value-type="float">
            <text:p>679360</text:p>
          </table:table-cell>
          <table:table-cell office:value-type="float" office:value="1132.26666666667" calcext:value-type="float">
            <text:p>1132,26666666667</text:p>
          </table:table-cell>
          <table:table-cell office:value-type="float" office:value="0.634599987445361" calcext:value-type="float">
            <text:p>0,634599987445361</text:p>
          </table:table-cell>
          <table:table-cell office:value-type="float" office:value="78481920" calcext:value-type="float">
            <text:p>78481920</text:p>
          </table:table-cell>
          <table:table-cell table:number-columns-repeated="13"/>
        </table:table-row>
        <table:table-row table:style-name="ro1">
          <table:table-cell office:value-type="float" office:value="43064955" calcext:value-type="float">
            <text:p>43064955</text:p>
          </table:table-cell>
          <table:table-cell office:value-type="float" office:value="277.183873750002" calcext:value-type="float">
            <text:p>277,183873750002</text:p>
          </table:table-cell>
          <table:table-cell office:value-type="float" office:value="1071" calcext:value-type="float">
            <text:p>1071</text:p>
          </table:table-cell>
          <table:table-cell office:value-type="float" office:value="826812" calcext:value-type="float">
            <text:p>826812</text:p>
          </table:table-cell>
          <table:table-cell office:value-type="float" office:value="1378.02" calcext:value-type="float">
            <text:p>1378,02</text:p>
          </table:table-cell>
          <table:table-cell office:value-type="float" office:value="0.641886595754375" calcext:value-type="float">
            <text:p>0,641886595754375</text:p>
          </table:table-cell>
          <table:table-cell office:value-type="float" office:value="95516064" calcext:value-type="float">
            <text:p>955160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8:.B35])" office:value-type="float" office:value="213.031723697919" calcext:value-type="float">
            <text:p>213,031723697919</text:p>
          </table:table-cell>
          <table:table-cell table:formula="of:=AVERAGE([.C28:.C35])" office:value-type="float" office:value="823.125" calcext:value-type="float">
            <text:p>823,125</text:p>
          </table:table-cell>
          <table:table-cell table:formula="of:=AVERAGE([.D28:.D35])" office:value-type="float" office:value="635452.5" calcext:value-type="float">
            <text:p>635452,5</text:p>
          </table:table-cell>
          <table:table-cell table:formula="of:=AVERAGE([.E28:.E35])" office:value-type="float" office:value="1059.0875" calcext:value-type="float">
            <text:p>1059,0875</text:p>
          </table:table-cell>
          <table:table-cell table:formula="of:=AVERAGE([.F28:.F35])" office:value-type="float" office:value="0.620533778227709" calcext:value-type="float">
            <text:p>0,620533778227709</text:p>
          </table:table-cell>
          <table:table-cell table:formula="of:=AVERAGE([.G28:.G35])" office:value-type="float" office:value="73409580" calcext:value-type="float">
            <text:p>734095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8:.B35])" office:value-type="float" office:value="1704.25378958336" calcext:value-type="float">
            <text:p>1704,25378958336</text:p>
          </table:table-cell>
          <table:table-cell table:formula="of:=SUM([.C28:.C35])" office:value-type="float" office:value="6585" calcext:value-type="float">
            <text:p>6585</text:p>
          </table:table-cell>
          <table:table-cell table:formula="of:=SUM([.D28:.D35])" office:value-type="float" office:value="5083620" calcext:value-type="float">
            <text:p>5083620</text:p>
          </table:table-cell>
          <table:table-cell table:formula="of:=SUM([.E28:.E35])" office:value-type="float" office:value="8472.7" calcext:value-type="float">
            <text:p>8472,7</text:p>
          </table:table-cell>
          <table:table-cell table:formula="of:=SUM([.F28:.F35])" office:value-type="float" office:value="4.96427022582167" calcext:value-type="float">
            <text:p>4,96427022582167</text:p>
          </table:table-cell>
          <table:table-cell table:formula="of:=SUM([.G28:.G35])" office:value-type="float" office:value="587276640" calcext:value-type="float">
            <text:p>587276640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hoice</text:p>
          </table:table-cell>
          <table:table-cell office:value-type="string" calcext:value-type="string">
            <text:p>5,6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avgbw</text:p>
          </table:table-cell>
          <table:table-cell office:value-type="string" calcext:value-type="string">
            <text:p>avgqual</text:p>
          </table:table-cell>
          <table:table-cell office:value-type="string" calcext:value-type="string">
            <text:p>flops</text:p>
          </table:table-cell>
          <table:table-cell table:number-columns-repeated="6"/>
          <table:table-cell table:style-name="ce4"/>
          <table:table-cell table:number-columns-repeated="6"/>
        </table:table-row>
        <table:table-row table:style-name="ro1">
          <table:table-cell office:value-type="float" office:value="43064953" calcext:value-type="float">
            <text:p>43064953</text:p>
          </table:table-cell>
          <table:table-cell office:value-type="float" office:value="230.080731805559" calcext:value-type="float">
            <text:p>230,080731805559</text:p>
          </table:table-cell>
          <table:table-cell office:value-type="float" office:value="889" calcext:value-type="float">
            <text:p>889</text:p>
          </table:table-cell>
          <table:table-cell office:value-type="float" office:value="686308" calcext:value-type="float">
            <text:p>686308</text:p>
          </table:table-cell>
          <table:table-cell office:value-type="float" office:value="1143.84666666667" calcext:value-type="float">
            <text:p>1143,84666666667</text:p>
          </table:table-cell>
          <table:table-cell office:value-type="float" office:value="0.618497367933854" calcext:value-type="float">
            <text:p>0,618497367933854</text:p>
          </table:table-cell>
          <table:table-cell office:value-type="float" office:value="79284576" calcext:value-type="float">
            <text:p>79284576</text:p>
          </table:table-cell>
          <table:table-cell/>
          <table:table-cell office:value-type="string" calcext:value-type="string">
            <text:p>Consumption</text:p>
          </table:table-cell>
          <table:table-cell office:value-type="string" calcext:value-type="string">
            <text:p>sum</text:p>
          </table:table-cell>
          <table:table-cell table:number-columns-repeated="10"/>
        </table:table-row>
        <table:table-row table:style-name="ro1">
          <table:table-cell office:value-type="float" office:value="43064947" calcext:value-type="float">
            <text:p>43064947</text:p>
          </table:table-cell>
          <table:table-cell office:value-type="float" office:value="233.186433472226" calcext:value-type="float">
            <text:p>233,186433472226</text:p>
          </table:table-cell>
          <table:table-cell office:value-type="float" office:value="901" calcext:value-type="float">
            <text:p>901</text:p>
          </table:table-cell>
          <table:table-cell office:value-type="float" office:value="695572" calcext:value-type="float">
            <text:p>695572</text:p>
          </table:table-cell>
          <table:table-cell office:value-type="float" office:value="1159.28666666667" calcext:value-type="float">
            <text:p>1159,28666666667</text:p>
          </table:table-cell>
          <table:table-cell office:value-type="float" office:value="0.601674084899628" calcext:value-type="float">
            <text:p>0,601674084899628</text:p>
          </table:table-cell>
          <table:table-cell office:value-type="float" office:value="80354784" calcext:value-type="float">
            <text:p>80354784</text:p>
          </table:table-cell>
          <table:table-cell/>
          <table:table-cell office:value-type="string" calcext:value-type="string">
            <text:p>event </text:p>
          </table:table-cell>
          <table:table-cell table:formula="of:=[.B50]" office:value-type="float" office:value="1992.56642763891" calcext:value-type="float">
            <text:p>1992,56642763891</text:p>
          </table:table-cell>
          <table:table-cell table:formula="of:=[.J42]/3600" office:value-type="float" office:value="0.553490674344142" calcext:value-type="float">
            <text:p>0,553490674344142</text:p>
          </table:table-cell>
          <table:table-cell table:number-columns-repeated="9"/>
        </table:table-row>
        <table:table-row table:style-name="ro1">
          <table:table-cell office:value-type="float" office:value="43064952" calcext:value-type="float">
            <text:p>43064952</text:p>
          </table:table-cell>
          <table:table-cell office:value-type="float" office:value="251.820643472226" calcext:value-type="float">
            <text:p>251,820643472226</text:p>
          </table:table-cell>
          <table:table-cell office:value-type="float" office:value="973" calcext:value-type="float">
            <text:p>973</text:p>
          </table:table-cell>
          <table:table-cell office:value-type="float" office:value="751156" calcext:value-type="float">
            <text:p>751156</text:p>
          </table:table-cell>
          <table:table-cell office:value-type="float" office:value="1251.92666666667" calcext:value-type="float">
            <text:p>1251,92666666667</text:p>
          </table:table-cell>
          <table:table-cell office:value-type="float" office:value="0.628012400685098" calcext:value-type="float">
            <text:p>0,628012400685098</text:p>
          </table:table-cell>
          <table:table-cell office:value-type="float" office:value="86776032" calcext:value-type="float">
            <text:p>86776032</text:p>
          </table:table-cell>
          <table:table-cell/>
          <table:table-cell office:value-type="string" calcext:value-type="string">
            <text:p>no event</text:p>
          </table:table-cell>
          <table:table-cell table:formula="of:=[.B64]" office:value-type="float" office:value="256.220387500001" calcext:value-type="float">
            <text:p>256,220387500001</text:p>
          </table:table-cell>
          <table:table-cell table:formula="of:=[.J43]/3600" office:value-type="float" office:value="0.0711723298611114" calcext:value-type="float">
            <text:p>0,071172329861111</text:p>
          </table:table-cell>
          <table:table-cell table:number-columns-repeated="9"/>
        </table:table-row>
        <table:table-row table:style-name="ro1">
          <table:table-cell office:value-type="float" office:value="43064955" calcext:value-type="float">
            <text:p>43064955</text:p>
          </table:table-cell>
          <table:table-cell office:value-type="float" office:value="281.324809305557" calcext:value-type="float">
            <text:p>281,324809305557</text:p>
          </table:table-cell>
          <table:table-cell office:value-type="float" office:value="1087" calcext:value-type="float">
            <text:p>1087</text:p>
          </table:table-cell>
          <table:table-cell office:value-type="float" office:value="839164" calcext:value-type="float">
            <text:p>839164</text:p>
          </table:table-cell>
          <table:table-cell office:value-type="float" office:value="1398.60666666667" calcext:value-type="float">
            <text:p>1398,60666666667</text:p>
          </table:table-cell>
          <table:table-cell office:value-type="float" office:value="0.642758928366435" calcext:value-type="float">
            <text:p>0,642758928366435</text:p>
          </table:table-cell>
          <table:table-cell office:value-type="float" office:value="96943008" calcext:value-type="float">
            <text:p>96943008</text:p>
          </table:table-cell>
          <table:table-cell table:number-columns-repeated="13"/>
        </table:table-row>
        <table:table-row table:style-name="ro1">
          <table:table-cell office:value-type="float" office:value="43043746" calcext:value-type="float">
            <text:p>43043746</text:p>
          </table:table-cell>
          <table:table-cell office:value-type="float" office:value="245.091623194448" calcext:value-type="float">
            <text:p>245,091623194448</text:p>
          </table:table-cell>
          <table:table-cell office:value-type="float" office:value="947" calcext:value-type="float">
            <text:p>947</text:p>
          </table:table-cell>
          <table:table-cell office:value-type="float" office:value="731084" calcext:value-type="float">
            <text:p>731084</text:p>
          </table:table-cell>
          <table:table-cell office:value-type="float" office:value="1218.47333333333" calcext:value-type="float">
            <text:p>1218,47333333333</text:p>
          </table:table-cell>
          <table:table-cell office:value-type="float" office:value="0.639033833005409" calcext:value-type="float">
            <text:p>0,639033833005409</text:p>
          </table:table-cell>
          <table:table-cell office:value-type="float" office:value="84457248" calcext:value-type="float">
            <text:p>84457248</text:p>
          </table:table-cell>
          <table:table-cell table:number-columns-repeated="13"/>
        </table:table-row>
        <table:table-row table:style-name="ro1">
          <table:table-cell office:value-type="float" office:value="43064951" calcext:value-type="float">
            <text:p>43064951</text:p>
          </table:table-cell>
          <table:table-cell office:value-type="float" office:value="294.524041388889" calcext:value-type="float">
            <text:p>294,524041388889</text:p>
          </table:table-cell>
          <table:table-cell office:value-type="float" office:value="1138" calcext:value-type="float">
            <text:p>1138</text:p>
          </table:table-cell>
          <table:table-cell office:value-type="float" office:value="878536" calcext:value-type="float">
            <text:p>878536</text:p>
          </table:table-cell>
          <table:table-cell office:value-type="float" office:value="1464.22666666667" calcext:value-type="float">
            <text:p>1464,22666666667</text:p>
          </table:table-cell>
          <table:table-cell office:value-type="float" office:value="0.643122805970267" calcext:value-type="float">
            <text:p>0,643122805970267</text:p>
          </table:table-cell>
          <table:table-cell office:value-type="float" office:value="101491392" calcext:value-type="float">
            <text:p>101491392</text:p>
          </table:table-cell>
          <table:table-cell/>
          <table:table-cell office:value-type="string" calcext:value-type="string">
            <text:p>FLOPS</text:p>
          </table:table-cell>
          <table:table-cell office:value-type="string" calcext:value-type="string">
            <text:p>sum</text:p>
          </table:table-cell>
          <table:table-cell table:number-columns-repeated="10"/>
        </table:table-row>
        <table:table-row table:style-name="ro1">
          <table:table-cell office:value-type="float" office:value="43064962" calcext:value-type="float">
            <text:p>43064962</text:p>
          </table:table-cell>
          <table:table-cell office:value-type="float" office:value="263.208216250003" calcext:value-type="float">
            <text:p>263,208216250003</text:p>
          </table:table-cell>
          <table:table-cell office:value-type="float" office:value="1017" calcext:value-type="float">
            <text:p>1017</text:p>
          </table:table-cell>
          <table:table-cell office:value-type="float" office:value="785124" calcext:value-type="float">
            <text:p>785124</text:p>
          </table:table-cell>
          <table:table-cell office:value-type="float" office:value="1308.54" calcext:value-type="float">
            <text:p>1308,54</text:p>
          </table:table-cell>
          <table:table-cell office:value-type="float" office:value="0.609674468355712" calcext:value-type="float">
            <text:p>0,609674468355712</text:p>
          </table:table-cell>
          <table:table-cell office:value-type="float" office:value="90700128" calcext:value-type="float">
            <text:p>90700128</text:p>
          </table:table-cell>
          <table:table-cell/>
          <table:table-cell office:value-type="string" calcext:value-type="string">
            <text:p>event </text:p>
          </table:table-cell>
          <table:table-cell table:formula="of:=[.G50]" office:value-type="float" office:value="686627616" calcext:value-type="float">
            <text:p>686627616</text:p>
          </table:table-cell>
          <table:table-cell table:number-columns-repeated="10"/>
        </table:table-row>
        <table:table-row table:style-name="ro1">
          <table:table-cell office:value-type="float" office:value="43064954" calcext:value-type="float">
            <text:p>43064954</text:p>
          </table:table-cell>
          <table:table-cell office:value-type="float" office:value="193.329928750003" calcext:value-type="float">
            <text:p>193,329928750003</text:p>
          </table:table-cell>
          <table:table-cell office:value-type="float" office:value="747" calcext:value-type="float">
            <text:p>747</text:p>
          </table:table-cell>
          <table:table-cell office:value-type="float" office:value="576684" calcext:value-type="float">
            <text:p>576684</text:p>
          </table:table-cell>
          <table:table-cell office:value-type="float" office:value="961.14" calcext:value-type="float">
            <text:p>961,14</text:p>
          </table:table-cell>
          <table:table-cell office:value-type="float" office:value="0.625067899072095" calcext:value-type="float">
            <text:p>0,625067899072095</text:p>
          </table:table-cell>
          <table:table-cell office:value-type="float" office:value="66620448" calcext:value-type="float">
            <text:p>66620448</text:p>
          </table:table-cell>
          <table:table-cell/>
          <table:table-cell office:value-type="string" calcext:value-type="string">
            <text:p>no event</text:p>
          </table:table-cell>
          <table:table-cell table:formula="of:=[.G64]" office:value-type="float" office:value="2588850" calcext:value-type="float">
            <text:p>25888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41:.B48])" office:value-type="float" office:value="249.070803454864" calcext:value-type="float">
            <text:p>249,070803454864</text:p>
          </table:table-cell>
          <table:table-cell table:formula="of:=AVERAGE([.C41:.C48])" office:value-type="float" office:value="962.375" calcext:value-type="float">
            <text:p>962,375</text:p>
          </table:table-cell>
          <table:table-cell table:formula="of:=AVERAGE([.D41:.D48])" office:value-type="float" office:value="742953.5" calcext:value-type="float">
            <text:p>742953,5</text:p>
          </table:table-cell>
          <table:table-cell table:formula="of:=AVERAGE([.E41:.E48])" office:value-type="float" office:value="1238.25583333333" calcext:value-type="float">
            <text:p>1238,25583333333</text:p>
          </table:table-cell>
          <table:table-cell table:formula="of:=AVERAGE([.F41:.F48])" office:value-type="float" office:value="0.625980223536062" calcext:value-type="float">
            <text:p>0,625980223536062</text:p>
          </table:table-cell>
          <table:table-cell table:formula="of:=AVERAGE([.G41:.G48])" office:value-type="float" office:value="85828452" calcext:value-type="float">
            <text:p>858284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41:.B48])" office:value-type="float" office:value="1992.56642763891" calcext:value-type="float">
            <text:p>1992,56642763891</text:p>
          </table:table-cell>
          <table:table-cell table:formula="of:=SUM([.C41:.C48])" office:value-type="float" office:value="7699" calcext:value-type="float">
            <text:p>7699</text:p>
          </table:table-cell>
          <table:table-cell table:formula="of:=SUM([.D41:.D48])" office:value-type="float" office:value="5943628" calcext:value-type="float">
            <text:p>5943628</text:p>
          </table:table-cell>
          <table:table-cell table:formula="of:=SUM([.E41:.E48])" office:value-type="float" office:value="9906.04666666668" calcext:value-type="float">
            <text:p>9906,04666666668</text:p>
          </table:table-cell>
          <table:table-cell table:formula="of:=SUM([.F41:.F48])" office:value-type="float" office:value="5.0078417882885" calcext:value-type="float">
            <text:p>5,0078417882885</text:p>
          </table:table-cell>
          <table:table-cell table:formula="of:=SUM([.G41:.G48])" office:value-type="float" office:value="686627616" calcext:value-type="float">
            <text:p>686627616</text:p>
          </table:table-cell>
          <table:table-cell/>
          <table:table-cell office:value-type="string" calcext:value-type="string">
            <text:p>Qual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event </text:p>
          </table:table-cell>
          <table:table-cell table:formula="of:=[.F49]" office:value-type="float" office:value="0.625980223536062" calcext:value-type="float">
            <text:p>0,625980223536062</text:p>
          </table:table-cell>
          <table:table-cell table:number-columns-repeated="10"/>
        </table:table-row>
        <table:table-row table:style-name="ro1">
          <table:table-cell/>
          <table:table-cell table:formula="of:=0.118*5*600*0.8*8" office:value-type="float" office:value="2265.6" calcext:value-type="float">
            <text:p>2265,6</text:p>
          </table:table-cell>
          <table:table-cell table:number-columns-repeated="6"/>
          <table:table-cell office:value-type="string" calcext:value-type="string">
            <text:p>no event</text:p>
          </table:table-cell>
          <table:table-cell table:formula="of:=[.F63]" office:value-type="float" office:value="0.358672409405885" calcext:value-type="float">
            <text:p>0,358672409405885</text:p>
          </table:table-cell>
          <table:table-cell table:number-columns-repeated="3"/>
          <table:table-cell table:style-name="ce4"/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avgbw</text:p>
          </table:table-cell>
          <table:table-cell office:value-type="string" calcext:value-type="string">
            <text:p>avgqual</text:p>
          </table:table-cell>
          <table:table-cell office:value-type="string" calcext:value-type="string">
            <text:p>flops</text:p>
          </table:table-cell>
          <table:table-cell/>
          <table:table-cell office:value-type="string" calcext:value-type="string">
            <text:p>Sum BW</text:p>
          </table:table-cell>
          <table:table-cell table:number-columns-repeated="11"/>
        </table:table-row>
        <table:table-row table:style-name="ro1">
          <table:table-cell office:value-type="float" office:value="43064952" calcext:value-type="float">
            <text:p>43064952</text:p>
          </table:table-cell>
          <table:table-cell office:value-type="float" office:value="28.7277404166668" calcext:value-type="float">
            <text:p>28,7277404166668</text:p>
          </table:table-cell>
          <table:table-cell office:value-type="float" office:value="111" calcext:value-type="float">
            <text:p>111</text:p>
          </table:table-cell>
          <table:table-cell office:value-type="float" office:value="85692" calcext:value-type="float">
            <text:p>85692</text:p>
          </table:table-cell>
          <table:table-cell office:value-type="float" office:value="142.82" calcext:value-type="float">
            <text:p>142,82</text:p>
          </table:table-cell>
          <table:table-cell office:value-type="float" office:value="0.358794341597125" calcext:value-type="float">
            <text:p>0,358794341597125</text:p>
          </table:table-cell>
          <table:table-cell table:formula="of:=[.C55]*2615" office:value-type="float" office:value="290265" calcext:value-type="float">
            <text:p>290265</text:p>
          </table:table-cell>
          <table:table-cell/>
          <table:table-cell office:value-type="string" calcext:value-type="string">
            <text:p>event </text:p>
          </table:table-cell>
          <table:table-cell table:formula="of:=[.E50]" office:value-type="float" office:value="9906.04666666668" calcext:value-type="float">
            <text:p>9906,04666666668</text:p>
          </table:table-cell>
          <table:table-cell table:number-columns-repeated="10"/>
        </table:table-row>
        <table:table-row table:style-name="ro1">
          <table:table-cell office:value-type="float" office:value="43064947" calcext:value-type="float">
            <text:p>43064947</text:p>
          </table:table-cell>
          <table:table-cell office:value-type="float" office:value="28.4689319444446" calcext:value-type="float">
            <text:p>28,4689319444446</text:p>
          </table:table-cell>
          <table:table-cell office:value-type="float" office:value="110" calcext:value-type="float">
            <text:p>110</text:p>
          </table:table-cell>
          <table:table-cell office:value-type="float" office:value="84920" calcext:value-type="float">
            <text:p>84920</text:p>
          </table:table-cell>
          <table:table-cell office:value-type="float" office:value="141.533333333333" calcext:value-type="float">
            <text:p>141,533333333333</text:p>
          </table:table-cell>
          <table:table-cell office:value-type="float" office:value="0.358703275067316" calcext:value-type="float">
            <text:p>0,358703275067316</text:p>
          </table:table-cell>
          <table:table-cell table:formula="of:=[.C56]*2615" office:value-type="float" office:value="287650" calcext:value-type="float">
            <text:p>287650</text:p>
          </table:table-cell>
          <table:table-cell/>
          <table:table-cell office:value-type="string" calcext:value-type="string">
            <text:p>no event</text:p>
          </table:table-cell>
          <table:table-cell table:formula="of:=[.E64]" office:value-type="float" office:value="1273.8" calcext:value-type="float">
            <text:p>1273,8</text:p>
          </table:table-cell>
          <table:table-cell table:number-columns-repeated="10"/>
        </table:table-row>
        <table:table-row table:style-name="ro1">
          <table:table-cell office:value-type="float" office:value="43064955" calcext:value-type="float">
            <text:p>43064955</text:p>
          </table:table-cell>
          <table:table-cell office:value-type="float" office:value="28.2101234722223" calcext:value-type="float">
            <text:p>28,2101234722223</text:p>
          </table:table-cell>
          <table:table-cell office:value-type="float" office:value="109" calcext:value-type="float">
            <text:p>109</text:p>
          </table:table-cell>
          <table:table-cell office:value-type="float" office:value="84148" calcext:value-type="float">
            <text:p>84148</text:p>
          </table:table-cell>
          <table:table-cell office:value-type="float" office:value="140.246666666667" calcext:value-type="float">
            <text:p>140,246666666667</text:p>
          </table:table-cell>
          <table:table-cell office:value-type="float" office:value="0.358400325089416" calcext:value-type="float">
            <text:p>0,358400325089416</text:p>
          </table:table-cell>
          <table:table-cell table:formula="of:=[.C57]*2615" office:value-type="float" office:value="285035" calcext:value-type="float">
            <text:p>285035</text:p>
          </table:table-cell>
          <table:table-cell table:number-columns-repeated="13"/>
        </table:table-row>
        <table:table-row table:style-name="ro1">
          <table:table-cell office:value-type="float" office:value="43064962" calcext:value-type="float">
            <text:p>43064962</text:p>
          </table:table-cell>
          <table:table-cell office:value-type="float" office:value="28.2101234722223" calcext:value-type="float">
            <text:p>28,2101234722223</text:p>
          </table:table-cell>
          <table:table-cell office:value-type="float" office:value="109" calcext:value-type="float">
            <text:p>109</text:p>
          </table:table-cell>
          <table:table-cell office:value-type="float" office:value="84148" calcext:value-type="float">
            <text:p>84148</text:p>
          </table:table-cell>
          <table:table-cell office:value-type="float" office:value="140.246666666667" calcext:value-type="float">
            <text:p>140,246666666667</text:p>
          </table:table-cell>
          <table:table-cell office:value-type="float" office:value="0.358543224949385" calcext:value-type="float">
            <text:p>0,358543224949385</text:p>
          </table:table-cell>
          <table:table-cell table:formula="of:=[.C58]*2615" office:value-type="float" office:value="285035" calcext:value-type="float">
            <text:p>285035</text:p>
          </table:table-cell>
          <table:table-cell table:number-columns-repeated="13"/>
        </table:table-row>
        <table:table-row table:style-name="ro1">
          <table:table-cell office:value-type="float" office:value="43064951" calcext:value-type="float">
            <text:p>43064951</text:p>
          </table:table-cell>
          <table:table-cell office:value-type="float" office:value="28.4689319444446" calcext:value-type="float">
            <text:p>28,4689319444446</text:p>
          </table:table-cell>
          <table:table-cell office:value-type="float" office:value="110" calcext:value-type="float">
            <text:p>110</text:p>
          </table:table-cell>
          <table:table-cell office:value-type="float" office:value="84920" calcext:value-type="float">
            <text:p>84920</text:p>
          </table:table-cell>
          <table:table-cell office:value-type="float" office:value="141.533333333333" calcext:value-type="float">
            <text:p>141,533333333333</text:p>
          </table:table-cell>
          <table:table-cell office:value-type="float" office:value="0.358777212095497" calcext:value-type="float">
            <text:p>0,358777212095497</text:p>
          </table:table-cell>
          <table:table-cell table:formula="of:=[.C59]*2615" office:value-type="float" office:value="287650" calcext:value-type="float">
            <text:p>287650</text:p>
          </table:table-cell>
          <table:table-cell table:number-columns-repeated="13"/>
        </table:table-row>
        <table:table-row table:style-name="ro1">
          <table:table-cell office:value-type="float" office:value="43064954" calcext:value-type="float">
            <text:p>43064954</text:p>
          </table:table-cell>
          <table:table-cell office:value-type="float" office:value="28.7277404166668" calcext:value-type="float">
            <text:p>28,7277404166668</text:p>
          </table:table-cell>
          <table:table-cell office:value-type="float" office:value="111" calcext:value-type="float">
            <text:p>111</text:p>
          </table:table-cell>
          <table:table-cell office:value-type="float" office:value="85692" calcext:value-type="float">
            <text:p>85692</text:p>
          </table:table-cell>
          <table:table-cell office:value-type="float" office:value="142.82" calcext:value-type="float">
            <text:p>142,82</text:p>
          </table:table-cell>
          <table:table-cell office:value-type="float" office:value="0.358813281006231" calcext:value-type="float">
            <text:p>0,358813281006231</text:p>
          </table:table-cell>
          <table:table-cell table:formula="of:=[.C60]*2615" office:value-type="float" office:value="290265" calcext:value-type="float">
            <text:p>290265</text:p>
          </table:table-cell>
          <table:table-cell table:number-columns-repeated="13"/>
        </table:table-row>
        <table:table-row table:style-name="ro1">
          <table:table-cell office:value-type="float" office:value="43043746" calcext:value-type="float">
            <text:p>43043746</text:p>
          </table:table-cell>
          <table:table-cell office:value-type="float" office:value="28.2101234722223" calcext:value-type="float">
            <text:p>28,2101234722223</text:p>
          </table:table-cell>
          <table:table-cell office:value-type="float" office:value="109" calcext:value-type="float">
            <text:p>109</text:p>
          </table:table-cell>
          <table:table-cell office:value-type="float" office:value="84148" calcext:value-type="float">
            <text:p>84148</text:p>
          </table:table-cell>
          <table:table-cell office:value-type="float" office:value="140.246666666667" calcext:value-type="float">
            <text:p>140,246666666667</text:p>
          </table:table-cell>
          <table:table-cell office:value-type="float" office:value="0.358516227424187" calcext:value-type="float">
            <text:p>0,358516227424187</text:p>
          </table:table-cell>
          <table:table-cell table:formula="of:=[.C61]*2615" office:value-type="float" office:value="285035" calcext:value-type="float">
            <text:p>285035</text:p>
          </table:table-cell>
          <table:table-cell table:number-columns-repeated="13"/>
        </table:table-row>
        <table:table-row table:style-name="ro1">
          <table:table-cell office:value-type="float" office:value="43064953" calcext:value-type="float">
            <text:p>43064953</text:p>
          </table:table-cell>
          <table:table-cell office:value-type="float" office:value="28.7277404166668" calcext:value-type="float">
            <text:p>28,7277404166668</text:p>
          </table:table-cell>
          <table:table-cell office:value-type="float" office:value="111" calcext:value-type="float">
            <text:p>111</text:p>
          </table:table-cell>
          <table:table-cell office:value-type="float" office:value="85692" calcext:value-type="float">
            <text:p>85692</text:p>
          </table:table-cell>
          <table:table-cell office:value-type="float" office:value="142.82" calcext:value-type="float">
            <text:p>142,82</text:p>
          </table:table-cell>
          <table:table-cell office:value-type="float" office:value="0.358831388017923" calcext:value-type="float">
            <text:p>0,358831388017923</text:p>
          </table:table-cell>
          <table:table-cell table:formula="of:=[.C62]*2615" office:value-type="float" office:value="290265" calcext:value-type="float">
            <text:p>2902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55:.B62])" office:value-type="float" office:value="28.4689319444446" calcext:value-type="float">
            <text:p>28,4689319444446</text:p>
          </table:table-cell>
          <table:table-cell table:formula="of:=AVERAGE([.C55:.C62])" office:value-type="float" office:value="110" calcext:value-type="float">
            <text:p>110</text:p>
          </table:table-cell>
          <table:table-cell table:formula="of:=AVERAGE([.D55:.D62])" office:value-type="float" office:value="84920" calcext:value-type="float">
            <text:p>84920</text:p>
          </table:table-cell>
          <table:table-cell table:formula="of:=AVERAGE([.E55:.E62])" office:value-type="float" office:value="141.533333333333" calcext:value-type="float">
            <text:p>141,533333333333</text:p>
          </table:table-cell>
          <table:table-cell table:formula="of:=AVERAGE([.F55:.F62])" office:value-type="float" office:value="0.358672409405885" calcext:value-type="float">
            <text:p>0,358672409405885</text:p>
          </table:table-cell>
          <table:table-cell table:formula="of:=[.C63]*2615" office:value-type="float" office:value="287650" calcext:value-type="float">
            <text:p>2876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55:.B63])" office:value-type="float" office:value="256.220387500001" calcext:value-type="float">
            <text:p>256,220387500001</text:p>
          </table:table-cell>
          <table:table-cell table:formula="of:=SUM([.C55:.C63])" office:value-type="float" office:value="990" calcext:value-type="float">
            <text:p>990</text:p>
          </table:table-cell>
          <table:table-cell table:formula="of:=SUM([.D55:.D63])" office:value-type="float" office:value="764280" calcext:value-type="float">
            <text:p>764280</text:p>
          </table:table-cell>
          <table:table-cell table:formula="of:=SUM([.E55:.E63])" office:value-type="float" office:value="1273.8" calcext:value-type="float">
            <text:p>1273,8</text:p>
          </table:table-cell>
          <table:table-cell table:formula="of:=SUM([.F55:.F63])" office:value-type="float" office:value="3.22805168465297" calcext:value-type="float">
            <text:p>3,22805168465297</text:p>
          </table:table-cell>
          <table:table-cell table:formula="of:=SUM([.G55:.G63])" office:value-type="float" office:value="2588850" calcext:value-type="float">
            <text:p>2588850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formula="of:=0.114*5*600*(0.19/2.24)*8" office:value-type="float" office:value="232.071428571429" calcext:value-type="float">
            <text:p>232,071428571429</text:p>
          </table:table-cell>
          <table:table-cell table:number-columns-repeated="18"/>
        </table:table-row>
      </table:table>
      <table:table table:name="NoAI" table:style-name="ta1">
        <table:table-column table:style-name="co1" table:number-columns-repeated="4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5" office:value-type="string" calcext:value-type="string">
            <text:p>10,20,0,144</text:p>
          </table:table-cell>
          <table:table-cell office:value-type="float" office:value="43064954" calcext:value-type="float">
            <text:p>43064954</text:p>
          </table:table-cell>
          <table:table-cell table:style-name="ce6" office:value-type="string" calcext:value-type="string">
            <text:p>1,05</text:p>
          </table:table-cell>
          <table:table-cell office:value-type="string" calcext:value-type="string">
            <text:p>H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20,0,153</text:p>
          </table:table-cell>
          <table:table-cell office:value-type="float" office:value="43064947" calcext:value-type="float">
            <text:p>43064947</text:p>
          </table:table-cell>
          <table:table-cell table:style-name="ce6" office:value-type="string" calcext:value-type="string">
            <text:p>1,04</text:p>
          </table:table-cell>
          <table:table-cell office:value-type="string" calcext:value-type="string">
            <text:p>H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20,0,147</text:p>
          </table:table-cell>
          <table:table-cell office:value-type="float" office:value="43064951" calcext:value-type="float">
            <text:p>43064951</text:p>
          </table:table-cell>
          <table:table-cell table:style-name="ce6" office:value-type="string" calcext:value-type="string">
            <text:p>1,05</text:p>
          </table:table-cell>
          <table:table-cell office:value-type="string" calcext:value-type="string">
            <text:p>H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20,0,129</text:p>
          </table:table-cell>
          <table:table-cell office:value-type="float" office:value="43043746" calcext:value-type="float">
            <text:p>43043746</text:p>
          </table:table-cell>
          <table:table-cell table:style-name="ce6" office:value-type="string" calcext:value-type="string">
            <text:p>1,04</text:p>
          </table:table-cell>
          <table:table-cell office:value-type="string" calcext:value-type="string">
            <text:p>H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20,0,112</text:p>
          </table:table-cell>
          <table:table-cell office:value-type="float" office:value="43064953" calcext:value-type="float">
            <text:p>43064953</text:p>
          </table:table-cell>
          <table:table-cell table:style-name="ce6" office:value-type="string" calcext:value-type="string">
            <text:p>1,06</text:p>
          </table:table-cell>
          <table:table-cell office:value-type="string" calcext:value-type="string">
            <text:p>H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20,0,132</text:p>
          </table:table-cell>
          <table:table-cell office:value-type="float" office:value="43064962" calcext:value-type="float">
            <text:p>43064962</text:p>
          </table:table-cell>
          <table:table-cell table:style-name="ce6" office:value-type="string" calcext:value-type="string">
            <text:p>1,05</text:p>
          </table:table-cell>
          <table:table-cell office:value-type="string" calcext:value-type="string">
            <text:p>H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umption</text:p>
          </table:table-cell>
          <table:table-cell office:value-type="string" calcext:value-type="string">
            <text:p>sum</text:p>
          </table:table-cell>
          <table:table-cell/>
        </table:table-row>
        <table:table-row table:style-name="ro1">
          <table:table-cell office:value-type="string" calcext:value-type="string">
            <text:p>10,20,0,161</text:p>
          </table:table-cell>
          <table:table-cell office:value-type="float" office:value="43064952" calcext:value-type="float">
            <text:p>43064952</text:p>
          </table:table-cell>
          <table:table-cell table:style-name="ce6" office:value-type="string" calcext:value-type="string">
            <text:p>1,06</text:p>
          </table:table-cell>
          <table:table-cell office:value-type="string" calcext:value-type="string">
            <text:p>H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vent </text:p>
          </table:table-cell>
          <table:table-cell table:formula="of:=[.B24]" office:value-type="float" office:value="1127.90472083334" calcext:value-type="float">
            <text:p>1127,90472083334</text:p>
          </table:table-cell>
          <table:table-cell/>
        </table:table-row>
        <table:table-row table:style-name="ro1">
          <table:table-cell office:value-type="string" calcext:value-type="string">
            <text:p>10,20,0,151</text:p>
          </table:table-cell>
          <table:table-cell office:value-type="float" office:value="43064955" calcext:value-type="float">
            <text:p>43064955</text:p>
          </table:table-cell>
          <table:table-cell table:style-name="ce6" office:value-type="string" calcext:value-type="string">
            <text:p>1,04</text:p>
          </table:table-cell>
          <table:table-cell office:value-type="string" calcext:value-type="string">
            <text:p>H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event</text:p>
          </table:table-cell>
          <table:table-cell table:formula="of:=[.J9]" office:value-type="float" office:value="1127.90472083334" calcext:value-type="float">
            <text:p>1127,90472083334</text:p>
          </table:table-cell>
          <table:table-cell table:formula="of:=[.J10]/3600" office:value-type="float" office:value="0.31330686689815" calcext:value-type="float">
            <text:p>0,313306866898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12 mA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FLOPS</text:p>
          </table:table-cell>
          <table:table-cell office:value-type="string" calcext:value-type="string">
            <text:p>sum</text:p>
          </table:table-cell>
          <table:table-cell/>
        </table:table-row>
        <table:table-row table:style-name="ro1">
          <table:table-cell office:value-type="float" office:value="43064947" calcext:value-type="float">
            <text:p>43064947</text:p>
          </table:table-cell>
          <table:table-cell office:value-type="float" office:value="161.42254138889" calcext:value-type="float">
            <text:p>161,42254138889</text:p>
          </table:table-cell>
          <table:table-cell office:value-type="float" office:value="629" calcext:value-type="float">
            <text:p>629</text:p>
          </table:table-cell>
          <table:table-cell office:value-type="float" office:value="485588" calcext:value-type="float">
            <text:p>485588</text:p>
          </table:table-cell>
          <table:table-cell office:value-type="float" office:value="809.313333333333" calcext:value-type="float">
            <text:p>809,313333333333</text:p>
          </table:table-cell>
          <table:table-cell office:value-type="float" office:value="0.482560436323891" calcext:value-type="float">
            <text:p>0,482560436323891</text:p>
          </table:table-cell>
          <table:table-cell office:value-type="float" office:value="56096736" calcext:value-type="float">
            <text:p>56096736</text:p>
          </table:table-cell>
          <table:table-cell/>
          <table:table-cell office:value-type="string" calcext:value-type="string">
            <text:p>event </text:p>
          </table:table-cell>
          <table:table-cell table:formula="of:=[.G24]" office:value-type="float" office:value="391963680" calcext:value-type="float">
            <text:p>391963680</text:p>
          </table:table-cell>
          <table:table-cell/>
        </table:table-row>
        <table:table-row table:style-name="ro1">
          <table:table-cell office:value-type="float" office:value="43064951" calcext:value-type="float">
            <text:p>43064951</text:p>
          </table:table-cell>
          <table:table-cell office:value-type="float" office:value="161.165907777779" calcext:value-type="float">
            <text:p>161,165907777779</text:p>
          </table:table-cell>
          <table:table-cell office:value-type="float" office:value="628" calcext:value-type="float">
            <text:p>628</text:p>
          </table:table-cell>
          <table:table-cell office:value-type="float" office:value="484816" calcext:value-type="float">
            <text:p>484816</text:p>
          </table:table-cell>
          <table:table-cell office:value-type="float" office:value="808.026666666667" calcext:value-type="float">
            <text:p>808,026666666667</text:p>
          </table:table-cell>
          <table:table-cell office:value-type="float" office:value="0.482301195351649" calcext:value-type="float">
            <text:p>0,482301195351649</text:p>
          </table:table-cell>
          <table:table-cell office:value-type="float" office:value="56007552" calcext:value-type="float">
            <text:p>56007552</text:p>
          </table:table-cell>
          <table:table-cell/>
          <table:table-cell office:value-type="string" calcext:value-type="string">
            <text:p>no event</text:p>
          </table:table-cell>
          <table:table-cell table:formula="of:=[.G24]" office:value-type="float" office:value="391963680" calcext:value-type="float">
            <text:p>391963680</text:p>
          </table:table-cell>
          <table:table-cell/>
        </table:table-row>
        <table:table-row table:style-name="ro1">
          <table:table-cell office:value-type="float" office:value="43043746" calcext:value-type="float">
            <text:p>43043746</text:p>
          </table:table-cell>
          <table:table-cell office:value-type="float" office:value="160.652640555556" calcext:value-type="float">
            <text:p>160,652640555556</text:p>
          </table:table-cell>
          <table:table-cell office:value-type="float" office:value="626" calcext:value-type="float">
            <text:p>626</text:p>
          </table:table-cell>
          <table:table-cell office:value-type="float" office:value="483272" calcext:value-type="float">
            <text:p>483272</text:p>
          </table:table-cell>
          <table:table-cell office:value-type="float" office:value="805.453333333333" calcext:value-type="float">
            <text:p>805,453333333333</text:p>
          </table:table-cell>
          <table:table-cell office:value-type="float" office:value="0.481826679308858" calcext:value-type="float">
            <text:p>0,481826679308858</text:p>
          </table:table-cell>
          <table:table-cell office:value-type="float" office:value="55829184" calcext:value-type="float">
            <text:p>55829184</text:p>
          </table:table-cell>
          <table:table-cell table:number-columns-repeated="4"/>
        </table:table-row>
        <table:table-row table:style-name="ro1">
          <table:table-cell office:value-type="float" office:value="43064953" calcext:value-type="float">
            <text:p>43064953</text:p>
          </table:table-cell>
          <table:table-cell office:value-type="float" office:value="161.42254138889" calcext:value-type="float">
            <text:p>161,42254138889</text:p>
          </table:table-cell>
          <table:table-cell office:value-type="float" office:value="629" calcext:value-type="float">
            <text:p>629</text:p>
          </table:table-cell>
          <table:table-cell office:value-type="float" office:value="485588" calcext:value-type="float">
            <text:p>485588</text:p>
          </table:table-cell>
          <table:table-cell office:value-type="float" office:value="809.313333333333" calcext:value-type="float">
            <text:p>809,313333333333</text:p>
          </table:table-cell>
          <table:table-cell office:value-type="float" office:value="0.482526063684409" calcext:value-type="float">
            <text:p>0,482526063684409</text:p>
          </table:table-cell>
          <table:table-cell office:value-type="float" office:value="56096736" calcext:value-type="float">
            <text:p>56096736</text:p>
          </table:table-cell>
          <table:table-cell/>
          <table:table-cell office:value-type="string" calcext:value-type="string">
            <text:p>QUAL</text:p>
          </table:table-cell>
          <table:table-cell table:number-columns-repeated="2"/>
        </table:table-row>
        <table:table-row table:style-name="ro1">
          <table:table-cell office:value-type="float" office:value="43064962" calcext:value-type="float">
            <text:p>43064962</text:p>
          </table:table-cell>
          <table:table-cell office:value-type="float" office:value="161.42254138889" calcext:value-type="float">
            <text:p>161,42254138889</text:p>
          </table:table-cell>
          <table:table-cell office:value-type="float" office:value="629" calcext:value-type="float">
            <text:p>629</text:p>
          </table:table-cell>
          <table:table-cell office:value-type="float" office:value="485588" calcext:value-type="float">
            <text:p>485588</text:p>
          </table:table-cell>
          <table:table-cell office:value-type="float" office:value="809.313333333333" calcext:value-type="float">
            <text:p>809,313333333333</text:p>
          </table:table-cell>
          <table:table-cell office:value-type="float" office:value="0.482609261176861" calcext:value-type="float">
            <text:p>0,482609261176861</text:p>
          </table:table-cell>
          <table:table-cell office:value-type="float" office:value="56096736" calcext:value-type="float">
            <text:p>56096736</text:p>
          </table:table-cell>
          <table:table-cell/>
          <table:table-cell office:value-type="string" calcext:value-type="string">
            <text:p>event </text:p>
          </table:table-cell>
          <table:table-cell table:formula="of:=[.F21]" office:value-type="float" office:value="0.481821385855556" calcext:value-type="float">
            <text:p>0,481821385855556</text:p>
          </table:table-cell>
          <table:table-cell/>
        </table:table-row>
        <table:table-row table:style-name="ro1">
          <table:table-cell office:value-type="float" office:value="43064952" calcext:value-type="float">
            <text:p>43064952</text:p>
          </table:table-cell>
          <table:table-cell office:value-type="float" office:value="161.165907777779" calcext:value-type="float">
            <text:p>161,165907777779</text:p>
          </table:table-cell>
          <table:table-cell office:value-type="float" office:value="628" calcext:value-type="float">
            <text:p>628</text:p>
          </table:table-cell>
          <table:table-cell office:value-type="float" office:value="484816" calcext:value-type="float">
            <text:p>484816</text:p>
          </table:table-cell>
          <table:table-cell office:value-type="float" office:value="808.026666666667" calcext:value-type="float">
            <text:p>808,026666666667</text:p>
          </table:table-cell>
          <table:table-cell office:value-type="float" office:value="0.482295798922034" calcext:value-type="float">
            <text:p>0,482295798922034</text:p>
          </table:table-cell>
          <table:table-cell office:value-type="float" office:value="56007552" calcext:value-type="float">
            <text:p>56007552</text:p>
          </table:table-cell>
          <table:table-cell/>
          <table:table-cell office:value-type="string" calcext:value-type="string">
            <text:p>no event</text:p>
          </table:table-cell>
          <table:table-cell table:formula="of:=[.F21]" office:value-type="float" office:value="0.481821385855556" calcext:value-type="float">
            <text:p>0,481821385855556</text:p>
          </table:table-cell>
          <table:table-cell/>
        </table:table-row>
        <table:table-row table:style-name="ro1">
          <table:table-cell office:value-type="float" office:value="43064955" calcext:value-type="float">
            <text:p>43064955</text:p>
          </table:table-cell>
          <table:table-cell office:value-type="float" office:value="160.652640555556" calcext:value-type="float">
            <text:p>160,652640555556</text:p>
          </table:table-cell>
          <table:table-cell office:value-type="float" office:value="626" calcext:value-type="float">
            <text:p>626</text:p>
          </table:table-cell>
          <table:table-cell office:value-type="float" office:value="483272" calcext:value-type="float">
            <text:p>483272</text:p>
          </table:table-cell>
          <table:table-cell office:value-type="float" office:value="805.453333333333" calcext:value-type="float">
            <text:p>805,453333333333</text:p>
          </table:table-cell>
          <table:table-cell office:value-type="float" office:value="0.481821385855556" calcext:value-type="float">
            <text:p>0,481821385855556</text:p>
          </table:table-cell>
          <table:table-cell office:value-type="float" office:value="55829184" calcext:value-type="float">
            <text:p>55829184</text:p>
          </table:table-cell>
          <table:table-cell table:number-columns-repeated="4"/>
        </table:table-row>
        <table:table-row table:style-name="ro1">
          <table:table-cell office:value-type="float" office:value="43064955" calcext:value-type="float">
            <text:p>43064955</text:p>
          </table:table-cell>
          <table:table-cell office:value-type="float" office:value="160.652640555556" calcext:value-type="float">
            <text:p>160,652640555556</text:p>
          </table:table-cell>
          <table:table-cell office:value-type="float" office:value="626" calcext:value-type="float">
            <text:p>626</text:p>
          </table:table-cell>
          <table:table-cell office:value-type="float" office:value="483272" calcext:value-type="float">
            <text:p>483272</text:p>
          </table:table-cell>
          <table:table-cell office:value-type="float" office:value="805.453333333333" calcext:value-type="float">
            <text:p>805,453333333333</text:p>
          </table:table-cell>
          <table:table-cell office:value-type="float" office:value="0.481821385855556" calcext:value-type="float">
            <text:p>0,481821385855556</text:p>
          </table:table-cell>
          <table:table-cell office:value-type="float" office:value="55829184" calcext:value-type="float">
            <text:p>55829184</text:p>
          </table:table-cell>
          <table:table-cell/>
          <table:table-cell office:value-type="string" calcext:value-type="string">
            <text:p>Sum BW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event </text:p>
          </table:table-cell>
          <table:table-cell table:formula="of:=[.E24]" office:value-type="float" office:value="5654.9" calcext:value-type="float">
            <text:p>5654,9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no event</text:p>
          </table:table-cell>
          <table:table-cell table:formula="of:=[.E24]" office:value-type="float" office:value="5654.9" calcext:value-type="float">
            <text:p>5654,9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14:.B20])" office:value-type="float" office:value="1127.90472083334" calcext:value-type="float">
            <text:p>1127,90472083334</text:p>
          </table:table-cell>
          <table:table-cell table:formula="of:=SUM([.C14:.C20])" office:value-type="float" office:value="4395" calcext:value-type="float">
            <text:p>4395</text:p>
          </table:table-cell>
          <table:table-cell table:formula="of:=SUM([.D14:.D20])" office:value-type="float" office:value="3392940" calcext:value-type="float">
            <text:p>3392940</text:p>
          </table:table-cell>
          <table:table-cell table:formula="of:=SUM([.E14:.E20])" office:value-type="float" office:value="5654.9" calcext:value-type="float">
            <text:p>5654,9</text:p>
          </table:table-cell>
          <table:table-cell table:formula="of:=SUM([.F14:.F20])" office:value-type="float" office:value="3.37594082062326" calcext:value-type="float">
            <text:p>3,37594082062326</text:p>
          </table:table-cell>
          <table:table-cell table:formula="of:=SUM([.G14:.G20])" office:value-type="float" office:value="391963680" calcext:value-type="float">
            <text:p>39196368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m</text:p>
          </table:table-cell>
          <table:table-cell table:number-columns-repeated="3"/>
        </table:table-row>
      </table:table>
      <table:table table:name="EAI_v2" table:style-name="ta1">
        <table:table-column table:style-name="co9" table:default-cell-style-name="ce12"/>
        <table:table-column table:style-name="co6" table:default-cell-style-name="ce12"/>
        <table:table-column table:style-name="co1" table:number-columns-repeated="7" table:default-cell-style-name="ce12"/>
        <table:table-column table:style-name="co6" table:default-cell-style-name="ce12"/>
        <table:table-column table:style-name="co1" table:number-columns-repeated="4" table:default-cell-style-name="ce12"/>
        <table:table-column table:style-name="co11" table:default-cell-style-name="ce12"/>
        <table:table-column table:style-name="co1" table:number-columns-repeated="1009" table:default-cell-style-name="ce12"/>
        <table:table-row table:style-name="ro1">
          <table:table-cell table:style-name="ce11" office:value-type="string" calcext:value-type="string">
            <text:p>No event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0,18 Hz</text:p>
          </table:table-cell>
          <table:table-cell table:number-columns-repeated="1021"/>
        </table:table-row>
        <table:table-row table:style-name="ro1">
          <table:table-cell table:number-columns-repeated="14"/>
          <table:table-cell office:value-type="string" calcext:value-type="string">
            <text:p>EAI_cps</text:p>
          </table:table-cell>
          <table:table-cell table:formula="of:=(0.428805555555556 + 0.111780168381665) * 5 * (116.73/ 1000)" office:value-type="float" office:value="0.315512857775959" calcext:value-type="float">
            <text:p>0,31551285777595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avgbw</text:p>
          </table:table-cell>
          <table:table-cell office:value-type="string" calcext:value-type="string">
            <text:p>avgqual</text:p>
          </table:table-cell>
          <table:table-cell office:value-type="string" calcext:value-type="string">
            <text:p>flops</text:p>
          </table:table-cell>
          <table:table-cell/>
          <table:table-cell office:value-type="string" calcext:value-type="string">
            <text:p>false_DET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avgbw</text:p>
          </table:table-cell>
          <table:table-cell office:value-type="string" calcext:value-type="string">
            <text:p>flops</text:p>
          </table:table-cell>
          <table:table-cell office:value-type="string" calcext:value-type="string">
            <text:p>cons</text:p>
          </table:table-cell>
          <table:table-cell/>
          <table:table-cell office:value-type="string" calcext:value-type="string">
            <text:p>EAI_cps_send</text:p>
          </table:table-cell>
          <table:table-cell table:style-name="ce15" table:formula="of:=(0.428805555555556 + 0.006166666666667 + 0.111780168381665) * 5 * 116.73 / 1000" office:value-type="float" office:value="0.319112032775959" calcext:value-type="float">
            <text:p>0,319112032775959</text:p>
          </table:table-cell>
          <table:table-cell table:number-columns-repeated="1008"/>
        </table:table-row>
        <table:table-row table:style-name="ro1">
          <table:table-cell office:value-type="float" office:value="43064962" calcext:value-type="float">
            <text:p>43064962</text:p>
          </table:table-cell>
          <table:table-cell office:value-type="float" office:value="34.7056034767695" calcext:value-type="float">
            <text:p>34,7056034767695</text:p>
          </table:table-cell>
          <table:table-cell office:value-type="float" office:value="107" calcext:value-type="float">
            <text:p>107</text:p>
          </table:table-cell>
          <table:table-cell office:value-type="float" office:value="428" calcext:value-type="float">
            <text:p>428</text:p>
          </table:table-cell>
          <table:table-cell office:value-type="float" office:value="0.713333333333333" calcext:value-type="float">
            <text:p>0,713333333333333</text:p>
          </table:table-cell>
          <table:table-cell office:value-type="float" office:value="0.594647952489583" calcext:value-type="float">
            <text:p>0,594647952489583</text:p>
          </table:table-cell>
          <table:table-cell office:value-type="float" office:value="0" calcext:value-type="float">
            <text:p>0</text:p>
          </table:table-cell>
          <table:table-cell/>
          <table:table-cell table:formula="of:=FLOOR([.C4]*0.3*(RANDBETWEEN(20;50)/100))" office:value-type="float" office:value="13" calcext:value-type="float">
            <text:p>13</text:p>
          </table:table-cell>
          <table:table-cell table:formula="of:=[.D4]+[.I4]*768" office:value-type="float" office:value="10412" calcext:value-type="float">
            <text:p>10412</text:p>
          </table:table-cell>
          <table:table-cell table:formula="of:=[.J4]/600" office:value-type="float" office:value="17.3533333333333" calcext:value-type="float">
            <text:p>17,3533333333333</text:p>
          </table:table-cell>
          <table:table-cell table:formula="of:=[.$P$4]*[.I4]" office:value-type="float" office:value="1065220" calcext:value-type="float">
            <text:p>1065220</text:p>
          </table:table-cell>
          <table:table-cell table:formula="of:=[.C4]*[.$P$2]+[.I4]*[.$P$3]" office:value-type="float" office:value="37.9083322081151" calcext:value-type="float">
            <text:p>37,9083322081151</text:p>
          </table:table-cell>
          <table:table-cell/>
          <table:table-cell office:value-type="string" calcext:value-type="string">
            <text:p>FLOP</text:p>
          </table:table-cell>
          <table:table-cell office:value-type="float" office:value="81940" calcext:value-type="float">
            <text:p>81940</text:p>
          </table:table-cell>
          <table:table-cell table:number-columns-repeated="1008"/>
        </table:table-row>
        <table:table-row table:style-name="ro1">
          <table:table-cell office:value-type="float" office:value="43064953" calcext:value-type="float">
            <text:p>43064953</text:p>
          </table:table-cell>
          <table:table-cell office:value-type="float" office:value="34.7056034767695" calcext:value-type="float">
            <text:p>34,7056034767695</text:p>
          </table:table-cell>
          <table:table-cell office:value-type="float" office:value="107" calcext:value-type="float">
            <text:p>107</text:p>
          </table:table-cell>
          <table:table-cell office:value-type="float" office:value="428" calcext:value-type="float">
            <text:p>428</text:p>
          </table:table-cell>
          <table:table-cell office:value-type="float" office:value="0.713333333333333" calcext:value-type="float">
            <text:p>0,713333333333333</text:p>
          </table:table-cell>
          <table:table-cell office:value-type="float" office:value="0.594635015155246" calcext:value-type="float">
            <text:p>0,594635015155246</text:p>
          </table:table-cell>
          <table:table-cell office:value-type="float" office:value="0" calcext:value-type="float">
            <text:p>0</text:p>
          </table:table-cell>
          <table:table-cell/>
          <table:table-cell table:formula="of:=FLOOR([.C5]*0.3*(RANDBETWEEN(20;50)/100))" office:value-type="float" office:value="13" calcext:value-type="float">
            <text:p>13</text:p>
          </table:table-cell>
          <table:table-cell table:formula="of:=[.D5]+[.I5]*768" office:value-type="float" office:value="10412" calcext:value-type="float">
            <text:p>10412</text:p>
          </table:table-cell>
          <table:table-cell table:formula="of:=[.J5]/600" office:value-type="float" office:value="17.3533333333333" calcext:value-type="float">
            <text:p>17,3533333333333</text:p>
          </table:table-cell>
          <table:table-cell table:formula="of:=[.$P$4]*[.I5]" office:value-type="float" office:value="1065220" calcext:value-type="float">
            <text:p>1065220</text:p>
          </table:table-cell>
          <table:table-cell table:formula="of:=[.C5]*[.$P$2]+[.I5]*[.$P$3]" office:value-type="float" office:value="37.9083322081151" calcext:value-type="float">
            <text:p>37,9083322081151</text:p>
          </table:table-cell>
          <table:table-cell table:number-columns-repeated="1011"/>
        </table:table-row>
        <table:table-row table:style-name="ro1">
          <table:table-cell office:value-type="float" office:value="43064952" calcext:value-type="float">
            <text:p>43064952</text:p>
          </table:table-cell>
          <table:table-cell office:value-type="float" office:value="34.7056034767695" calcext:value-type="float">
            <text:p>34,7056034767695</text:p>
          </table:table-cell>
          <table:table-cell office:value-type="float" office:value="107" calcext:value-type="float">
            <text:p>107</text:p>
          </table:table-cell>
          <table:table-cell office:value-type="float" office:value="428" calcext:value-type="float">
            <text:p>428</text:p>
          </table:table-cell>
          <table:table-cell office:value-type="float" office:value="0.713333333333333" calcext:value-type="float">
            <text:p>0,713333333333333</text:p>
          </table:table-cell>
          <table:table-cell office:value-type="float" office:value="0.594610060675122" calcext:value-type="float">
            <text:p>0,594610060675122</text:p>
          </table:table-cell>
          <table:table-cell office:value-type="float" office:value="0" calcext:value-type="float">
            <text:p>0</text:p>
          </table:table-cell>
          <table:table-cell/>
          <table:table-cell table:formula="of:=FLOOR([.C6]*0.3*(RANDBETWEEN(20;50)/100))" office:value-type="float" office:value="7" calcext:value-type="float">
            <text:p>7</text:p>
          </table:table-cell>
          <table:table-cell table:formula="of:=[.D6]+[.I6]*768" office:value-type="float" office:value="5804" calcext:value-type="float">
            <text:p>5804</text:p>
          </table:table-cell>
          <table:table-cell table:formula="of:=[.J6]/600" office:value-type="float" office:value="9.67333333333333" calcext:value-type="float">
            <text:p>9,67333333333333</text:p>
          </table:table-cell>
          <table:table-cell table:formula="of:=[.$P$4]*[.I6]" office:value-type="float" office:value="573580" calcext:value-type="float">
            <text:p>573580</text:p>
          </table:table-cell>
          <table:table-cell table:formula="of:=[.C6]*[.$P$2]+[.I6]*[.$P$3]" office:value-type="float" office:value="35.9936600114593" calcext:value-type="float">
            <text:p>35,9936600114593</text:p>
          </table:table-cell>
          <table:table-cell table:number-columns-repeated="1011"/>
        </table:table-row>
        <table:table-row table:style-name="ro1">
          <table:table-cell office:value-type="float" office:value="43064951" calcext:value-type="float">
            <text:p>43064951</text:p>
          </table:table-cell>
          <table:table-cell office:value-type="float" office:value="34.7056034767695" calcext:value-type="float">
            <text:p>34,7056034767695</text:p>
          </table:table-cell>
          <table:table-cell office:value-type="float" office:value="107" calcext:value-type="float">
            <text:p>107</text:p>
          </table:table-cell>
          <table:table-cell office:value-type="float" office:value="428" calcext:value-type="float">
            <text:p>428</text:p>
          </table:table-cell>
          <table:table-cell office:value-type="float" office:value="0.713333333333333" calcext:value-type="float">
            <text:p>0,713333333333333</text:p>
          </table:table-cell>
          <table:table-cell office:value-type="float" office:value="0.5946086988359" calcext:value-type="float">
            <text:p>0,5946086988359</text:p>
          </table:table-cell>
          <table:table-cell office:value-type="float" office:value="0" calcext:value-type="float">
            <text:p>0</text:p>
          </table:table-cell>
          <table:table-cell/>
          <table:table-cell table:formula="of:=FLOOR([.C7]*0.3*(RANDBETWEEN(20;50)/100))" office:value-type="float" office:value="7" calcext:value-type="float">
            <text:p>7</text:p>
          </table:table-cell>
          <table:table-cell table:formula="of:=[.D7]+[.I7]*768" office:value-type="float" office:value="5804" calcext:value-type="float">
            <text:p>5804</text:p>
          </table:table-cell>
          <table:table-cell table:formula="of:=[.J7]/600" office:value-type="float" office:value="9.67333333333333" calcext:value-type="float">
            <text:p>9,67333333333333</text:p>
          </table:table-cell>
          <table:table-cell table:formula="of:=[.$P$4]*[.I7]" office:value-type="float" office:value="573580" calcext:value-type="float">
            <text:p>573580</text:p>
          </table:table-cell>
          <table:table-cell table:formula="of:=[.C7]*[.$P$2]+[.I7]*[.$P$3]" office:value-type="float" office:value="35.9936600114593" calcext:value-type="float">
            <text:p>35,9936600114593</text:p>
          </table:table-cell>
          <table:table-cell table:number-columns-repeated="1011"/>
        </table:table-row>
        <table:table-row table:style-name="ro1">
          <table:table-cell office:value-type="float" office:value="43064954" calcext:value-type="float">
            <text:p>43064954</text:p>
          </table:table-cell>
          <table:table-cell office:value-type="float" office:value="34.7056034767695" calcext:value-type="float">
            <text:p>34,7056034767695</text:p>
          </table:table-cell>
          <table:table-cell office:value-type="float" office:value="107" calcext:value-type="float">
            <text:p>107</text:p>
          </table:table-cell>
          <table:table-cell office:value-type="float" office:value="428" calcext:value-type="float">
            <text:p>428</text:p>
          </table:table-cell>
          <table:table-cell office:value-type="float" office:value="0.713333333333333" calcext:value-type="float">
            <text:p>0,713333333333333</text:p>
          </table:table-cell>
          <table:table-cell office:value-type="float" office:value="0.594615866971895" calcext:value-type="float">
            <text:p>0,594615866971895</text:p>
          </table:table-cell>
          <table:table-cell office:value-type="float" office:value="0" calcext:value-type="float">
            <text:p>0</text:p>
          </table:table-cell>
          <table:table-cell/>
          <table:table-cell table:formula="of:=FLOOR([.C8]*0.3*(RANDBETWEEN(20;50)/100))" office:value-type="float" office:value="7" calcext:value-type="float">
            <text:p>7</text:p>
          </table:table-cell>
          <table:table-cell table:formula="of:=[.D8]+[.I8]*768" office:value-type="float" office:value="5804" calcext:value-type="float">
            <text:p>5804</text:p>
          </table:table-cell>
          <table:table-cell table:formula="of:=[.J8]/600" office:value-type="float" office:value="9.67333333333333" calcext:value-type="float">
            <text:p>9,67333333333333</text:p>
          </table:table-cell>
          <table:table-cell table:formula="of:=[.$P$4]*[.I8]" office:value-type="float" office:value="573580" calcext:value-type="float">
            <text:p>573580</text:p>
          </table:table-cell>
          <table:table-cell table:formula="of:=[.C8]*[.$P$2]+[.I8]*[.$P$3]" office:value-type="float" office:value="35.9936600114593" calcext:value-type="float">
            <text:p>35,9936600114593</text:p>
          </table:table-cell>
          <table:table-cell table:number-columns-repeated="1011"/>
        </table:table-row>
        <table:table-row table:style-name="ro1">
          <table:table-cell office:value-type="float" office:value="43064947" calcext:value-type="float">
            <text:p>43064947</text:p>
          </table:table-cell>
          <table:table-cell office:value-type="float" office:value="34.7056034767695" calcext:value-type="float">
            <text:p>34,7056034767695</text:p>
          </table:table-cell>
          <table:table-cell office:value-type="float" office:value="107" calcext:value-type="float">
            <text:p>107</text:p>
          </table:table-cell>
          <table:table-cell office:value-type="float" office:value="428" calcext:value-type="float">
            <text:p>428</text:p>
          </table:table-cell>
          <table:table-cell office:value-type="float" office:value="0.713333333333333" calcext:value-type="float">
            <text:p>0,713333333333333</text:p>
          </table:table-cell>
          <table:table-cell office:value-type="float" office:value="0.594639458567697" calcext:value-type="float">
            <text:p>0,594639458567697</text:p>
          </table:table-cell>
          <table:table-cell office:value-type="float" office:value="0" calcext:value-type="float">
            <text:p>0</text:p>
          </table:table-cell>
          <table:table-cell/>
          <table:table-cell table:formula="of:=FLOOR([.C9]*0.3*(RANDBETWEEN(20;50)/100))" office:value-type="float" office:value="8" calcext:value-type="float">
            <text:p>8</text:p>
          </table:table-cell>
          <table:table-cell table:formula="of:=[.D9]+[.I9]*768" office:value-type="float" office:value="6572" calcext:value-type="float">
            <text:p>6572</text:p>
          </table:table-cell>
          <table:table-cell table:formula="of:=[.J9]/600" office:value-type="float" office:value="10.9533333333333" calcext:value-type="float">
            <text:p>10,9533333333333</text:p>
          </table:table-cell>
          <table:table-cell table:formula="of:=[.$P$4]*[.I9]" office:value-type="float" office:value="655520" calcext:value-type="float">
            <text:p>655520</text:p>
          </table:table-cell>
          <table:table-cell table:formula="of:=[.C9]*[.$P$2]+[.I9]*[.$P$3]" office:value-type="float" office:value="36.3127720442353" calcext:value-type="float">
            <text:p>36,3127720442353</text:p>
          </table:table-cell>
          <table:table-cell table:number-columns-repeated="1011"/>
        </table:table-row>
        <table:table-row table:style-name="ro1">
          <table:table-cell office:value-type="float" office:value="43064955" calcext:value-type="float">
            <text:p>43064955</text:p>
          </table:table-cell>
          <table:table-cell office:value-type="float" office:value="35.0299549111319" calcext:value-type="float">
            <text:p>35,0299549111319</text:p>
          </table:table-cell>
          <table:table-cell office:value-type="float" office:value="108" calcext:value-type="float">
            <text:p>108</text:p>
          </table:table-cell>
          <table:table-cell office:value-type="float" office:value="432" calcext:value-type="float">
            <text:p>432</text:p>
          </table:table-cell>
          <table:table-cell office:value-type="float" office:value="0.72" calcext:value-type="float">
            <text:p>0,72</text:p>
          </table:table-cell>
          <table:table-cell office:value-type="float" office:value="0.594898841844705" calcext:value-type="float">
            <text:p>0,594898841844705</text:p>
          </table:table-cell>
          <table:table-cell office:value-type="float" office:value="0" calcext:value-type="float">
            <text:p>0</text:p>
          </table:table-cell>
          <table:table-cell/>
          <table:table-cell table:formula="of:=FLOOR([.C10]*0.3*(RANDBETWEEN(20;50)/100))" office:value-type="float" office:value="13" calcext:value-type="float">
            <text:p>13</text:p>
          </table:table-cell>
          <table:table-cell table:formula="of:=[.D10]+[.I10]*768" office:value-type="float" office:value="10416" calcext:value-type="float">
            <text:p>10416</text:p>
          </table:table-cell>
          <table:table-cell table:formula="of:=[.J10]/600" office:value-type="float" office:value="17.36" calcext:value-type="float">
            <text:p>17,36</text:p>
          </table:table-cell>
          <table:table-cell table:formula="of:=[.$P$4]*[.I10]" office:value-type="float" office:value="1065220" calcext:value-type="float">
            <text:p>1065220</text:p>
          </table:table-cell>
          <table:table-cell table:formula="of:=[.C10]*[.$P$2]+[.I10]*[.$P$3]" office:value-type="float" office:value="38.223845065891" calcext:value-type="float">
            <text:p>38,223845065891</text:p>
          </table:table-cell>
          <table:table-cell table:number-columns-repeated="1011"/>
        </table:table-row>
        <table:table-row table:style-name="ro1">
          <table:table-cell office:value-type="float" office:value="43043746" calcext:value-type="float">
            <text:p>43043746</text:p>
          </table:table-cell>
          <table:table-cell office:value-type="float" office:value="35.0299549111319" calcext:value-type="float">
            <text:p>35,0299549111319</text:p>
          </table:table-cell>
          <table:table-cell office:value-type="float" office:value="108" calcext:value-type="float">
            <text:p>108</text:p>
          </table:table-cell>
          <table:table-cell office:value-type="float" office:value="432" calcext:value-type="float">
            <text:p>432</text:p>
          </table:table-cell>
          <table:table-cell office:value-type="float" office:value="0.72" calcext:value-type="float">
            <text:p>0,72</text:p>
          </table:table-cell>
          <table:table-cell office:value-type="float" office:value="0.594913947774986" calcext:value-type="float">
            <text:p>0,594913947774986</text:p>
          </table:table-cell>
          <table:table-cell office:value-type="float" office:value="0" calcext:value-type="float">
            <text:p>0</text:p>
          </table:table-cell>
          <table:table-cell/>
          <table:table-cell table:formula="of:=FLOOR([.C11]*0.3*(RANDBETWEEN(20;50)/100))" office:value-type="float" office:value="9" calcext:value-type="float">
            <text:p>9</text:p>
          </table:table-cell>
          <table:table-cell table:formula="of:=[.D11]+[.I11]*768" office:value-type="float" office:value="7344" calcext:value-type="float">
            <text:p>7344</text:p>
          </table:table-cell>
          <table:table-cell table:formula="of:=[.J11]/600" office:value-type="float" office:value="12.24" calcext:value-type="float">
            <text:p>12,24</text:p>
          </table:table-cell>
          <table:table-cell table:formula="of:=[.$P$4]*[.I11]" office:value-type="float" office:value="737460" calcext:value-type="float">
            <text:p>737460</text:p>
          </table:table-cell>
          <table:table-cell table:formula="of:=[.C11]*[.$P$2]+[.I11]*[.$P$3]" office:value-type="float" office:value="36.9473969347872" calcext:value-type="float">
            <text:p>36,9473969347872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average</text:p>
          </table:table-cell>
          <table:table-cell table:style-name="ce11" table:formula="of:=AVERAGE([.B4:.B11])" office:value-type="float" office:value="34.7866913353601" calcext:value-type="float">
            <text:p>34,7866913353601</text:p>
          </table:table-cell>
          <table:table-cell table:style-name="ce11" table:formula="of:=AVERAGE([.C4:.C11])" office:value-type="float" office:value="107.25" calcext:value-type="float">
            <text:p>107,25</text:p>
          </table:table-cell>
          <table:table-cell table:style-name="ce11" table:formula="of:=AVERAGE([.D4:.D11])" office:value-type="float" office:value="429" calcext:value-type="float">
            <text:p>429</text:p>
          </table:table-cell>
          <table:table-cell table:style-name="ce11" table:formula="of:=AVERAGE([.E4:.E11])" office:value-type="float" office:value="0.715" calcext:value-type="float">
            <text:p>0,715</text:p>
          </table:table-cell>
          <table:table-cell table:style-name="ce11" table:formula="of:=AVERAGE([.F4:.F11])" office:value-type="float" office:value="0.594696230289392" calcext:value-type="float">
            <text:p>0,594696230289392</text:p>
          </table:table-cell>
          <table:table-cell table:style-name="ce11" table:formula="of:=AVERAGE([.G4:.G11])" office:value-type="float" office:value="0" calcext:value-type="float">
            <text:p>0</text:p>
          </table:table-cell>
          <table:table-cell table:style-name="ce11"/>
          <table:table-cell table:style-name="ce11" table:formula="of:=AVERAGE([.I4:.I11])" office:value-type="float" office:value="9.625" calcext:value-type="float">
            <text:p>9,625</text:p>
          </table:table-cell>
          <table:table-cell table:style-name="ce11" table:formula="of:=AVERAGE([.J4:.J11])" office:value-type="float" office:value="7821" calcext:value-type="float">
            <text:p>7821</text:p>
          </table:table-cell>
          <table:table-cell table:style-name="ce11" table:formula="of:=AVERAGE([.K4:.K11])" office:value-type="float" office:value="13.035" calcext:value-type="float">
            <text:p>13,035</text:p>
          </table:table-cell>
          <table:table-cell table:style-name="ce11" table:formula="of:=AVERAGE([.L4:.L11])" office:value-type="float" office:value="788672.5" calcext:value-type="float">
            <text:p>788672,5</text:p>
          </table:table-cell>
          <table:table-cell table:style-name="ce11" table:formula="of:=AVERAGE([.M4:.M11])" office:value-type="float" office:value="36.9102073119402" calcext:value-type="float">
            <text:p>36,9102073119402</text:p>
          </table:table-cell>
          <table:table-cell/>
          <table:table-cell office:value-type="string" calcext:value-type="string">
            <text:p>Consumption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sum</text:p>
          </table:table-cell>
          <table:table-cell table:style-name="ce11" table:formula="of:=SUM([.B4:.B11])" office:value-type="float" office:value="278.293530682881" calcext:value-type="float">
            <text:p>278,293530682881</text:p>
          </table:table-cell>
          <table:table-cell table:style-name="ce11" table:formula="of:=SUM([.C4:.C11])" office:value-type="float" office:value="858" calcext:value-type="float">
            <text:p>858</text:p>
          </table:table-cell>
          <table:table-cell table:style-name="ce11" table:formula="of:=SUM([.D4:.D11])" office:value-type="float" office:value="3432" calcext:value-type="float">
            <text:p>3432</text:p>
          </table:table-cell>
          <table:table-cell table:style-name="ce11" table:formula="of:=SUM([.E4:.E11])" office:value-type="float" office:value="5.72" calcext:value-type="float">
            <text:p>5,72</text:p>
          </table:table-cell>
          <table:table-cell table:style-name="ce11" table:formula="of:=SUM([.F4:.F11])" office:value-type="float" office:value="4.75756984231513" calcext:value-type="float">
            <text:p>4,75756984231513</text:p>
          </table:table-cell>
          <table:table-cell table:style-name="ce11" table:formula="of:=SUM([.G4:.G11])" office:value-type="float" office:value="0" calcext:value-type="float">
            <text:p>0</text:p>
          </table:table-cell>
          <table:table-cell table:style-name="ce11"/>
          <table:table-cell table:style-name="ce11" table:formula="of:=SUM([.I4:.I11])" office:value-type="float" office:value="77" calcext:value-type="float">
            <text:p>77</text:p>
          </table:table-cell>
          <table:table-cell table:style-name="ce11" table:formula="of:=SUM([.J4:.J11])" office:value-type="float" office:value="62568" calcext:value-type="float">
            <text:p>62568</text:p>
          </table:table-cell>
          <table:table-cell table:style-name="ce11" table:formula="of:=SUM([.K4:.K11])" office:value-type="float" office:value="104.28" calcext:value-type="float">
            <text:p>104,28</text:p>
          </table:table-cell>
          <table:table-cell table:style-name="ce11" table:formula="of:=SUM([.L4:.L11])" office:value-type="float" office:value="6309380" calcext:value-type="float">
            <text:p>6309380</text:p>
          </table:table-cell>
          <table:table-cell table:style-name="ce11" table:formula="of:=SUM([.M4:.M11])" office:value-type="float" office:value="295.281658495522" calcext:value-type="float">
            <text:p>295,281658495522</text:p>
          </table:table-cell>
          <table:table-cell/>
          <table:table-cell office:value-type="string" calcext:value-type="string">
            <text:p>no event</text:p>
          </table:table-cell>
          <table:table-cell table:formula="of:=AVERAGE([.M13];[.M25])/3600" office:value-type="float" office:value="0.082554036417966" calcext:value-type="float">
            <text:p>0,082554036417966</text:p>
          </table:table-cell>
          <table:table-cell office:value-type="string" calcext:value-type="string">
            <text:p>Wh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string" calcext:value-type="string">
            <text:p>event</text:p>
          </table:table-cell>
          <table:table-cell table:formula="of:=AVERAGE([.B42];[.B54])/3600" office:value-type="float" office:value="0.640728358140178" calcext:value-type="float">
            <text:p>0,640728358140178</text:p>
          </table:table-cell>
          <table:table-cell office:value-type="string" calcext:value-type="string">
            <text:p>W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avgbw</text:p>
          </table:table-cell>
          <table:table-cell office:value-type="string" calcext:value-type="string">
            <text:p>avgqual</text:p>
          </table:table-cell>
          <table:table-cell office:value-type="string" calcext:value-type="string">
            <text:p>flops</text:p>
          </table:table-cell>
          <table:table-cell/>
          <table:table-cell office:value-type="string" calcext:value-type="string">
            <text:p>false_DET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avgbw</text:p>
          </table:table-cell>
          <table:table-cell office:value-type="string" calcext:value-type="string">
            <text:p>flops</text:p>
          </table:table-cell>
          <table:table-cell office:value-type="string" calcext:value-type="string">
            <text:p>cons</text:p>
          </table:table-cell>
          <table:table-cell table:number-columns-repeated="1011"/>
        </table:table-row>
        <table:table-row table:style-name="ro1">
          <table:table-cell office:value-type="float" office:value="43043746" calcext:value-type="float">
            <text:p>43043746</text:p>
          </table:table-cell>
          <table:table-cell office:value-type="float" office:value="35.3543063454942" calcext:value-type="float">
            <text:p>35,3543063454942</text:p>
          </table:table-cell>
          <table:table-cell office:value-type="float" office:value="109" calcext:value-type="float">
            <text:p>109</text:p>
          </table:table-cell>
          <table:table-cell office:value-type="float" office:value="436" calcext:value-type="float">
            <text:p>436</text:p>
          </table:table-cell>
          <table:table-cell office:value-type="float" office:value="0.726666666666667" calcext:value-type="float">
            <text:p>0,726666666666667</text:p>
          </table:table-cell>
          <table:table-cell office:value-type="float" office:value="0.594922754296819" calcext:value-type="float">
            <text:p>0,594922754296819</text:p>
          </table:table-cell>
          <table:table-cell office:value-type="float" office:value="0" calcext:value-type="float">
            <text:p>0</text:p>
          </table:table-cell>
          <table:table-cell/>
          <table:table-cell table:formula="of:=FLOOR([.C16]*0.3*(RANDBETWEEN(20;50)/100))" office:value-type="float" office:value="16" calcext:value-type="float">
            <text:p>16</text:p>
          </table:table-cell>
          <table:table-cell table:formula="of:=[.D16]+[.I16]*768" office:value-type="float" office:value="12724" calcext:value-type="float">
            <text:p>12724</text:p>
          </table:table-cell>
          <table:table-cell table:formula="of:=[.J16]/600" office:value-type="float" office:value="21.2066666666667" calcext:value-type="float">
            <text:p>21,2066666666667</text:p>
          </table:table-cell>
          <table:table-cell table:formula="of:=[.$P$4]*[.I16]" office:value-type="float" office:value="1311040" calcext:value-type="float">
            <text:p>1311040</text:p>
          </table:table-cell>
          <table:table-cell table:formula="of:=[.C16]*[.$P$2]+[.I16]*[.$P$3]" office:value-type="float" office:value="39.4966940219949" calcext:value-type="float">
            <text:p>39,4966940219949</text:p>
          </table:table-cell>
          <table:table-cell/>
          <table:table-cell office:value-type="string" calcext:value-type="string">
            <text:p>FLOP</text:p>
          </table:table-cell>
          <table:table-cell table:number-columns-repeated="1009"/>
        </table:table-row>
        <table:table-row table:style-name="ro1">
          <table:table-cell office:value-type="float" office:value="43064955" calcext:value-type="float">
            <text:p>43064955</text:p>
          </table:table-cell>
          <table:table-cell table:style-name="ce14" office:value-type="date" office:date-value="1900-02-03T00:43:08.104321794" calcext:value-type="date">
            <text:p>00-02-03 00:43</text:p>
          </table:table-cell>
          <table:table-cell office:value-type="float" office:value="108" calcext:value-type="float">
            <text:p>108</text:p>
          </table:table-cell>
          <table:table-cell office:value-type="float" office:value="432" calcext:value-type="float">
            <text:p>432</text:p>
          </table:table-cell>
          <table:table-cell office:value-type="float" office:value="0.72" calcext:value-type="float">
            <text:p>0,72</text:p>
          </table:table-cell>
          <table:table-cell office:value-type="float" office:value="0.594893598422205" calcext:value-type="float">
            <text:p>0,594893598422205</text:p>
          </table:table-cell>
          <table:table-cell office:value-type="float" office:value="0" calcext:value-type="float">
            <text:p>0</text:p>
          </table:table-cell>
          <table:table-cell/>
          <table:table-cell table:formula="of:=FLOOR([.C17]*0.3*(RANDBETWEEN(20;50)/100))" office:value-type="float" office:value="13" calcext:value-type="float">
            <text:p>13</text:p>
          </table:table-cell>
          <table:table-cell table:formula="of:=[.D17]+[.I17]*768" office:value-type="float" office:value="10416" calcext:value-type="float">
            <text:p>10416</text:p>
          </table:table-cell>
          <table:table-cell table:formula="of:=[.J17]/600" office:value-type="float" office:value="17.36" calcext:value-type="float">
            <text:p>17,36</text:p>
          </table:table-cell>
          <table:table-cell table:formula="of:=[.$P$4]*[.I17]" office:value-type="float" office:value="1065220" calcext:value-type="float">
            <text:p>1065220</text:p>
          </table:table-cell>
          <table:table-cell table:formula="of:=[.C17]*[.$P$2]+[.I17]*[.$P$3]" office:value-type="float" office:value="38.223845065891" calcext:value-type="float">
            <text:p>38,223845065891</text:p>
          </table:table-cell>
          <table:table-cell/>
          <table:table-cell office:value-type="string" calcext:value-type="string">
            <text:p>no event</text:p>
          </table:table-cell>
          <table:table-cell table:formula="of:=AVERAGE([.L13];[.L25])" office:value-type="float" office:value="6760050" calcext:value-type="float">
            <text:p>6760050</text:p>
          </table:table-cell>
          <table:table-cell table:number-columns-repeated="1008"/>
        </table:table-row>
        <table:table-row table:style-name="ro1">
          <table:table-cell office:value-type="float" office:value="43064962" calcext:value-type="float">
            <text:p>43064962</text:p>
          </table:table-cell>
          <table:table-cell office:value-type="float" office:value="34.7056034767695" calcext:value-type="float">
            <text:p>34,7056034767695</text:p>
          </table:table-cell>
          <table:table-cell office:value-type="float" office:value="107" calcext:value-type="float">
            <text:p>107</text:p>
          </table:table-cell>
          <table:table-cell office:value-type="float" office:value="428" calcext:value-type="float">
            <text:p>428</text:p>
          </table:table-cell>
          <table:table-cell office:value-type="float" office:value="0.713333333333333" calcext:value-type="float">
            <text:p>0,713333333333333</text:p>
          </table:table-cell>
          <table:table-cell office:value-type="float" office:value="0.594643796876677" calcext:value-type="float">
            <text:p>0,594643796876677</text:p>
          </table:table-cell>
          <table:table-cell office:value-type="float" office:value="0" calcext:value-type="float">
            <text:p>0</text:p>
          </table:table-cell>
          <table:table-cell/>
          <table:table-cell table:formula="of:=FLOOR([.C18]*0.3*(RANDBETWEEN(20;50)/100))" office:value-type="float" office:value="8" calcext:value-type="float">
            <text:p>8</text:p>
          </table:table-cell>
          <table:table-cell table:formula="of:=[.D18]+[.I18]*768" office:value-type="float" office:value="6572" calcext:value-type="float">
            <text:p>6572</text:p>
          </table:table-cell>
          <table:table-cell table:formula="of:=[.J18]/600" office:value-type="float" office:value="10.9533333333333" calcext:value-type="float">
            <text:p>10,9533333333333</text:p>
          </table:table-cell>
          <table:table-cell table:formula="of:=[.$P$4]*[.I18]" office:value-type="float" office:value="655520" calcext:value-type="float">
            <text:p>655520</text:p>
          </table:table-cell>
          <table:table-cell table:formula="of:=[.C18]*[.$P$2]+[.I18]*[.$P$3]" office:value-type="float" office:value="36.3127720442353" calcext:value-type="float">
            <text:p>36,3127720442353</text:p>
          </table:table-cell>
          <table:table-cell/>
          <table:table-cell office:value-type="string" calcext:value-type="string">
            <text:p>event</text:p>
          </table:table-cell>
          <table:table-cell table:formula="of:=AVERAGE([.G42];[.G54])" office:value-type="float" office:value="605826912" calcext:value-type="float">
            <text:p>605826912</text:p>
          </table:table-cell>
          <table:table-cell table:number-columns-repeated="1008"/>
        </table:table-row>
        <table:table-row table:style-name="ro1">
          <table:table-cell office:value-type="float" office:value="43064947" calcext:value-type="float">
            <text:p>43064947</text:p>
          </table:table-cell>
          <table:table-cell office:value-type="float" office:value="34.7056034767695" calcext:value-type="float">
            <text:p>34,7056034767695</text:p>
          </table:table-cell>
          <table:table-cell office:value-type="float" office:value="107" calcext:value-type="float">
            <text:p>107</text:p>
          </table:table-cell>
          <table:table-cell office:value-type="float" office:value="428" calcext:value-type="float">
            <text:p>428</text:p>
          </table:table-cell>
          <table:table-cell office:value-type="float" office:value="0.713333333333333" calcext:value-type="float">
            <text:p>0,713333333333333</text:p>
          </table:table-cell>
          <table:table-cell office:value-type="float" office:value="0.594627593144279" calcext:value-type="float">
            <text:p>0,594627593144279</text:p>
          </table:table-cell>
          <table:table-cell office:value-type="float" office:value="0" calcext:value-type="float">
            <text:p>0</text:p>
          </table:table-cell>
          <table:table-cell/>
          <table:table-cell table:formula="of:=FLOOR([.C19]*0.3*(RANDBETWEEN(20;50)/100))" office:value-type="float" office:value="14" calcext:value-type="float">
            <text:p>14</text:p>
          </table:table-cell>
          <table:table-cell table:formula="of:=[.D19]+[.I19]*768" office:value-type="float" office:value="11180" calcext:value-type="float">
            <text:p>11180</text:p>
          </table:table-cell>
          <table:table-cell table:formula="of:=[.J19]/600" office:value-type="float" office:value="18.6333333333333" calcext:value-type="float">
            <text:p>18,6333333333333</text:p>
          </table:table-cell>
          <table:table-cell table:formula="of:=[.$P$4]*[.I19]" office:value-type="float" office:value="1147160" calcext:value-type="float">
            <text:p>1147160</text:p>
          </table:table-cell>
          <table:table-cell table:formula="of:=[.C19]*[.$P$2]+[.I19]*[.$P$3]" office:value-type="float" office:value="38.2274442408911" calcext:value-type="float">
            <text:p>38,2274442408911</text:p>
          </table:table-cell>
          <table:table-cell table:number-columns-repeated="1011"/>
        </table:table-row>
        <table:table-row table:style-name="ro1">
          <table:table-cell office:value-type="float" office:value="43064953" calcext:value-type="float">
            <text:p>43064953</text:p>
          </table:table-cell>
          <table:table-cell office:value-type="float" office:value="34.7056034767695" calcext:value-type="float">
            <text:p>34,7056034767695</text:p>
          </table:table-cell>
          <table:table-cell office:value-type="float" office:value="107" calcext:value-type="float">
            <text:p>107</text:p>
          </table:table-cell>
          <table:table-cell office:value-type="float" office:value="428" calcext:value-type="float">
            <text:p>428</text:p>
          </table:table-cell>
          <table:table-cell office:value-type="float" office:value="0.713333333333333" calcext:value-type="float">
            <text:p>0,713333333333333</text:p>
          </table:table-cell>
          <table:table-cell office:value-type="float" office:value="0.59463475832196" calcext:value-type="float">
            <text:p>0,59463475832196</text:p>
          </table:table-cell>
          <table:table-cell office:value-type="float" office:value="0" calcext:value-type="float">
            <text:p>0</text:p>
          </table:table-cell>
          <table:table-cell/>
          <table:table-cell table:formula="of:=FLOOR([.C20]*0.3*(RANDBETWEEN(20;50)/100))" office:value-type="float" office:value="10" calcext:value-type="float">
            <text:p>10</text:p>
          </table:table-cell>
          <table:table-cell table:formula="of:=[.D20]+[.I20]*768" office:value-type="float" office:value="8108" calcext:value-type="float">
            <text:p>8108</text:p>
          </table:table-cell>
          <table:table-cell table:formula="of:=[.J20]/600" office:value-type="float" office:value="13.5133333333333" calcext:value-type="float">
            <text:p>13,5133333333333</text:p>
          </table:table-cell>
          <table:table-cell table:formula="of:=[.$P$4]*[.I20]" office:value-type="float" office:value="819400" calcext:value-type="float">
            <text:p>819400</text:p>
          </table:table-cell>
          <table:table-cell table:formula="of:=[.C20]*[.$P$2]+[.I20]*[.$P$3]" office:value-type="float" office:value="36.9509961097872" calcext:value-type="float">
            <text:p>36,9509961097872</text:p>
          </table:table-cell>
          <table:table-cell/>
          <table:table-cell office:value-type="string" calcext:value-type="string">
            <text:p>Quality</text:p>
          </table:table-cell>
          <table:table-cell table:number-columns-repeated="1009"/>
        </table:table-row>
        <table:table-row table:style-name="ro1">
          <table:table-cell office:value-type="float" office:value="43064951" calcext:value-type="float">
            <text:p>43064951</text:p>
          </table:table-cell>
          <table:table-cell office:value-type="float" office:value="34.7056034767695" calcext:value-type="float">
            <text:p>34,7056034767695</text:p>
          </table:table-cell>
          <table:table-cell office:value-type="float" office:value="107" calcext:value-type="float">
            <text:p>107</text:p>
          </table:table-cell>
          <table:table-cell office:value-type="float" office:value="428" calcext:value-type="float">
            <text:p>428</text:p>
          </table:table-cell>
          <table:table-cell office:value-type="float" office:value="0.713333333333333" calcext:value-type="float">
            <text:p>0,713333333333333</text:p>
          </table:table-cell>
          <table:table-cell office:value-type="float" office:value="0.594592412983414" calcext:value-type="float">
            <text:p>0,594592412983414</text:p>
          </table:table-cell>
          <table:table-cell office:value-type="float" office:value="0" calcext:value-type="float">
            <text:p>0</text:p>
          </table:table-cell>
          <table:table-cell/>
          <table:table-cell table:formula="of:=FLOOR([.C21]*0.3*(RANDBETWEEN(20;50)/100))" office:value-type="float" office:value="10" calcext:value-type="float">
            <text:p>10</text:p>
          </table:table-cell>
          <table:table-cell table:formula="of:=[.D21]+[.I21]*768" office:value-type="float" office:value="8108" calcext:value-type="float">
            <text:p>8108</text:p>
          </table:table-cell>
          <table:table-cell table:formula="of:=[.J21]/600" office:value-type="float" office:value="13.5133333333333" calcext:value-type="float">
            <text:p>13,5133333333333</text:p>
          </table:table-cell>
          <table:table-cell table:formula="of:=[.$P$4]*[.I21]" office:value-type="float" office:value="819400" calcext:value-type="float">
            <text:p>819400</text:p>
          </table:table-cell>
          <table:table-cell table:formula="of:=[.C21]*[.$P$2]+[.I21]*[.$P$3]" office:value-type="float" office:value="36.9509961097872" calcext:value-type="float">
            <text:p>36,9509961097872</text:p>
          </table:table-cell>
          <table:table-cell/>
          <table:table-cell office:value-type="string" calcext:value-type="string">
            <text:p>no event</text:p>
          </table:table-cell>
          <table:table-cell table:formula="of:=AVERAGE([.F12];[.F24])*100" office:value-type="float" office:value="59.4693655430078" calcext:value-type="float">
            <text:p>59,4693655430078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float" office:value="43064952" calcext:value-type="float">
            <text:p>43064952</text:p>
          </table:table-cell>
          <table:table-cell office:value-type="float" office:value="34.7056034767695" calcext:value-type="float">
            <text:p>34,7056034767695</text:p>
          </table:table-cell>
          <table:table-cell office:value-type="float" office:value="107" calcext:value-type="float">
            <text:p>107</text:p>
          </table:table-cell>
          <table:table-cell office:value-type="float" office:value="428" calcext:value-type="float">
            <text:p>428</text:p>
          </table:table-cell>
          <table:table-cell office:value-type="float" office:value="0.713333333333333" calcext:value-type="float">
            <text:p>0,713333333333333</text:p>
          </table:table-cell>
          <table:table-cell office:value-type="float" office:value="0.594600220045171" calcext:value-type="float">
            <text:p>0,594600220045171</text:p>
          </table:table-cell>
          <table:table-cell office:value-type="float" office:value="0" calcext:value-type="float">
            <text:p>0</text:p>
          </table:table-cell>
          <table:table-cell/>
          <table:table-cell table:formula="of:=FLOOR([.C22]*0.3*(RANDBETWEEN(20;50)/100))" office:value-type="float" office:value="7" calcext:value-type="float">
            <text:p>7</text:p>
          </table:table-cell>
          <table:table-cell table:formula="of:=[.D22]+[.I22]*768" office:value-type="float" office:value="5804" calcext:value-type="float">
            <text:p>5804</text:p>
          </table:table-cell>
          <table:table-cell table:formula="of:=[.J22]/600" office:value-type="float" office:value="9.67333333333333" calcext:value-type="float">
            <text:p>9,67333333333333</text:p>
          </table:table-cell>
          <table:table-cell table:formula="of:=[.$P$4]*[.I22]" office:value-type="float" office:value="573580" calcext:value-type="float">
            <text:p>573580</text:p>
          </table:table-cell>
          <table:table-cell table:formula="of:=[.C22]*[.$P$2]+[.I22]*[.$P$3]" office:value-type="float" office:value="35.9936600114593" calcext:value-type="float">
            <text:p>35,9936600114593</text:p>
          </table:table-cell>
          <table:table-cell/>
          <table:table-cell office:value-type="string" calcext:value-type="string">
            <text:p>event</text:p>
          </table:table-cell>
          <table:table-cell table:formula="of:=AVERAGE([.F41];[.F53])*100" office:value-type="float" office:value="83.8344620492595" calcext:value-type="float">
            <text:p>83,834462049259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float" office:value="43064954" calcext:value-type="float">
            <text:p>43064954</text:p>
          </table:table-cell>
          <table:table-cell office:value-type="float" office:value="34.7056034767695" calcext:value-type="float">
            <text:p>34,7056034767695</text:p>
          </table:table-cell>
          <table:table-cell office:value-type="float" office:value="107" calcext:value-type="float">
            <text:p>107</text:p>
          </table:table-cell>
          <table:table-cell office:value-type="float" office:value="428" calcext:value-type="float">
            <text:p>428</text:p>
          </table:table-cell>
          <table:table-cell office:value-type="float" office:value="0.713333333333333" calcext:value-type="float">
            <text:p>0,713333333333333</text:p>
          </table:table-cell>
          <table:table-cell office:value-type="float" office:value="0.594613510475588" calcext:value-type="float">
            <text:p>0,594613510475588</text:p>
          </table:table-cell>
          <table:table-cell office:value-type="float" office:value="0" calcext:value-type="float">
            <text:p>0</text:p>
          </table:table-cell>
          <table:table-cell/>
          <table:table-cell table:formula="of:=FLOOR([.C23]*0.3*(RANDBETWEEN(20;50)/100))" office:value-type="float" office:value="10" calcext:value-type="float">
            <text:p>10</text:p>
          </table:table-cell>
          <table:table-cell table:formula="of:=[.D23]+[.I23]*768" office:value-type="float" office:value="8108" calcext:value-type="float">
            <text:p>8108</text:p>
          </table:table-cell>
          <table:table-cell table:formula="of:=[.J23]/600" office:value-type="float" office:value="13.5133333333333" calcext:value-type="float">
            <text:p>13,5133333333333</text:p>
          </table:table-cell>
          <table:table-cell table:formula="of:=[.$P$4]*[.I23]" office:value-type="float" office:value="819400" calcext:value-type="float">
            <text:p>819400</text:p>
          </table:table-cell>
          <table:table-cell table:formula="of:=[.C23]*[.$P$2]+[.I23]*[.$P$3]" office:value-type="float" office:value="36.9509961097872" calcext:value-type="float">
            <text:p>36,9509961097872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average</text:p>
          </table:table-cell>
          <table:table-cell table:style-name="ce11" table:formula="of:=AVERAGE([.B16:.B23])" office:value-type="float" office:value="34.8272352646554" calcext:value-type="float">
            <text:p>34,8272352646554</text:p>
          </table:table-cell>
          <table:table-cell table:style-name="ce11" table:formula="of:=AVERAGE([.C16:.C23])" office:value-type="float" office:value="107.375" calcext:value-type="float">
            <text:p>107,375</text:p>
          </table:table-cell>
          <table:table-cell table:style-name="ce11" table:formula="of:=AVERAGE([.D16:.D23])" office:value-type="float" office:value="429.5" calcext:value-type="float">
            <text:p>429,5</text:p>
          </table:table-cell>
          <table:table-cell table:style-name="ce11" table:formula="of:=AVERAGE([.E16:.E23])" office:value-type="float" office:value="0.715833333333333" calcext:value-type="float">
            <text:p>0,715833333333333</text:p>
          </table:table-cell>
          <table:table-cell table:style-name="ce11" table:formula="of:=AVERAGE([.F16:.F23])" office:value-type="float" office:value="0.594691080570764" calcext:value-type="float">
            <text:p>0,594691080570764</text:p>
          </table:table-cell>
          <table:table-cell table:style-name="ce11" table:formula="of:=AVERAGE([.G16:.G23])" office:value-type="float" office:value="0" calcext:value-type="float">
            <text:p>0</text:p>
          </table:table-cell>
          <table:table-cell table:style-name="ce11"/>
          <table:table-cell table:style-name="ce11" table:formula="of:=AVERAGE([.I16:.I23])" office:value-type="float" office:value="11" calcext:value-type="float">
            <text:p>11</text:p>
          </table:table-cell>
          <table:table-cell table:style-name="ce11" table:formula="of:=AVERAGE([.J16:.J23])" office:value-type="float" office:value="8877.5" calcext:value-type="float">
            <text:p>8877,5</text:p>
          </table:table-cell>
          <table:table-cell table:style-name="ce11" table:formula="of:=AVERAGE([.K16:.K23])" office:value-type="float" office:value="14.7958333333333" calcext:value-type="float">
            <text:p>14,7958333333333</text:p>
          </table:table-cell>
          <table:table-cell table:style-name="ce11" table:formula="of:=AVERAGE([.L16:.L23])" office:value-type="float" office:value="901340" calcext:value-type="float">
            <text:p>901340</text:p>
          </table:table-cell>
          <table:table-cell table:style-name="ce11" table:formula="of:=AVERAGE([.M16:.M23])" office:value-type="float" office:value="37.3884254642291" calcext:value-type="float">
            <text:p>37,3884254642291</text:p>
          </table:table-cell>
          <table:table-cell/>
          <table:table-cell office:value-type="string" calcext:value-type="string">
            <text:p>BW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sum</text:p>
          </table:table-cell>
          <table:table-cell table:style-name="ce11" table:formula="of:=SUM([.B16:.B23])" office:value-type="float" office:value="278.617882117243" calcext:value-type="float">
            <text:p>278,617882117243</text:p>
          </table:table-cell>
          <table:table-cell table:style-name="ce11" table:formula="of:=SUM([.C16:.C23])" office:value-type="float" office:value="859" calcext:value-type="float">
            <text:p>859</text:p>
          </table:table-cell>
          <table:table-cell table:style-name="ce11" table:formula="of:=SUM([.D16:.D23])" office:value-type="float" office:value="3436" calcext:value-type="float">
            <text:p>3436</text:p>
          </table:table-cell>
          <table:table-cell table:style-name="ce11" table:formula="of:=SUM([.E16:.E23])" office:value-type="float" office:value="5.72666666666667" calcext:value-type="float">
            <text:p>5,72666666666667</text:p>
          </table:table-cell>
          <table:table-cell table:style-name="ce11" table:formula="of:=SUM([.F16:.F23])" office:value-type="float" office:value="4.75752864456611" calcext:value-type="float">
            <text:p>4,75752864456611</text:p>
          </table:table-cell>
          <table:table-cell table:style-name="ce11" table:formula="of:=SUM([.G16:.G23])" office:value-type="float" office:value="0" calcext:value-type="float">
            <text:p>0</text:p>
          </table:table-cell>
          <table:table-cell table:style-name="ce11"/>
          <table:table-cell table:style-name="ce11" table:formula="of:=SUM([.I16:.I23])" office:value-type="float" office:value="88" calcext:value-type="float">
            <text:p>88</text:p>
          </table:table-cell>
          <table:table-cell table:style-name="ce11" table:formula="of:=SUM([.J16:.J23])" office:value-type="float" office:value="71020" calcext:value-type="float">
            <text:p>71020</text:p>
          </table:table-cell>
          <table:table-cell table:style-name="ce11" table:formula="of:=SUM([.K16:.K23])" office:value-type="float" office:value="118.366666666667" calcext:value-type="float">
            <text:p>118,366666666667</text:p>
          </table:table-cell>
          <table:table-cell table:style-name="ce11" table:formula="of:=SUM([.L16:.L23])" office:value-type="float" office:value="7210720" calcext:value-type="float">
            <text:p>7210720</text:p>
          </table:table-cell>
          <table:table-cell table:style-name="ce11" table:formula="of:=SUM([.M16:.M23])" office:value-type="float" office:value="299.107403713833" calcext:value-type="float">
            <text:p>299,107403713833</text:p>
          </table:table-cell>
          <table:table-cell/>
          <table:table-cell office:value-type="string" calcext:value-type="string">
            <text:p>no event</text:p>
          </table:table-cell>
          <table:table-cell table:formula="of:=AVERAGE([.K13];[.K25])" office:value-type="float" office:value="111.323333333333" calcext:value-type="float">
            <text:p>111,323333333333</text:p>
          </table:table-cell>
          <table:table-cell office:value-type="string" calcext:value-type="string">
            <text:p>B/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string" calcext:value-type="string">
            <text:p>event</text:p>
          </table:table-cell>
          <table:table-cell table:formula="of:=AVERAGE([.E42];[.E54])" office:value-type="float" office:value="8741.93333333333" calcext:value-type="float">
            <text:p>8741,93333333333</text:p>
          </table:table-cell>
          <table:table-cell office:value-type="string" calcext:value-type="string">
            <text:p>B/s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" office:value-type="string" calcext:value-type="string">
            <text:p>Event</text:p>
          </table:table-cell>
          <table:table-cell table:style-name="ce13" office:value-type="string" calcext:value-type="string">
            <text:p>fmin</text:p>
          </table:table-cell>
          <table:table-cell table:style-name="ce13" office:value-type="string" calcext:value-type="string">
            <text:p>0,18 Hz</text:p>
          </table:table-cell>
          <table:table-cell table:style-name="ce13" office:value-type="string" calcext:value-type="string">
            <text:p>fmax</text:p>
          </table:table-cell>
          <table:table-cell table:style-name="ce13" office:value-type="string" calcext:value-type="string">
            <text:p>1,97 H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avgbw</text:p>
          </table:table-cell>
          <table:table-cell office:value-type="string" calcext:value-type="string">
            <text:p>avgqual</text:p>
          </table:table-cell>
          <table:table-cell office:value-type="string" calcext:value-type="string">
            <text:p>flops</text:p>
          </table:table-cell>
          <table:table-cell table:number-columns-repeated="1017"/>
        </table:table-row>
        <table:table-row table:style-name="ro1">
          <table:table-cell office:value-type="float" office:value="43064962" calcext:value-type="float">
            <text:p>43064962</text:p>
          </table:table-cell>
          <table:table-cell office:value-type="float" office:value="249.823492984095" calcext:value-type="float">
            <text:p>249,823492984095</text:p>
          </table:table-cell>
          <table:table-cell office:value-type="float" office:value="762" calcext:value-type="float">
            <text:p>762</text:p>
          </table:table-cell>
          <table:table-cell office:value-type="float" office:value="556776" calcext:value-type="float">
            <text:p>556776</text:p>
          </table:table-cell>
          <table:table-cell office:value-type="float" office:value="927.96" calcext:value-type="float">
            <text:p>927,96</text:p>
          </table:table-cell>
          <table:table-cell office:value-type="float" office:value="0.832153685564665" calcext:value-type="float">
            <text:p>0,832153685564665</text:p>
          </table:table-cell>
          <table:table-cell office:value-type="float" office:value="64301664" calcext:value-type="float">
            <text:p>64301664</text:p>
          </table:table-cell>
          <table:table-cell table:number-columns-repeated="1017"/>
        </table:table-row>
        <table:table-row table:style-name="ro1">
          <table:table-cell office:value-type="float" office:value="43064953" calcext:value-type="float">
            <text:p>43064953</text:p>
          </table:table-cell>
          <table:table-cell office:value-type="float" office:value="252.447904458993" calcext:value-type="float">
            <text:p>252,447904458993</text:p>
          </table:table-cell>
          <table:table-cell office:value-type="float" office:value="770" calcext:value-type="float">
            <text:p>770</text:p>
          </table:table-cell>
          <table:table-cell office:value-type="float" office:value="562952" calcext:value-type="float">
            <text:p>562952</text:p>
          </table:table-cell>
          <table:table-cell office:value-type="float" office:value="938.253333333333" calcext:value-type="float">
            <text:p>938,253333333333</text:p>
          </table:table-cell>
          <table:table-cell office:value-type="float" office:value="0.834479993704942" calcext:value-type="float">
            <text:p>0,834479993704942</text:p>
          </table:table-cell>
          <table:table-cell office:value-type="float" office:value="65015136" calcext:value-type="float">
            <text:p>65015136</text:p>
          </table:table-cell>
          <table:table-cell table:number-columns-repeated="1017"/>
        </table:table-row>
        <table:table-row table:style-name="ro1">
          <table:table-cell office:value-type="float" office:value="43064947" calcext:value-type="float">
            <text:p>43064947</text:p>
          </table:table-cell>
          <table:table-cell office:value-type="float" office:value="387.100692547556" calcext:value-type="float">
            <text:p>387,100692547556</text:p>
          </table:table-cell>
          <table:table-cell office:value-type="float" office:value="1180" calcext:value-type="float">
            <text:p>1180</text:p>
          </table:table-cell>
          <table:table-cell office:value-type="float" office:value="910960" calcext:value-type="float">
            <text:p>910960</text:p>
          </table:table-cell>
          <table:table-cell office:value-type="float" office:value="1518.26666666667" calcext:value-type="float">
            <text:p>1518,26666666667</text:p>
          </table:table-cell>
          <table:table-cell office:value-type="float" office:value="0.851607251875006" calcext:value-type="float">
            <text:p>0,851607251875006</text:p>
          </table:table-cell>
          <table:table-cell office:value-type="float" office:value="105237120" calcext:value-type="float">
            <text:p>105237120</text:p>
          </table:table-cell>
          <table:table-cell table:number-columns-repeated="1017"/>
        </table:table-row>
        <table:table-row table:style-name="ro1">
          <table:table-cell office:value-type="float" office:value="43064954" calcext:value-type="float">
            <text:p>43064954</text:p>
          </table:table-cell>
          <table:table-cell office:value-type="float" office:value="337.509425958841" calcext:value-type="float">
            <text:p>337,509425958841</text:p>
          </table:table-cell>
          <table:table-cell office:value-type="float" office:value="1029" calcext:value-type="float">
            <text:p>1029</text:p>
          </table:table-cell>
          <table:table-cell office:value-type="float" office:value="782868" calcext:value-type="float">
            <text:p>782868</text:p>
          </table:table-cell>
          <table:table-cell office:value-type="float" office:value="1304.78" calcext:value-type="float">
            <text:p>1304,78</text:p>
          </table:table-cell>
          <table:table-cell office:value-type="float" office:value="0.846105787975237" calcext:value-type="float">
            <text:p>0,846105787975237</text:p>
          </table:table-cell>
          <table:table-cell office:value-type="float" office:value="90432576" calcext:value-type="float">
            <text:p>90432576</text:p>
          </table:table-cell>
          <table:table-cell table:number-columns-repeated="1017"/>
        </table:table-row>
        <table:table-row table:style-name="ro1">
          <table:table-cell office:value-type="float" office:value="43064955" calcext:value-type="float">
            <text:p>43064955</text:p>
          </table:table-cell>
          <table:table-cell office:value-type="float" office:value="227.162044013094" calcext:value-type="float">
            <text:p>227,162044013094</text:p>
          </table:table-cell>
          <table:table-cell office:value-type="float" office:value="693" calcext:value-type="float">
            <text:p>693</text:p>
          </table:table-cell>
          <table:table-cell office:value-type="float" office:value="498132" calcext:value-type="float">
            <text:p>498132</text:p>
          </table:table-cell>
          <table:table-cell office:value-type="float" office:value="830.22" calcext:value-type="float">
            <text:p>830,22</text:p>
          </table:table-cell>
          <table:table-cell office:value-type="float" office:value="0.827135292396178" calcext:value-type="float">
            <text:p>0,827135292396178</text:p>
          </table:table-cell>
          <table:table-cell office:value-type="float" office:value="57523680" calcext:value-type="float">
            <text:p>57523680</text:p>
          </table:table-cell>
          <table:table-cell table:number-columns-repeated="1017"/>
        </table:table-row>
        <table:table-row table:style-name="ro1">
          <table:table-cell office:value-type="float" office:value="43064952" calcext:value-type="float">
            <text:p>43064952</text:p>
          </table:table-cell>
          <table:table-cell office:value-type="float" office:value="219.277709588398" calcext:value-type="float">
            <text:p>219,277709588398</text:p>
          </table:table-cell>
          <table:table-cell office:value-type="float" office:value="669" calcext:value-type="float">
            <text:p>669</text:p>
          </table:table-cell>
          <table:table-cell office:value-type="float" office:value="477300" calcext:value-type="float">
            <text:p>477300</text:p>
          </table:table-cell>
          <table:table-cell office:value-type="float" office:value="795.5" calcext:value-type="float">
            <text:p>795,5</text:p>
          </table:table-cell>
          <table:table-cell office:value-type="float" office:value="0.828917865819107" calcext:value-type="float">
            <text:p>0,828917865819107</text:p>
          </table:table-cell>
          <table:table-cell office:value-type="float" office:value="55115712" calcext:value-type="float">
            <text:p>55115712</text:p>
          </table:table-cell>
          <table:table-cell table:number-columns-repeated="1017"/>
        </table:table-row>
        <table:table-row table:style-name="ro1">
          <table:table-cell office:value-type="float" office:value="43064951" calcext:value-type="float">
            <text:p>43064951</text:p>
          </table:table-cell>
          <table:table-cell office:value-type="float" office:value="290.870622279387" calcext:value-type="float">
            <text:p>290,870622279387</text:p>
          </table:table-cell>
          <table:table-cell office:value-type="float" office:value="887" calcext:value-type="float">
            <text:p>887</text:p>
          </table:table-cell>
          <table:table-cell office:value-type="float" office:value="661724" calcext:value-type="float">
            <text:p>661724</text:p>
          </table:table-cell>
          <table:table-cell office:value-type="float" office:value="1102.87333333333" calcext:value-type="float">
            <text:p>1102,87333333333</text:p>
          </table:table-cell>
          <table:table-cell office:value-type="float" office:value="0.842603145945269" calcext:value-type="float">
            <text:p>0,842603145945269</text:p>
          </table:table-cell>
          <table:table-cell office:value-type="float" office:value="76430688" calcext:value-type="float">
            <text:p>76430688</text:p>
          </table:table-cell>
          <table:table-cell table:number-columns-repeated="1017"/>
        </table:table-row>
        <table:table-row table:style-name="ro1">
          <table:table-cell office:value-type="float" office:value="43043746" calcext:value-type="float">
            <text:p>43043746</text:p>
          </table:table-cell>
          <table:table-cell office:value-type="float" office:value="330.612945837232" calcext:value-type="float">
            <text:p>330,612945837232</text:p>
          </table:table-cell>
          <table:table-cell office:value-type="float" office:value="1008" calcext:value-type="float">
            <text:p>1008</text:p>
          </table:table-cell>
          <table:table-cell office:value-type="float" office:value="765120" calcext:value-type="float">
            <text:p>765120</text:p>
          </table:table-cell>
          <table:table-cell office:value-type="float" office:value="1275.2" calcext:value-type="float">
            <text:p>1275,2</text:p>
          </table:table-cell>
          <table:table-cell office:value-type="float" office:value="0.844435290481887" calcext:value-type="float">
            <text:p>0,844435290481887</text:p>
          </table:table-cell>
          <table:table-cell office:value-type="float" office:value="88381344" calcext:value-type="float">
            <text:p>88381344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average</text:p>
          </table:table-cell>
          <table:table-cell table:style-name="ce13" table:formula="of:=AVERAGE([.B33:.B40])" office:value-type="float" office:value="286.85060470845" calcext:value-type="float">
            <text:p>286,85060470845</text:p>
          </table:table-cell>
          <table:table-cell table:style-name="ce13" table:formula="of:=AVERAGE([.C33:.C40])" office:value-type="float" office:value="874.75" calcext:value-type="float">
            <text:p>874,75</text:p>
          </table:table-cell>
          <table:table-cell table:style-name="ce13" table:formula="of:=AVERAGE([.D33:.D40])" office:value-type="float" office:value="651979" calcext:value-type="float">
            <text:p>651979</text:p>
          </table:table-cell>
          <table:table-cell table:style-name="ce13" table:formula="of:=AVERAGE([.E33:.E40])" office:value-type="float" office:value="1086.63166666667" calcext:value-type="float">
            <text:p>1086,63166666667</text:p>
          </table:table-cell>
          <table:table-cell table:style-name="ce13" table:formula="of:=AVERAGE([.F33:.F40])" office:value-type="float" office:value="0.838429789220286" calcext:value-type="float">
            <text:p>0,838429789220286</text:p>
          </table:table-cell>
          <table:table-cell table:style-name="ce13" table:formula="of:=AVERAGE([.G33:.G40])" office:value-type="float" office:value="75304740" calcext:value-type="float">
            <text:p>75304740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um</text:p>
          </table:table-cell>
          <table:table-cell table:style-name="ce13" table:formula="of:=SUM([.B33:.B40])" office:value-type="float" office:value="2294.8048376676" calcext:value-type="float">
            <text:p>2294,8048376676</text:p>
          </table:table-cell>
          <table:table-cell table:style-name="ce13" table:formula="of:=SUM([.C33:.C40])" office:value-type="float" office:value="6998" calcext:value-type="float">
            <text:p>6998</text:p>
          </table:table-cell>
          <table:table-cell table:style-name="ce13" table:formula="of:=SUM([.D33:.D40])" office:value-type="float" office:value="5215832" calcext:value-type="float">
            <text:p>5215832</text:p>
          </table:table-cell>
          <table:table-cell table:style-name="ce13" table:formula="of:=SUM([.E33:.E40])" office:value-type="float" office:value="8693.05333333333" calcext:value-type="float">
            <text:p>8693,05333333333</text:p>
          </table:table-cell>
          <table:table-cell table:style-name="ce13" table:formula="of:=SUM([.F33:.F40])" office:value-type="float" office:value="6.70743831376229" calcext:value-type="float">
            <text:p>6,70743831376229</text:p>
          </table:table-cell>
          <table:table-cell table:style-name="ce13" table:formula="of:=SUM([.G33:.G40])" office:value-type="float" office:value="602437920" calcext:value-type="float">
            <text:p>60243792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avgbw</text:p>
          </table:table-cell>
          <table:table-cell office:value-type="string" calcext:value-type="string">
            <text:p>avgqual</text:p>
          </table:table-cell>
          <table:table-cell office:value-type="string" calcext:value-type="string">
            <text:p>flops</text:p>
          </table:table-cell>
          <table:table-cell table:number-columns-repeated="1017"/>
        </table:table-row>
        <table:table-row table:style-name="ro1">
          <table:table-cell office:value-type="float" office:value="43043746" calcext:value-type="float">
            <text:p>43043746</text:p>
          </table:table-cell>
          <table:table-cell office:value-type="float" office:value="272.805593389459" calcext:value-type="float">
            <text:p>272,805593389459</text:p>
          </table:table-cell>
          <table:table-cell office:value-type="float" office:value="832" calcext:value-type="float">
            <text:p>832</text:p>
          </table:table-cell>
          <table:table-cell office:value-type="float" office:value="614656" calcext:value-type="float">
            <text:p>614656</text:p>
          </table:table-cell>
          <table:table-cell office:value-type="float" office:value="1024.42666666667" calcext:value-type="float">
            <text:p>1024,42666666667</text:p>
          </table:table-cell>
          <table:table-cell office:value-type="float" office:value="0.836898578846292" calcext:value-type="float">
            <text:p>0,836898578846292</text:p>
          </table:table-cell>
          <table:table-cell office:value-type="float" office:value="70990464" calcext:value-type="float">
            <text:p>70990464</text:p>
          </table:table-cell>
          <table:table-cell table:number-columns-repeated="1017"/>
        </table:table-row>
        <table:table-row table:style-name="ro1">
          <table:table-cell office:value-type="float" office:value="43064952" calcext:value-type="float">
            <text:p>43064952</text:p>
          </table:table-cell>
          <table:table-cell office:value-type="float" office:value="236.682935609602" calcext:value-type="float">
            <text:p>236,682935609602</text:p>
          </table:table-cell>
          <table:table-cell office:value-type="float" office:value="722" calcext:value-type="float">
            <text:p>722</text:p>
          </table:table-cell>
          <table:table-cell office:value-type="float" office:value="522056" calcext:value-type="float">
            <text:p>522056</text:p>
          </table:table-cell>
          <table:table-cell office:value-type="float" office:value="870.093333333333" calcext:value-type="float">
            <text:p>870,093333333333</text:p>
          </table:table-cell>
          <table:table-cell office:value-type="float" office:value="0.832004160592251" calcext:value-type="float">
            <text:p>0,832004160592251</text:p>
          </table:table-cell>
          <table:table-cell office:value-type="float" office:value="60288384" calcext:value-type="float">
            <text:p>60288384</text:p>
          </table:table-cell>
          <table:table-cell table:number-columns-repeated="1017"/>
        </table:table-row>
        <table:table-row table:style-name="ro1">
          <table:table-cell office:value-type="float" office:value="43064955" calcext:value-type="float">
            <text:p>43064955</text:p>
          </table:table-cell>
          <table:table-cell office:value-type="float" office:value="190.375883364514" calcext:value-type="float">
            <text:p>190,375883364514</text:p>
          </table:table-cell>
          <table:table-cell office:value-type="float" office:value="581" calcext:value-type="float">
            <text:p>581</text:p>
          </table:table-cell>
          <table:table-cell office:value-type="float" office:value="402452" calcext:value-type="float">
            <text:p>402452</text:p>
          </table:table-cell>
          <table:table-cell office:value-type="float" office:value="670.753333333333" calcext:value-type="float">
            <text:p>670,753333333333</text:p>
          </table:table-cell>
          <table:table-cell office:value-type="float" office:value="0.816134738490226" calcext:value-type="float">
            <text:p>0,816134738490226</text:p>
          </table:table-cell>
          <table:table-cell office:value-type="float" office:value="46464864" calcext:value-type="float">
            <text:p>46464864</text:p>
          </table:table-cell>
          <table:table-cell table:number-columns-repeated="1017"/>
        </table:table-row>
        <table:table-row table:style-name="ro1">
          <table:table-cell office:value-type="float" office:value="43064951" calcext:value-type="float">
            <text:p>43064951</text:p>
          </table:table-cell>
          <table:table-cell office:value-type="float" office:value="330.940997271594" calcext:value-type="float">
            <text:p>330,940997271594</text:p>
          </table:table-cell>
          <table:table-cell office:value-type="float" office:value="1009" calcext:value-type="float">
            <text:p>1009</text:p>
          </table:table-cell>
          <table:table-cell office:value-type="float" office:value="765892" calcext:value-type="float">
            <text:p>765892</text:p>
          </table:table-cell>
          <table:table-cell office:value-type="float" office:value="1276.48666666667" calcext:value-type="float">
            <text:p>1276,48666666667</text:p>
          </table:table-cell>
          <table:table-cell office:value-type="float" office:value="0.846061155073429" calcext:value-type="float">
            <text:p>0,846061155073429</text:p>
          </table:table-cell>
          <table:table-cell office:value-type="float" office:value="88470528" calcext:value-type="float">
            <text:p>88470528</text:p>
          </table:table-cell>
          <table:table-cell table:number-columns-repeated="1017"/>
        </table:table-row>
        <table:table-row table:style-name="ro1">
          <table:table-cell office:value-type="float" office:value="43064962" calcext:value-type="float">
            <text:p>43064962</text:p>
          </table:table-cell>
          <table:table-cell office:value-type="float" office:value="361.151329232931" calcext:value-type="float">
            <text:p>361,151329232931</text:p>
          </table:table-cell>
          <table:table-cell office:value-type="float" office:value="1101" calcext:value-type="float">
            <text:p>1101</text:p>
          </table:table-cell>
          <table:table-cell office:value-type="float" office:value="843060" calcext:value-type="float">
            <text:p>843060</text:p>
          </table:table-cell>
          <table:table-cell office:value-type="float" office:value="1405.1" calcext:value-type="float">
            <text:p>1405,1</text:p>
          </table:table-cell>
          <table:table-cell office:value-type="float" office:value="0.849323024631713" calcext:value-type="float">
            <text:p>0,849323024631713</text:p>
          </table:table-cell>
          <table:table-cell office:value-type="float" office:value="97388928" calcext:value-type="float">
            <text:p>97388928</text:p>
          </table:table-cell>
          <table:table-cell table:number-columns-repeated="1017"/>
        </table:table-row>
        <table:table-row table:style-name="ro1">
          <table:table-cell office:value-type="float" office:value="43064947" calcext:value-type="float">
            <text:p>43064947</text:p>
          </table:table-cell>
          <table:table-cell office:value-type="float" office:value="268.209173308386" calcext:value-type="float">
            <text:p>268,209173308386</text:p>
          </table:table-cell>
          <table:table-cell office:value-type="float" office:value="818" calcext:value-type="float">
            <text:p>818</text:p>
          </table:table-cell>
          <table:table-cell office:value-type="float" office:value="603080" calcext:value-type="float">
            <text:p>603080</text:p>
          </table:table-cell>
          <table:table-cell office:value-type="float" office:value="1005.13333333333" calcext:value-type="float">
            <text:p>1005,13333333333</text:p>
          </table:table-cell>
          <table:table-cell office:value-type="float" office:value="0.837560697032678" calcext:value-type="float">
            <text:p>0,837560697032678</text:p>
          </table:table-cell>
          <table:table-cell office:value-type="float" office:value="69652704" calcext:value-type="float">
            <text:p>69652704</text:p>
          </table:table-cell>
          <table:table-cell table:number-columns-repeated="1017"/>
        </table:table-row>
        <table:table-row table:style-name="ro1">
          <table:table-cell office:value-type="float" office:value="43064954" calcext:value-type="float">
            <text:p>43064954</text:p>
          </table:table-cell>
          <table:table-cell office:value-type="float" office:value="270.844684783284" calcext:value-type="float">
            <text:p>270,844684783284</text:p>
          </table:table-cell>
          <table:table-cell office:value-type="float" office:value="826" calcext:value-type="float">
            <text:p>826</text:p>
          </table:table-cell>
          <table:table-cell office:value-type="float" office:value="611560" calcext:value-type="float">
            <text:p>611560</text:p>
          </table:table-cell>
          <table:table-cell office:value-type="float" office:value="1019.26666666667" calcext:value-type="float">
            <text:p>1019,26666666667</text:p>
          </table:table-cell>
          <table:table-cell office:value-type="float" office:value="0.836838125019733" calcext:value-type="float">
            <text:p>0,836838125019733</text:p>
          </table:table-cell>
          <table:table-cell office:value-type="float" office:value="70633728" calcext:value-type="float">
            <text:p>70633728</text:p>
          </table:table-cell>
          <table:table-cell table:number-columns-repeated="1017"/>
        </table:table-row>
        <table:table-row table:style-name="ro1">
          <table:table-cell office:value-type="float" office:value="43064953" calcext:value-type="float">
            <text:p>43064953</text:p>
          </table:table-cell>
          <table:table-cell office:value-type="float" office:value="387.428743981919" calcext:value-type="float">
            <text:p>387,428743981919</text:p>
          </table:table-cell>
          <table:table-cell office:value-type="float" office:value="1181" calcext:value-type="float">
            <text:p>1181</text:p>
          </table:table-cell>
          <table:table-cell office:value-type="float" office:value="911732" calcext:value-type="float">
            <text:p>911732</text:p>
          </table:table-cell>
          <table:table-cell office:value-type="float" office:value="1519.55333333333" calcext:value-type="float">
            <text:p>1519,55333333333</text:p>
          </table:table-cell>
          <table:table-cell office:value-type="float" office:value="0.8512551344329" calcext:value-type="float">
            <text:p>0,8512551344329</text:p>
          </table:table-cell>
          <table:table-cell office:value-type="float" office:value="105326304" calcext:value-type="float">
            <text:p>105326304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average</text:p>
          </table:table-cell>
          <table:table-cell table:style-name="ce13" table:formula="of:=AVERAGE([.B45:.B52])" office:value-type="float" office:value="289.804917617711" calcext:value-type="float">
            <text:p>289,804917617711</text:p>
          </table:table-cell>
          <table:table-cell table:style-name="ce13" table:formula="of:=AVERAGE([.C45:.C52])" office:value-type="float" office:value="883.75" calcext:value-type="float">
            <text:p>883,75</text:p>
          </table:table-cell>
          <table:table-cell table:style-name="ce13" table:formula="of:=AVERAGE([.D45:.D52])" office:value-type="float" office:value="659311" calcext:value-type="float">
            <text:p>659311</text:p>
          </table:table-cell>
          <table:table-cell table:style-name="ce13" table:formula="of:=AVERAGE([.E45:.E52])" office:value-type="float" office:value="1098.85166666667" calcext:value-type="float">
            <text:p>1098,85166666667</text:p>
          </table:table-cell>
          <table:table-cell table:style-name="ce13" table:formula="of:=AVERAGE([.F45:.F52])" office:value-type="float" office:value="0.838259451764903" calcext:value-type="float">
            <text:p>0,838259451764903</text:p>
          </table:table-cell>
          <table:table-cell table:style-name="ce13" table:formula="of:=AVERAGE([.G45:.G52])" office:value-type="float" office:value="76151988" calcext:value-type="float">
            <text:p>76151988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um</text:p>
          </table:table-cell>
          <table:table-cell table:style-name="ce13" table:formula="of:=SUM([.B45:.B52])" office:value-type="float" office:value="2318.43934094169" calcext:value-type="float">
            <text:p>2318,43934094169</text:p>
          </table:table-cell>
          <table:table-cell table:style-name="ce13" table:formula="of:=SUM([.C45:.C52])" office:value-type="float" office:value="7070" calcext:value-type="float">
            <text:p>7070</text:p>
          </table:table-cell>
          <table:table-cell table:style-name="ce13" table:formula="of:=SUM([.D45:.D52])" office:value-type="float" office:value="5274488" calcext:value-type="float">
            <text:p>5274488</text:p>
          </table:table-cell>
          <table:table-cell table:style-name="ce13" table:formula="of:=SUM([.E45:.E52])" office:value-type="float" office:value="8790.81333333333" calcext:value-type="float">
            <text:p>8790,81333333333</text:p>
          </table:table-cell>
          <table:table-cell table:style-name="ce13" table:formula="of:=SUM([.F45:.F52])" office:value-type="float" office:value="6.70607561411922" calcext:value-type="float">
            <text:p>6,70607561411922</text:p>
          </table:table-cell>
          <table:table-cell table:style-name="ce13" table:formula="of:=SUM([.G45:.G52])" office:value-type="float" office:value="609215904" calcext:value-type="float">
            <text:p>609215904</text:p>
          </table:table-cell>
          <table:table-cell table:number-columns-repeated="1017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I_v2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row table:style-name="ro1">
          <table:table-cell table:style-name="ce11" office:value-type="string" calcext:value-type="string">
            <text:p>No event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0,18 Hz</text:p>
          </table:table-cell>
          <table:table-cell table:number-columns-repeated="14"/>
        </table:table-row>
        <table:table-row table:style-name="ro1">
          <table:table-cell table:number-columns-repeated="14"/>
          <table:table-cell table:style-name="ce12" table:number-columns-repeated="2"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avgbw</text:p>
          </table:table-cell>
          <table:table-cell office:value-type="string" calcext:value-type="string">
            <text:p>avgqual</text:p>
          </table:table-cell>
          <table:table-cell office:value-type="string" calcext:value-type="string">
            <text:p>flops</text:p>
          </table:table-cell>
          <table:table-cell table:number-columns-repeated="7"/>
          <table:table-cell table:style-name="ce12"/>
          <table:table-cell table:style-name="ce15"/>
          <table:table-cell/>
        </table:table-row>
        <table:table-row table:style-name="ro1">
          <table:table-cell office:value-type="float" office:value="43064951" calcext:value-type="float">
            <text:p>43064951</text:p>
          </table:table-cell>
          <table:table-cell office:value-type="float" office:value="27.5206925" calcext:value-type="float">
            <text:p>27,5206925</text:p>
          </table:table-cell>
          <table:table-cell office:value-type="float" office:value="111" calcext:value-type="float">
            <text:p>111</text:p>
          </table:table-cell>
          <table:table-cell office:value-type="float" office:value="85692" calcext:value-type="float">
            <text:p>85692</text:p>
          </table:table-cell>
          <table:table-cell office:value-type="float" office:value="142.82" calcext:value-type="float">
            <text:p>142,82</text:p>
          </table:table-cell>
          <table:table-cell office:value-type="float" office:value="0.366443101012273" calcext:value-type="float">
            <text:p>0,366443101012273</text:p>
          </table:table-cell>
          <table:table-cell office:value-type="float" office:value="290265" calcext:value-type="float">
            <text:p>290265</text:p>
          </table:table-cell>
          <table:table-cell table:number-columns-repeated="7"/>
          <table:table-cell table:style-name="ce12" table:number-columns-repeated="2"/>
          <table:table-cell/>
        </table:table-row>
        <table:table-row table:style-name="ro1">
          <table:table-cell office:value-type="float" office:value="43064954" calcext:value-type="float">
            <text:p>43064954</text:p>
          </table:table-cell>
          <table:table-cell office:value-type="float" office:value="27.2727583333334" calcext:value-type="float">
            <text:p>27,2727583333334</text:p>
          </table:table-cell>
          <table:table-cell office:value-type="float" office:value="110" calcext:value-type="float">
            <text:p>110</text:p>
          </table:table-cell>
          <table:table-cell office:value-type="float" office:value="84920" calcext:value-type="float">
            <text:p>84920</text:p>
          </table:table-cell>
          <table:table-cell office:value-type="float" office:value="141.533333333333" calcext:value-type="float">
            <text:p>141,533333333333</text:p>
          </table:table-cell>
          <table:table-cell office:value-type="float" office:value="0.359040035805789" calcext:value-type="float">
            <text:p>0,359040035805789</text:p>
          </table:table-cell>
          <table:table-cell office:value-type="float" office:value="376834" calcext:value-type="float">
            <text:p>376834</text:p>
          </table:table-cell>
          <table:table-cell table:number-columns-repeated="7"/>
          <table:table-cell table:style-name="ce12" table:number-columns-repeated="2"/>
          <table:table-cell/>
        </table:table-row>
        <table:table-row table:style-name="ro1">
          <table:table-cell office:value-type="float" office:value="43064962" calcext:value-type="float">
            <text:p>43064962</text:p>
          </table:table-cell>
          <table:table-cell office:value-type="float" office:value="27.7686266666667" calcext:value-type="float">
            <text:p>27,76862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6464" calcext:value-type="float">
            <text:p>86464</text:p>
          </table:table-cell>
          <table:table-cell office:value-type="float" office:value="144.106666666667" calcext:value-type="float">
            <text:p>144,106666666667</text:p>
          </table:table-cell>
          <table:table-cell office:value-type="float" office:value="0.371245442631099" calcext:value-type="float">
            <text:p>0,371245442631099</text:p>
          </table:table-cell>
          <table:table-cell office:value-type="float" office:value="292880" calcext:value-type="float">
            <text:p>292880</text:p>
          </table:table-cell>
          <table:table-cell table:number-columns-repeated="7"/>
          <table:table-cell table:style-name="ce12" table:number-columns-repeated="2"/>
          <table:table-cell/>
        </table:table-row>
        <table:table-row table:style-name="ro1">
          <table:table-cell office:value-type="float" office:value="43064952" calcext:value-type="float">
            <text:p>43064952</text:p>
          </table:table-cell>
          <table:table-cell office:value-type="float" office:value="27.5206925" calcext:value-type="float">
            <text:p>27,5206925</text:p>
          </table:table-cell>
          <table:table-cell office:value-type="float" office:value="111" calcext:value-type="float">
            <text:p>111</text:p>
          </table:table-cell>
          <table:table-cell office:value-type="float" office:value="85692" calcext:value-type="float">
            <text:p>85692</text:p>
          </table:table-cell>
          <table:table-cell office:value-type="float" office:value="142.82" calcext:value-type="float">
            <text:p>142,82</text:p>
          </table:table-cell>
          <table:table-cell office:value-type="float" office:value="0.368162887798078" calcext:value-type="float">
            <text:p>0,368162887798078</text:p>
          </table:table-cell>
          <table:table-cell office:value-type="float" office:value="290265" calcext:value-type="float">
            <text:p>290265</text:p>
          </table:table-cell>
          <table:table-cell table:number-columns-repeated="7"/>
          <table:table-cell table:style-name="ce12" table:number-columns-repeated="2"/>
          <table:table-cell/>
        </table:table-row>
        <table:table-row table:style-name="ro1">
          <table:table-cell office:value-type="float" office:value="43043746" calcext:value-type="float">
            <text:p>43043746</text:p>
          </table:table-cell>
          <table:table-cell office:value-type="float" office:value="27.5206925" calcext:value-type="float">
            <text:p>27,5206925</text:p>
          </table:table-cell>
          <table:table-cell office:value-type="float" office:value="111" calcext:value-type="float">
            <text:p>111</text:p>
          </table:table-cell>
          <table:table-cell office:value-type="float" office:value="85692" calcext:value-type="float">
            <text:p>85692</text:p>
          </table:table-cell>
          <table:table-cell office:value-type="float" office:value="142.82" calcext:value-type="float">
            <text:p>142,82</text:p>
          </table:table-cell>
          <table:table-cell office:value-type="float" office:value="0.365587747421269" calcext:value-type="float">
            <text:p>0,365587747421269</text:p>
          </table:table-cell>
          <table:table-cell office:value-type="float" office:value="290265" calcext:value-type="float">
            <text:p>290265</text:p>
          </table:table-cell>
          <table:table-cell table:number-columns-repeated="7"/>
          <table:table-cell table:style-name="ce12" table:number-columns-repeated="2"/>
          <table:table-cell/>
        </table:table-row>
        <table:table-row table:style-name="ro1">
          <table:table-cell office:value-type="float" office:value="43064947" calcext:value-type="float">
            <text:p>43064947</text:p>
          </table:table-cell>
          <table:table-cell office:value-type="float" office:value="28.0165608333334" calcext:value-type="float">
            <text:p>28,0165608333334</text:p>
          </table:table-cell>
          <table:table-cell office:value-type="float" office:value="113" calcext:value-type="float">
            <text:p>113</text:p>
          </table:table-cell>
          <table:table-cell office:value-type="float" office:value="87236" calcext:value-type="float">
            <text:p>87236</text:p>
          </table:table-cell>
          <table:table-cell office:value-type="float" office:value="145.393333333333" calcext:value-type="float">
            <text:p>145,393333333333</text:p>
          </table:table-cell>
          <table:table-cell office:value-type="float" office:value="0.367662666860269" calcext:value-type="float">
            <text:p>0,367662666860269</text:p>
          </table:table-cell>
          <table:table-cell office:value-type="float" office:value="384679" calcext:value-type="float">
            <text:p>384679</text:p>
          </table:table-cell>
          <table:table-cell table:number-columns-repeated="7"/>
          <table:table-cell table:style-name="ce12" table:number-columns-repeated="2"/>
          <table:table-cell/>
        </table:table-row>
        <table:table-row table:style-name="ro1">
          <table:table-cell office:value-type="float" office:value="43064953" calcext:value-type="float">
            <text:p>43064953</text:p>
          </table:table-cell>
          <table:table-cell office:value-type="float" office:value="27.5206925" calcext:value-type="float">
            <text:p>27,5206925</text:p>
          </table:table-cell>
          <table:table-cell office:value-type="float" office:value="111" calcext:value-type="float">
            <text:p>111</text:p>
          </table:table-cell>
          <table:table-cell office:value-type="float" office:value="85692" calcext:value-type="float">
            <text:p>85692</text:p>
          </table:table-cell>
          <table:table-cell office:value-type="float" office:value="142.82" calcext:value-type="float">
            <text:p>142,82</text:p>
          </table:table-cell>
          <table:table-cell office:value-type="float" office:value="0.367638860389662" calcext:value-type="float">
            <text:p>0,367638860389662</text:p>
          </table:table-cell>
          <table:table-cell office:value-type="float" office:value="290265" calcext:value-type="float">
            <text:p>290265</text:p>
          </table:table-cell>
          <table:table-cell table:number-columns-repeated="7"/>
          <table:table-cell table:style-name="ce12" table:number-columns-repeated="2"/>
          <table:table-cell/>
        </table:table-row>
        <table:table-row table:style-name="ro1">
          <table:table-cell office:value-type="float" office:value="43064955" calcext:value-type="float">
            <text:p>43064955</text:p>
          </table:table-cell>
          <table:table-cell office:value-type="float" office:value="27.0248241666667" calcext:value-type="float">
            <text:p>27,0248241666667</text:p>
          </table:table-cell>
          <table:table-cell office:value-type="float" office:value="109" calcext:value-type="float">
            <text:p>109</text:p>
          </table:table-cell>
          <table:table-cell office:value-type="float" office:value="84148" calcext:value-type="float">
            <text:p>84148</text:p>
          </table:table-cell>
          <table:table-cell office:value-type="float" office:value="140.246666666667" calcext:value-type="float">
            <text:p>140,246666666667</text:p>
          </table:table-cell>
          <table:table-cell office:value-type="float" office:value="0.358395314634277" calcext:value-type="float">
            <text:p>0,358395314634277</text:p>
          </table:table-cell>
          <table:table-cell office:value-type="float" office:value="285035" calcext:value-type="float">
            <text:p>285035</text:p>
          </table:table-cell>
          <table:table-cell table:number-columns-repeated="7"/>
          <table:table-cell table:style-name="ce12" table:number-columns-repeated="2"/>
          <table:table-cell/>
        </table:table-row>
        <table:table-row table:style-name="ro1">
          <table:table-cell table:style-name="ce16" office:value-type="string" calcext:value-type="string">
            <text:p>average</text:p>
          </table:table-cell>
          <table:table-cell table:style-name="ce16" table:formula="of:=AVERAGE([.B4:.B11])" office:value-type="float" office:value="27.5206925" calcext:value-type="float">
            <text:p>27,5206925</text:p>
          </table:table-cell>
          <table:table-cell table:style-name="ce16" table:formula="of:=AVERAGE([.C4:.C11])" office:value-type="float" office:value="111" calcext:value-type="float">
            <text:p>111</text:p>
          </table:table-cell>
          <table:table-cell table:style-name="ce16" table:formula="of:=AVERAGE([.D4:.D11])" office:value-type="float" office:value="85692" calcext:value-type="float">
            <text:p>85692</text:p>
          </table:table-cell>
          <table:table-cell table:style-name="ce16" table:formula="of:=AVERAGE([.E4:.E11])" office:value-type="float" office:value="142.82" calcext:value-type="float">
            <text:p>142,82</text:p>
          </table:table-cell>
          <table:table-cell table:style-name="ce16" table:formula="of:=AVERAGE([.F4:.F11])" office:value-type="float" office:value="0.36552200706909" calcext:value-type="float">
            <text:p>0,36552200706909</text:p>
          </table:table-cell>
          <table:table-cell table:style-name="ce16" table:formula="of:=AVERAGE([.G4:.G11])" office:value-type="float" office:value="312561" calcext:value-type="float">
            <text:p>312561</text:p>
          </table:table-cell>
          <table:table-cell table:number-columns-repeated="7"/>
          <table:table-cell table:style-name="ce12" office:value-type="string" calcext:value-type="string">
            <text:p>Consumption</text:p>
          </table:table-cell>
          <table:table-cell table:style-name="ce12"/>
          <table:table-cell/>
        </table:table-row>
        <table:table-row table:style-name="ro1">
          <table:table-cell table:style-name="ce16" office:value-type="string" calcext:value-type="string">
            <text:p>sum</text:p>
          </table:table-cell>
          <table:table-cell table:style-name="ce16" table:formula="of:=SUM([.B4:.B11])" office:value-type="float" office:value="220.16554" calcext:value-type="float">
            <text:p>220,16554</text:p>
          </table:table-cell>
          <table:table-cell table:style-name="ce16" table:formula="of:=SUM([.C4:.C11])" office:value-type="float" office:value="888" calcext:value-type="float">
            <text:p>888</text:p>
          </table:table-cell>
          <table:table-cell table:style-name="ce16" table:formula="of:=SUM([.D4:.D11])" office:value-type="float" office:value="685536" calcext:value-type="float">
            <text:p>685536</text:p>
          </table:table-cell>
          <table:table-cell table:style-name="ce16" table:formula="of:=SUM([.E4:.E11])" office:value-type="float" office:value="1142.56" calcext:value-type="float">
            <text:p>1142,56</text:p>
          </table:table-cell>
          <table:table-cell table:style-name="ce16" table:formula="of:=SUM([.F4:.F11])" office:value-type="float" office:value="2.92417605655272" calcext:value-type="float">
            <text:p>2,92417605655272</text:p>
          </table:table-cell>
          <table:table-cell table:style-name="ce16" table:formula="of:=SUM([.G4:.G11])" office:value-type="float" office:value="2500488" calcext:value-type="float">
            <text:p>2500488</text:p>
          </table:table-cell>
          <table:table-cell table:number-columns-repeated="7"/>
          <table:table-cell table:style-name="ce12" office:value-type="string" calcext:value-type="string">
            <text:p>no event</text:p>
          </table:table-cell>
          <table:table-cell table:style-name="ce12" table:formula="of:=AVERAGE([.B13];[.B25])/3600" office:value-type="float" office:value="0.0612604003472223" calcext:value-type="float">
            <text:p>0,061260400347222</text:p>
          </table:table-cell>
          <table:table-cell office:value-type="string" calcext:value-type="string">
            <text:p>Wh</text:p>
          </table:table-cell>
        </table:table-row>
        <table:table-row table:style-name="ro1">
          <table:table-cell table:number-columns-repeated="14"/>
          <table:table-cell table:style-name="ce12" office:value-type="string" calcext:value-type="string">
            <text:p>event</text:p>
          </table:table-cell>
          <table:table-cell table:style-name="ce12" table:formula="of:=AVERAGE([.B42];[.B54])/3600" office:value-type="float" office:value="0.532645234722236" calcext:value-type="float">
            <text:p>0,532645234722236</text:p>
          </table:table-cell>
          <table:table-cell office:value-type="string" calcext:value-type="string">
            <text:p>Wh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avgbw</text:p>
          </table:table-cell>
          <table:table-cell office:value-type="string" calcext:value-type="string">
            <text:p>avgqual</text:p>
          </table:table-cell>
          <table:table-cell office:value-type="string" calcext:value-type="string">
            <text:p>flops</text:p>
          </table:table-cell>
          <table:table-cell table:number-columns-repeated="7"/>
          <table:table-cell table:style-name="ce12" table:number-columns-repeated="2"/>
          <table:table-cell/>
        </table:table-row>
        <table:table-row table:style-name="ro1">
          <table:table-cell office:value-type="float" office:value="43064954" calcext:value-type="float">
            <text:p>43064954</text:p>
          </table:table-cell>
          <table:table-cell office:value-type="float" office:value="27.5206925" calcext:value-type="float">
            <text:p>27,5206925</text:p>
          </table:table-cell>
          <table:table-cell office:value-type="float" office:value="111" calcext:value-type="float">
            <text:p>111</text:p>
          </table:table-cell>
          <table:table-cell office:value-type="float" office:value="85692" calcext:value-type="float">
            <text:p>85692</text:p>
          </table:table-cell>
          <table:table-cell office:value-type="float" office:value="142.82" calcext:value-type="float">
            <text:p>142,82</text:p>
          </table:table-cell>
          <table:table-cell office:value-type="float" office:value="0.359055029735788" calcext:value-type="float">
            <text:p>0,359055029735788</text:p>
          </table:table-cell>
          <table:table-cell office:value-type="float" office:value="290265" calcext:value-type="float">
            <text:p>290265</text:p>
          </table:table-cell>
          <table:table-cell table:number-columns-repeated="7"/>
          <table:table-cell table:style-name="ce12" office:value-type="string" calcext:value-type="string">
            <text:p>FLOP</text:p>
          </table:table-cell>
          <table:table-cell table:style-name="ce12"/>
          <table:table-cell/>
        </table:table-row>
        <table:table-row table:style-name="ro1">
          <table:table-cell office:value-type="float" office:value="43064952" calcext:value-type="float">
            <text:p>43064952</text:p>
          </table:table-cell>
          <table:table-cell office:value-type="float" office:value="27.2727583333334" calcext:value-type="float">
            <text:p>27,2727583333334</text:p>
          </table:table-cell>
          <table:table-cell office:value-type="float" office:value="110" calcext:value-type="float">
            <text:p>110</text:p>
          </table:table-cell>
          <table:table-cell office:value-type="float" office:value="84920" calcext:value-type="float">
            <text:p>84920</text:p>
          </table:table-cell>
          <table:table-cell office:value-type="float" office:value="141.533333333333" calcext:value-type="float">
            <text:p>141,533333333333</text:p>
          </table:table-cell>
          <table:table-cell office:value-type="float" office:value="0.359041880365023" calcext:value-type="float">
            <text:p>0,359041880365023</text:p>
          </table:table-cell>
          <table:table-cell office:value-type="float" office:value="287650" calcext:value-type="float">
            <text:p>287650</text:p>
          </table:table-cell>
          <table:table-cell table:number-columns-repeated="7"/>
          <table:table-cell table:style-name="ce12" office:value-type="string" calcext:value-type="string">
            <text:p>no event</text:p>
          </table:table-cell>
          <table:table-cell table:style-name="ce12" table:formula="of:=AVERAGE([.G13];[.G25])" office:value-type="float" office:value="2816554.5" calcext:value-type="float">
            <text:p>2816554,5</text:p>
          </table:table-cell>
          <table:table-cell/>
        </table:table-row>
        <table:table-row table:style-name="ro1">
          <table:table-cell office:value-type="float" office:value="43064951" calcext:value-type="float">
            <text:p>43064951</text:p>
          </table:table-cell>
          <table:table-cell office:value-type="float" office:value="27.2727583333334" calcext:value-type="float">
            <text:p>27,2727583333334</text:p>
          </table:table-cell>
          <table:table-cell office:value-type="float" office:value="110" calcext:value-type="float">
            <text:p>110</text:p>
          </table:table-cell>
          <table:table-cell office:value-type="float" office:value="84920" calcext:value-type="float">
            <text:p>84920</text:p>
          </table:table-cell>
          <table:table-cell office:value-type="float" office:value="141.533333333333" calcext:value-type="float">
            <text:p>141,533333333333</text:p>
          </table:table-cell>
          <table:table-cell office:value-type="float" office:value="0.359020331101082" calcext:value-type="float">
            <text:p>0,359020331101082</text:p>
          </table:table-cell>
          <table:table-cell office:value-type="float" office:value="287650" calcext:value-type="float">
            <text:p>287650</text:p>
          </table:table-cell>
          <table:table-cell table:number-columns-repeated="7"/>
          <table:table-cell table:style-name="ce12" office:value-type="string" calcext:value-type="string">
            <text:p>event</text:p>
          </table:table-cell>
          <table:table-cell table:style-name="ce12" table:formula="of:=AVERAGE([.G42];[.G54])" office:value-type="float" office:value="688747674" calcext:value-type="float">
            <text:p>688747674</text:p>
          </table:table-cell>
          <table:table-cell/>
        </table:table-row>
        <table:table-row table:style-name="ro1">
          <table:table-cell office:value-type="float" office:value="43064947" calcext:value-type="float">
            <text:p>43064947</text:p>
          </table:table-cell>
          <table:table-cell office:value-type="float" office:value="28.0165608333334" calcext:value-type="float">
            <text:p>28,0165608333334</text:p>
          </table:table-cell>
          <table:table-cell office:value-type="float" office:value="113" calcext:value-type="float">
            <text:p>113</text:p>
          </table:table-cell>
          <table:table-cell office:value-type="float" office:value="87236" calcext:value-type="float">
            <text:p>87236</text:p>
          </table:table-cell>
          <table:table-cell office:value-type="float" office:value="145.393333333333" calcext:value-type="float">
            <text:p>145,393333333333</text:p>
          </table:table-cell>
          <table:table-cell office:value-type="float" office:value="0.359346474545311" calcext:value-type="float">
            <text:p>0,359346474545311</text:p>
          </table:table-cell>
          <table:table-cell office:value-type="float" office:value="473863" calcext:value-type="float">
            <text:p>473863</text:p>
          </table:table-cell>
          <table:table-cell table:number-columns-repeated="7"/>
          <table:table-cell table:style-name="ce12" table:number-columns-repeated="2"/>
          <table:table-cell/>
        </table:table-row>
        <table:table-row table:style-name="ro1">
          <table:table-cell office:value-type="float" office:value="43043746" calcext:value-type="float">
            <text:p>43043746</text:p>
          </table:table-cell>
          <table:table-cell office:value-type="float" office:value="29.0082975" calcext:value-type="float">
            <text:p>29,0082975</text:p>
          </table:table-cell>
          <table:table-cell office:value-type="float" office:value="117" calcext:value-type="float">
            <text:p>117</text:p>
          </table:table-cell>
          <table:table-cell office:value-type="float" office:value="90324" calcext:value-type="float">
            <text:p>90324</text:p>
          </table:table-cell>
          <table:table-cell office:value-type="float" office:value="150.54" calcext:value-type="float">
            <text:p>150,54</text:p>
          </table:table-cell>
          <table:table-cell office:value-type="float" office:value="0.361290191398967" calcext:value-type="float">
            <text:p>0,361290191398967</text:p>
          </table:table-cell>
          <table:table-cell office:value-type="float" office:value="751875" calcext:value-type="float">
            <text:p>751875</text:p>
          </table:table-cell>
          <table:table-cell table:number-columns-repeated="7"/>
          <table:table-cell table:style-name="ce12" office:value-type="string" calcext:value-type="string">
            <text:p>Quality</text:p>
          </table:table-cell>
          <table:table-cell table:style-name="ce12"/>
          <table:table-cell/>
        </table:table-row>
        <table:table-row table:style-name="ro1">
          <table:table-cell office:value-type="float" office:value="43064953" calcext:value-type="float">
            <text:p>43064953</text:p>
          </table:table-cell>
          <table:table-cell office:value-type="float" office:value="27.5206925" calcext:value-type="float">
            <text:p>27,5206925</text:p>
          </table:table-cell>
          <table:table-cell office:value-type="float" office:value="111" calcext:value-type="float">
            <text:p>111</text:p>
          </table:table-cell>
          <table:table-cell office:value-type="float" office:value="85692" calcext:value-type="float">
            <text:p>85692</text:p>
          </table:table-cell>
          <table:table-cell office:value-type="float" office:value="142.82" calcext:value-type="float">
            <text:p>142,82</text:p>
          </table:table-cell>
          <table:table-cell office:value-type="float" office:value="0.358923628931298" calcext:value-type="float">
            <text:p>0,358923628931298</text:p>
          </table:table-cell>
          <table:table-cell office:value-type="float" office:value="468633" calcext:value-type="float">
            <text:p>468633</text:p>
          </table:table-cell>
          <table:table-cell table:number-columns-repeated="7"/>
          <table:table-cell table:style-name="ce12" office:value-type="string" calcext:value-type="string">
            <text:p>no event</text:p>
          </table:table-cell>
          <table:table-cell table:style-name="ce12" table:formula="of:=AVERAGE([.F12];[.F24])*100" office:value-type="float" office:value="36.2363381902759" calcext:value-type="float">
            <text:p>36,236338190275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43064955" calcext:value-type="float">
            <text:p>43064955</text:p>
          </table:table-cell>
          <table:table-cell office:value-type="float" office:value="27.0248241666667" calcext:value-type="float">
            <text:p>27,0248241666667</text:p>
          </table:table-cell>
          <table:table-cell office:value-type="float" office:value="109" calcext:value-type="float">
            <text:p>109</text:p>
          </table:table-cell>
          <table:table-cell office:value-type="float" office:value="84148" calcext:value-type="float">
            <text:p>84148</text:p>
          </table:table-cell>
          <table:table-cell office:value-type="float" office:value="140.246666666667" calcext:value-type="float">
            <text:p>140,246666666667</text:p>
          </table:table-cell>
          <table:table-cell office:value-type="float" office:value="0.358396941280357" calcext:value-type="float">
            <text:p>0,358396941280357</text:p>
          </table:table-cell>
          <table:table-cell office:value-type="float" office:value="285035" calcext:value-type="float">
            <text:p>285035</text:p>
          </table:table-cell>
          <table:table-cell table:number-columns-repeated="7"/>
          <table:table-cell table:style-name="ce12" office:value-type="string" calcext:value-type="string">
            <text:p>event</text:p>
          </table:table-cell>
          <table:table-cell table:style-name="ce12" table:formula="of:=AVERAGE([.F41];[.F53])*100" office:value-type="float" office:value="62.9057112115729" calcext:value-type="float">
            <text:p>62,905711211572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43064962" calcext:value-type="float">
            <text:p>43064962</text:p>
          </table:table-cell>
          <table:table-cell office:value-type="float" office:value="27.2727583333334" calcext:value-type="float">
            <text:p>27,2727583333334</text:p>
          </table:table-cell>
          <table:table-cell office:value-type="float" office:value="110" calcext:value-type="float">
            <text:p>110</text:p>
          </table:table-cell>
          <table:table-cell office:value-type="float" office:value="84920" calcext:value-type="float">
            <text:p>84920</text:p>
          </table:table-cell>
          <table:table-cell office:value-type="float" office:value="141.533333333333" calcext:value-type="float">
            <text:p>141,533333333333</text:p>
          </table:table-cell>
          <table:table-cell office:value-type="float" office:value="0.358563576533605" calcext:value-type="float">
            <text:p>0,358563576533605</text:p>
          </table:table-cell>
          <table:table-cell office:value-type="float" office:value="287650" calcext:value-type="float">
            <text:p>287650</text:p>
          </table:table-cell>
          <table:table-cell table:number-columns-repeated="7"/>
          <table:table-cell table:style-name="ce12" table:number-columns-repeated="2"/>
          <table:table-cell/>
        </table:table-row>
        <table:table-row table:style-name="ro1">
          <table:table-cell table:style-name="ce16" office:value-type="string" calcext:value-type="string">
            <text:p>average</text:p>
          </table:table-cell>
          <table:table-cell table:style-name="ce16" table:formula="of:=AVERAGE([.B16:.B23])" office:value-type="float" office:value="27.6136678125" calcext:value-type="float">
            <text:p>27,6136678125</text:p>
          </table:table-cell>
          <table:table-cell table:style-name="ce16" table:formula="of:=AVERAGE([.C16:.C23])" office:value-type="float" office:value="111.375" calcext:value-type="float">
            <text:p>111,375</text:p>
          </table:table-cell>
          <table:table-cell table:style-name="ce16" table:formula="of:=AVERAGE([.D16:.D23])" office:value-type="float" office:value="85981.5" calcext:value-type="float">
            <text:p>85981,5</text:p>
          </table:table-cell>
          <table:table-cell table:style-name="ce16" table:formula="of:=AVERAGE([.E16:.E23])" office:value-type="float" office:value="143.3025" calcext:value-type="float">
            <text:p>143,3025</text:p>
          </table:table-cell>
          <table:table-cell table:style-name="ce16" table:formula="of:=AVERAGE([.F16:.F23])" office:value-type="float" office:value="0.359204756736429" calcext:value-type="float">
            <text:p>0,359204756736429</text:p>
          </table:table-cell>
          <table:table-cell table:style-name="ce16" table:formula="of:=AVERAGE([.G16:.G23])" office:value-type="float" office:value="391577.625" calcext:value-type="float">
            <text:p>391577,625</text:p>
          </table:table-cell>
          <table:table-cell table:number-columns-repeated="7"/>
          <table:table-cell table:style-name="ce12" office:value-type="string" calcext:value-type="string">
            <text:p>BW</text:p>
          </table:table-cell>
          <table:table-cell table:style-name="ce12"/>
          <table:table-cell/>
        </table:table-row>
        <table:table-row table:style-name="ro1">
          <table:table-cell table:style-name="ce16" office:value-type="string" calcext:value-type="string">
            <text:p>sum</text:p>
          </table:table-cell>
          <table:table-cell table:style-name="ce16" table:formula="of:=SUM([.B16:.B23])" office:value-type="float" office:value="220.9093425" calcext:value-type="float">
            <text:p>220,9093425</text:p>
          </table:table-cell>
          <table:table-cell table:style-name="ce16" table:formula="of:=SUM([.C16:.C23])" office:value-type="float" office:value="891" calcext:value-type="float">
            <text:p>891</text:p>
          </table:table-cell>
          <table:table-cell table:style-name="ce16" table:formula="of:=SUM([.D16:.D23])" office:value-type="float" office:value="687852" calcext:value-type="float">
            <text:p>687852</text:p>
          </table:table-cell>
          <table:table-cell table:style-name="ce16" table:formula="of:=SUM([.E16:.E23])" office:value-type="float" office:value="1146.42" calcext:value-type="float">
            <text:p>1146,42</text:p>
          </table:table-cell>
          <table:table-cell table:style-name="ce16" table:formula="of:=SUM([.F16:.F23])" office:value-type="float" office:value="2.87363805389143" calcext:value-type="float">
            <text:p>2,87363805389143</text:p>
          </table:table-cell>
          <table:table-cell table:style-name="ce16" table:formula="of:=SUM([.G16:.G23])" office:value-type="float" office:value="3132621" calcext:value-type="float">
            <text:p>3132621</text:p>
          </table:table-cell>
          <table:table-cell table:number-columns-repeated="7"/>
          <table:table-cell table:style-name="ce12" office:value-type="string" calcext:value-type="string">
            <text:p>no event</text:p>
          </table:table-cell>
          <table:table-cell table:style-name="ce12" table:formula="of:=AVERAGE([.E13];[.E25])" office:value-type="float" office:value="1144.49" calcext:value-type="float">
            <text:p>1144,49</text:p>
          </table:table-cell>
          <table:table-cell office:value-type="string" calcext:value-type="string">
            <text:p>B/s</text:p>
          </table:table-cell>
        </table:table-row>
        <table:table-row table:style-name="ro1">
          <table:table-cell table:number-columns-repeated="14"/>
          <table:table-cell table:style-name="ce12" office:value-type="string" calcext:value-type="string">
            <text:p>event</text:p>
          </table:table-cell>
          <table:table-cell table:style-name="ce12" table:formula="of:=AVERAGE([.E54];[.E42])" office:value-type="float" office:value="9951.08" calcext:value-type="float">
            <text:p>9951,08</text:p>
          </table:table-cell>
          <table:table-cell office:value-type="string" calcext:value-type="string">
            <text:p>B/s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13" office:value-type="string" calcext:value-type="string">
            <text:p>Event</text:p>
          </table:table-cell>
          <table:table-cell table:style-name="ce13" office:value-type="string" calcext:value-type="string">
            <text:p>fmin</text:p>
          </table:table-cell>
          <table:table-cell table:style-name="ce13" office:value-type="string" calcext:value-type="string">
            <text:p>0,18 Hz</text:p>
          </table:table-cell>
          <table:table-cell table:style-name="ce13" office:value-type="string" calcext:value-type="string">
            <text:p>fmax</text:p>
          </table:table-cell>
          <table:table-cell table:style-name="ce13" office:value-type="string" calcext:value-type="string">
            <text:p>2,24 Hz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avgbw</text:p>
          </table:table-cell>
          <table:table-cell office:value-type="string" calcext:value-type="string">
            <text:p>avgqual</text:p>
          </table:table-cell>
          <table:table-cell office:value-type="string" calcext:value-type="string">
            <text:p>flops</text:p>
          </table:table-cell>
          <table:table-cell table:number-columns-repeated="10"/>
        </table:table-row>
        <table:table-row table:style-name="ro1">
          <table:table-cell office:value-type="float" office:value="43043746" calcext:value-type="float">
            <text:p>43043746</text:p>
          </table:table-cell>
          <table:table-cell office:value-type="float" office:value="235.785392500006" calcext:value-type="float">
            <text:p>235,785392500006</text:p>
          </table:table-cell>
          <table:table-cell office:value-type="float" office:value="951" calcext:value-type="float">
            <text:p>951</text:p>
          </table:table-cell>
          <table:table-cell office:value-type="float" office:value="734172" calcext:value-type="float">
            <text:p>734172</text:p>
          </table:table-cell>
          <table:table-cell office:value-type="float" office:value="1223.62" calcext:value-type="float">
            <text:p>1223,62</text:p>
          </table:table-cell>
          <table:table-cell office:value-type="float" office:value="0.642179652001001" calcext:value-type="float">
            <text:p>0,642179652001001</text:p>
          </table:table-cell>
          <table:table-cell office:value-type="float" office:value="84179409" calcext:value-type="float">
            <text:p>84179409</text:p>
          </table:table-cell>
          <table:table-cell table:number-columns-repeated="10"/>
        </table:table-row>
        <table:table-row table:style-name="ro1">
          <table:table-cell office:value-type="float" office:value="43064962" calcext:value-type="float">
            <text:p>43064962</text:p>
          </table:table-cell>
          <table:table-cell office:value-type="float" office:value="251.157310833341" calcext:value-type="float">
            <text:p>251,157310833341</text:p>
          </table:table-cell>
          <table:table-cell office:value-type="float" office:value="1013" calcext:value-type="float">
            <text:p>1013</text:p>
          </table:table-cell>
          <table:table-cell office:value-type="float" office:value="782036" calcext:value-type="float">
            <text:p>782036</text:p>
          </table:table-cell>
          <table:table-cell office:value-type="float" office:value="1303.39333333333" calcext:value-type="float">
            <text:p>1303,39333333333</text:p>
          </table:table-cell>
          <table:table-cell office:value-type="float" office:value="0.61021616754244" calcext:value-type="float">
            <text:p>0,61021616754244</text:p>
          </table:table-cell>
          <table:table-cell office:value-type="float" office:value="91387075" calcext:value-type="float">
            <text:p>91387075</text:p>
          </table:table-cell>
          <table:table-cell table:number-columns-repeated="10"/>
        </table:table-row>
        <table:table-row table:style-name="ro1">
          <table:table-cell office:value-type="float" office:value="43064951" calcext:value-type="float">
            <text:p>43064951</text:p>
          </table:table-cell>
          <table:table-cell office:value-type="float" office:value="238.51266833334" calcext:value-type="float">
            <text:p>238,51266833334</text:p>
          </table:table-cell>
          <table:table-cell office:value-type="float" office:value="962" calcext:value-type="float">
            <text:p>962</text:p>
          </table:table-cell>
          <table:table-cell office:value-type="float" office:value="742664" calcext:value-type="float">
            <text:p>742664</text:p>
          </table:table-cell>
          <table:table-cell office:value-type="float" office:value="1237.77333333333" calcext:value-type="float">
            <text:p>1237,77333333333</text:p>
          </table:table-cell>
          <table:table-cell office:value-type="float" office:value="0.639712277612312" calcext:value-type="float">
            <text:p>0,639712277612312</text:p>
          </table:table-cell>
          <table:table-cell office:value-type="float" office:value="85278382" calcext:value-type="float">
            <text:p>85278382</text:p>
          </table:table-cell>
          <table:table-cell table:number-columns-repeated="10"/>
        </table:table-row>
        <table:table-row table:style-name="ro1">
          <table:table-cell office:value-type="float" office:value="43064953" calcext:value-type="float">
            <text:p>43064953</text:p>
          </table:table-cell>
          <table:table-cell office:value-type="float" office:value="170.330772500003" calcext:value-type="float">
            <text:p>170,330772500003</text:p>
          </table:table-cell>
          <table:table-cell office:value-type="float" office:value="687" calcext:value-type="float">
            <text:p>687</text:p>
          </table:table-cell>
          <table:table-cell office:value-type="float" office:value="530364" calcext:value-type="float">
            <text:p>530364</text:p>
          </table:table-cell>
          <table:table-cell office:value-type="float" office:value="883.94" calcext:value-type="float">
            <text:p>883,94</text:p>
          </table:table-cell>
          <table:table-cell office:value-type="float" office:value="0.603661503837889" calcext:value-type="float">
            <text:p>0,603661503837889</text:p>
          </table:table-cell>
          <table:table-cell office:value-type="float" office:value="58339161" calcext:value-type="float">
            <text:p>58339161</text:p>
          </table:table-cell>
          <table:table-cell table:number-columns-repeated="10"/>
        </table:table-row>
        <table:table-row table:style-name="ro1">
          <table:table-cell office:value-type="float" office:value="43064952" calcext:value-type="float">
            <text:p>43064952</text:p>
          </table:table-cell>
          <table:table-cell office:value-type="float" office:value="231.322577500006" calcext:value-type="float">
            <text:p>231,322577500006</text:p>
          </table:table-cell>
          <table:table-cell office:value-type="float" office:value="933" calcext:value-type="float">
            <text:p>933</text:p>
          </table:table-cell>
          <table:table-cell office:value-type="float" office:value="720276" calcext:value-type="float">
            <text:p>720276</text:p>
          </table:table-cell>
          <table:table-cell office:value-type="float" office:value="1200.46" calcext:value-type="float">
            <text:p>1200,46</text:p>
          </table:table-cell>
          <table:table-cell office:value-type="float" office:value="0.633582515414745" calcext:value-type="float">
            <text:p>0,633582515414745</text:p>
          </table:table-cell>
          <table:table-cell office:value-type="float" office:value="82437843" calcext:value-type="float">
            <text:p>82437843</text:p>
          </table:table-cell>
          <table:table-cell table:number-columns-repeated="10"/>
        </table:table-row>
        <table:table-row table:style-name="ro1">
          <table:table-cell office:value-type="float" office:value="43064947" calcext:value-type="float">
            <text:p>43064947</text:p>
          </table:table-cell>
          <table:table-cell office:value-type="float" office:value="270.248241666674" calcext:value-type="float">
            <text:p>270,248241666674</text:p>
          </table:table-cell>
          <table:table-cell office:value-type="float" office:value="1090" calcext:value-type="float">
            <text:p>1090</text:p>
          </table:table-cell>
          <table:table-cell office:value-type="float" office:value="841480" calcext:value-type="float">
            <text:p>841480</text:p>
          </table:table-cell>
          <table:table-cell office:value-type="float" office:value="1402.46666666667" calcext:value-type="float">
            <text:p>1402,46666666667</text:p>
          </table:table-cell>
          <table:table-cell office:value-type="float" office:value="0.618426648639715" calcext:value-type="float">
            <text:p>0,618426648639715</text:p>
          </table:table-cell>
          <table:table-cell office:value-type="float" office:value="98990702" calcext:value-type="float">
            <text:p>98990702</text:p>
          </table:table-cell>
          <table:table-cell table:number-columns-repeated="10"/>
        </table:table-row>
        <table:table-row table:style-name="ro1">
          <table:table-cell office:value-type="float" office:value="43064955" calcext:value-type="float">
            <text:p>43064955</text:p>
          </table:table-cell>
          <table:table-cell office:value-type="float" office:value="259.587072500007" calcext:value-type="float">
            <text:p>259,587072500007</text:p>
          </table:table-cell>
          <table:table-cell office:value-type="float" office:value="1047" calcext:value-type="float">
            <text:p>1047</text:p>
          </table:table-cell>
          <table:table-cell office:value-type="float" office:value="808284" calcext:value-type="float">
            <text:p>808284</text:p>
          </table:table-cell>
          <table:table-cell office:value-type="float" office:value="1347.14" calcext:value-type="float">
            <text:p>1347,14</text:p>
          </table:table-cell>
          <table:table-cell office:value-type="float" office:value="0.643608908287503" calcext:value-type="float">
            <text:p>0,643608908287503</text:p>
          </table:table-cell>
          <table:table-cell office:value-type="float" office:value="93794769" calcext:value-type="float">
            <text:p>93794769</text:p>
          </table:table-cell>
          <table:table-cell table:number-columns-repeated="10"/>
        </table:table-row>
        <table:table-row table:style-name="ro1">
          <table:table-cell office:value-type="float" office:value="43064954" calcext:value-type="float">
            <text:p>43064954</text:p>
          </table:table-cell>
          <table:table-cell office:value-type="float" office:value="226.859762500006" calcext:value-type="float">
            <text:p>226,859762500006</text:p>
          </table:table-cell>
          <table:table-cell office:value-type="float" office:value="915" calcext:value-type="float">
            <text:p>915</text:p>
          </table:table-cell>
          <table:table-cell office:value-type="float" office:value="706380" calcext:value-type="float">
            <text:p>706380</text:p>
          </table:table-cell>
          <table:table-cell office:value-type="float" office:value="1177.3" calcext:value-type="float">
            <text:p>1177,3</text:p>
          </table:table-cell>
          <table:table-cell office:value-type="float" office:value="0.635531289968848" calcext:value-type="float">
            <text:p>0,635531289968848</text:p>
          </table:table-cell>
          <table:table-cell office:value-type="float" office:value="80696277" calcext:value-type="float">
            <text:p>80696277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33:.B40])" office:value-type="float" office:value="235.475474791673" calcext:value-type="float">
            <text:p>235,475474791673</text:p>
          </table:table-cell>
          <table:table-cell table:style-name="ce17" table:formula="of:=AVERAGE([.C33:.C40])" office:value-type="float" office:value="949.75" calcext:value-type="float">
            <text:p>949,75</text:p>
          </table:table-cell>
          <table:table-cell table:style-name="ce17" table:formula="of:=AVERAGE([.D33:.D40])" office:value-type="float" office:value="733207" calcext:value-type="float">
            <text:p>733207</text:p>
          </table:table-cell>
          <table:table-cell table:style-name="ce17" table:formula="of:=AVERAGE([.E33:.E40])" office:value-type="float" office:value="1222.01166666667" calcext:value-type="float">
            <text:p>1222,01166666667</text:p>
          </table:table-cell>
          <table:table-cell table:style-name="ce17" table:formula="of:=AVERAGE([.F33:.F40])" office:value-type="float" office:value="0.628364870413057" calcext:value-type="float">
            <text:p>0,628364870413057</text:p>
          </table:table-cell>
          <table:table-cell table:style-name="ce17" table:formula="of:=AVERAGE([.G33:.G40])" office:value-type="float" office:value="84387952.25" calcext:value-type="float">
            <text:p>84387952,25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sum</text:p>
          </table:table-cell>
          <table:table-cell table:style-name="ce17" table:formula="of:=SUM([.B33:.B40])" office:value-type="float" office:value="1883.80379833338" calcext:value-type="float">
            <text:p>1883,80379833338</text:p>
          </table:table-cell>
          <table:table-cell table:style-name="ce17" table:formula="of:=SUM([.C33:.C40])" office:value-type="float" office:value="7598" calcext:value-type="float">
            <text:p>7598</text:p>
          </table:table-cell>
          <table:table-cell table:style-name="ce17" table:formula="of:=SUM([.D33:.D40])" office:value-type="float" office:value="5865656" calcext:value-type="float">
            <text:p>5865656</text:p>
          </table:table-cell>
          <table:table-cell table:style-name="ce17" table:formula="of:=SUM([.E33:.E40])" office:value-type="float" office:value="9776.09333333333" calcext:value-type="float">
            <text:p>9776,09333333333</text:p>
          </table:table-cell>
          <table:table-cell table:style-name="ce17" table:formula="of:=SUM([.F33:.F40])" office:value-type="float" office:value="5.02691896330445" calcext:value-type="float">
            <text:p>5,02691896330445</text:p>
          </table:table-cell>
          <table:table-cell table:style-name="ce17" table:formula="of:=SUM([.G33:.G40])" office:value-type="float" office:value="675103618" calcext:value-type="float">
            <text:p>675103618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avgbw</text:p>
          </table:table-cell>
          <table:table-cell office:value-type="string" calcext:value-type="string">
            <text:p>avgqual</text:p>
          </table:table-cell>
          <table:table-cell office:value-type="string" calcext:value-type="string">
            <text:p>flops</text:p>
          </table:table-cell>
          <table:table-cell table:number-columns-repeated="10"/>
        </table:table-row>
        <table:table-row table:style-name="ro1">
          <table:table-cell office:value-type="float" office:value="43064953" calcext:value-type="float">
            <text:p>43064953</text:p>
          </table:table-cell>
          <table:table-cell office:value-type="float" office:value="282.892884166673" calcext:value-type="float">
            <text:p>282,892884166673</text:p>
          </table:table-cell>
          <table:table-cell office:value-type="float" office:value="1141" calcext:value-type="float">
            <text:p>1141</text:p>
          </table:table-cell>
          <table:table-cell office:value-type="float" office:value="880852" calcext:value-type="float">
            <text:p>880852</text:p>
          </table:table-cell>
          <table:table-cell office:value-type="float" office:value="1468.08666666667" calcext:value-type="float">
            <text:p>1468,08666666667</text:p>
          </table:table-cell>
          <table:table-cell office:value-type="float" office:value="0.625415452790493" calcext:value-type="float">
            <text:p>0,625415452790493</text:p>
          </table:table-cell>
          <table:table-cell office:value-type="float" office:value="103940003" calcext:value-type="float">
            <text:p>103940003</text:p>
          </table:table-cell>
          <table:table-cell table:number-columns-repeated="10"/>
        </table:table-row>
        <table:table-row table:style-name="ro1">
          <table:table-cell office:value-type="float" office:value="43064951" calcext:value-type="float">
            <text:p>43064951</text:p>
          </table:table-cell>
          <table:table-cell office:value-type="float" office:value="259.339138333341" calcext:value-type="float">
            <text:p>259,339138333341</text:p>
          </table:table-cell>
          <table:table-cell office:value-type="float" office:value="1046" calcext:value-type="float">
            <text:p>1046</text:p>
          </table:table-cell>
          <table:table-cell office:value-type="float" office:value="807512" calcext:value-type="float">
            <text:p>807512</text:p>
          </table:table-cell>
          <table:table-cell office:value-type="float" office:value="1345.85333333333" calcext:value-type="float">
            <text:p>1345,85333333333</text:p>
          </table:table-cell>
          <table:table-cell office:value-type="float" office:value="0.643375142380022" calcext:value-type="float">
            <text:p>0,643375142380022</text:p>
          </table:table-cell>
          <table:table-cell office:value-type="float" office:value="93702970" calcext:value-type="float">
            <text:p>93702970</text:p>
          </table:table-cell>
          <table:table-cell table:number-columns-repeated="10"/>
        </table:table-row>
        <table:table-row table:style-name="ro1">
          <table:table-cell office:value-type="float" office:value="43043746" calcext:value-type="float">
            <text:p>43043746</text:p>
          </table:table-cell>
          <table:table-cell office:value-type="float" office:value="235.785392500006" calcext:value-type="float">
            <text:p>235,785392500006</text:p>
          </table:table-cell>
          <table:table-cell office:value-type="float" office:value="951" calcext:value-type="float">
            <text:p>951</text:p>
          </table:table-cell>
          <table:table-cell office:value-type="float" office:value="734172" calcext:value-type="float">
            <text:p>734172</text:p>
          </table:table-cell>
          <table:table-cell office:value-type="float" office:value="1223.62" calcext:value-type="float">
            <text:p>1223,62</text:p>
          </table:table-cell>
          <table:table-cell office:value-type="float" office:value="0.640412720611139" calcext:value-type="float">
            <text:p>0,640412720611139</text:p>
          </table:table-cell>
          <table:table-cell office:value-type="float" office:value="84179409" calcext:value-type="float">
            <text:p>84179409</text:p>
          </table:table-cell>
          <table:table-cell table:number-columns-repeated="10"/>
        </table:table-row>
        <table:table-row table:style-name="ro1">
          <table:table-cell office:value-type="float" office:value="43064947" calcext:value-type="float">
            <text:p>43064947</text:p>
          </table:table-cell>
          <table:table-cell office:value-type="float" office:value="277.93420083334" calcext:value-type="float">
            <text:p>277,93420083334</text:p>
          </table:table-cell>
          <table:table-cell office:value-type="float" office:value="1121" calcext:value-type="float">
            <text:p>1121</text:p>
          </table:table-cell>
          <table:table-cell office:value-type="float" office:value="865412" calcext:value-type="float">
            <text:p>865412</text:p>
          </table:table-cell>
          <table:table-cell office:value-type="float" office:value="1442.35333333333" calcext:value-type="float">
            <text:p>1442,35333333333</text:p>
          </table:table-cell>
          <table:table-cell office:value-type="float" office:value="0.619018291393616" calcext:value-type="float">
            <text:p>0,619018291393616</text:p>
          </table:table-cell>
          <table:table-cell office:value-type="float" office:value="102104023" calcext:value-type="float">
            <text:p>102104023</text:p>
          </table:table-cell>
          <table:table-cell table:number-columns-repeated="10"/>
        </table:table-row>
        <table:table-row table:style-name="ro1">
          <table:table-cell office:value-type="float" office:value="43064962" calcext:value-type="float">
            <text:p>43064962</text:p>
          </table:table-cell>
          <table:table-cell office:value-type="float" office:value="231.07464333334" calcext:value-type="float">
            <text:p>231,07464333334</text:p>
          </table:table-cell>
          <table:table-cell office:value-type="float" office:value="932" calcext:value-type="float">
            <text:p>932</text:p>
          </table:table-cell>
          <table:table-cell office:value-type="float" office:value="719504" calcext:value-type="float">
            <text:p>719504</text:p>
          </table:table-cell>
          <table:table-cell office:value-type="float" office:value="1199.17333333333" calcext:value-type="float">
            <text:p>1199,17333333333</text:p>
          </table:table-cell>
          <table:table-cell office:value-type="float" office:value="0.60845696983279" calcext:value-type="float">
            <text:p>0,60845696983279</text:p>
          </table:table-cell>
          <table:table-cell office:value-type="float" office:value="83237884" calcext:value-type="float">
            <text:p>83237884</text:p>
          </table:table-cell>
          <table:table-cell table:number-columns-repeated="10"/>
        </table:table-row>
        <table:table-row table:style-name="ro1">
          <table:table-cell office:value-type="float" office:value="43064954" calcext:value-type="float">
            <text:p>43064954</text:p>
          </table:table-cell>
          <table:table-cell office:value-type="float" office:value="270.992044166673" calcext:value-type="float">
            <text:p>270,992044166673</text:p>
          </table:table-cell>
          <table:table-cell office:value-type="float" office:value="1093" calcext:value-type="float">
            <text:p>1093</text:p>
          </table:table-cell>
          <table:table-cell office:value-type="float" office:value="843796" calcext:value-type="float">
            <text:p>843796</text:p>
          </table:table-cell>
          <table:table-cell office:value-type="float" office:value="1406.32666666667" calcext:value-type="float">
            <text:p>1406,32666666667</text:p>
          </table:table-cell>
          <table:table-cell office:value-type="float" office:value="0.644499264646565" calcext:value-type="float">
            <text:p>0,644499264646565</text:p>
          </table:table-cell>
          <table:table-cell office:value-type="float" office:value="98374259" calcext:value-type="float">
            <text:p>98374259</text:p>
          </table:table-cell>
          <table:table-cell table:number-columns-repeated="10"/>
        </table:table-row>
        <table:table-row table:style-name="ro1">
          <table:table-cell office:value-type="float" office:value="43064955" calcext:value-type="float">
            <text:p>43064955</text:p>
          </table:table-cell>
          <table:table-cell office:value-type="float" office:value="206.777095000005" calcext:value-type="float">
            <text:p>206,777095000005</text:p>
          </table:table-cell>
          <table:table-cell office:value-type="float" office:value="834" calcext:value-type="float">
            <text:p>834</text:p>
          </table:table-cell>
          <table:table-cell office:value-type="float" office:value="643848" calcext:value-type="float">
            <text:p>643848</text:p>
          </table:table-cell>
          <table:table-cell office:value-type="float" office:value="1073.08" calcext:value-type="float">
            <text:p>1073,08</text:p>
          </table:table-cell>
          <table:table-cell office:value-type="float" office:value="0.635228423154268" calcext:value-type="float">
            <text:p>0,635228423154268</text:p>
          </table:table-cell>
          <table:table-cell office:value-type="float" office:value="72457902" calcext:value-type="float">
            <text:p>72457902</text:p>
          </table:table-cell>
          <table:table-cell table:number-columns-repeated="10"/>
        </table:table-row>
        <table:table-row table:style-name="ro1">
          <table:table-cell office:value-type="float" office:value="43064952" calcext:value-type="float">
            <text:p>43064952</text:p>
          </table:table-cell>
          <table:table-cell office:value-type="float" office:value="186.446493333337" calcext:value-type="float">
            <text:p>186,446493333337</text:p>
          </table:table-cell>
          <table:table-cell office:value-type="float" office:value="752" calcext:value-type="float">
            <text:p>752</text:p>
          </table:table-cell>
          <table:table-cell office:value-type="float" office:value="580544" calcext:value-type="float">
            <text:p>580544</text:p>
          </table:table-cell>
          <table:table-cell office:value-type="float" office:value="967.573333333333" calcext:value-type="float">
            <text:p>967,573333333333</text:p>
          </table:table-cell>
          <table:table-cell office:value-type="float" office:value="0.621588565738314" calcext:value-type="float">
            <text:p>0,621588565738314</text:p>
          </table:table-cell>
          <table:table-cell office:value-type="float" office:value="64395280" calcext:value-type="float">
            <text:p>64395280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17" table:formula="of:=AVERAGE([.B45:.B52])" office:value-type="float" office:value="243.905236458339" calcext:value-type="float">
            <text:p>243,905236458339</text:p>
          </table:table-cell>
          <table:table-cell table:style-name="ce17" table:formula="of:=AVERAGE([.C45:.C52])" office:value-type="float" office:value="983.75" calcext:value-type="float">
            <text:p>983,75</text:p>
          </table:table-cell>
          <table:table-cell table:style-name="ce17" table:formula="of:=AVERAGE([.D45:.D52])" office:value-type="float" office:value="759455" calcext:value-type="float">
            <text:p>759455</text:p>
          </table:table-cell>
          <table:table-cell table:style-name="ce17" table:formula="of:=AVERAGE([.E45:.E52])" office:value-type="float" office:value="1265.75833333333" calcext:value-type="float">
            <text:p>1265,75833333333</text:p>
          </table:table-cell>
          <table:table-cell table:style-name="ce17" table:formula="of:=AVERAGE([.F45:.F52])" office:value-type="float" office:value="0.629749353818401" calcext:value-type="float">
            <text:p>0,629749353818401</text:p>
          </table:table-cell>
          <table:table-cell table:style-name="ce17" table:formula="of:=AVERAGE([.G45:.G52])" office:value-type="float" office:value="87798966.25" calcext:value-type="float">
            <text:p>87798966,25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sum</text:p>
          </table:table-cell>
          <table:table-cell table:style-name="ce17" table:formula="of:=SUM([.B45:.B52])" office:value-type="float" office:value="1951.24189166672" calcext:value-type="float">
            <text:p>1951,24189166672</text:p>
          </table:table-cell>
          <table:table-cell table:style-name="ce17" table:formula="of:=SUM([.C45:.C52])" office:value-type="float" office:value="7870" calcext:value-type="float">
            <text:p>7870</text:p>
          </table:table-cell>
          <table:table-cell table:style-name="ce17" table:formula="of:=SUM([.D45:.D52])" office:value-type="float" office:value="6075640" calcext:value-type="float">
            <text:p>6075640</text:p>
          </table:table-cell>
          <table:table-cell table:style-name="ce17" table:formula="of:=SUM([.E45:.E52])" office:value-type="float" office:value="10126.0666666667" calcext:value-type="float">
            <text:p>10126,0666666667</text:p>
          </table:table-cell>
          <table:table-cell table:style-name="ce17" table:formula="of:=SUM([.F45:.F52])" office:value-type="float" office:value="5.03799483054721" calcext:value-type="float">
            <text:p>5,03799483054721</text:p>
          </table:table-cell>
          <table:table-cell table:style-name="ce17" table:formula="of:=SUM([.G45:.G52])" office:value-type="float" office:value="702391730" calcext:value-type="float">
            <text:p>702391730</text:p>
          </table:table-cell>
          <table:table-cell table:number-columns-repeated="10"/>
        </table:table-row>
      </table:table>
      <table:table table:name="NoAI_v2" table:style-name="ta1">
        <table:table-column table:style-name="co1" table:number-columns-repeated="14" table:default-cell-style-name="Default"/>
        <table:table-column table:style-name="co1" table:number-columns-repeated="2" table:default-cell-style-name="ce12"/>
        <table:table-column table:style-name="co1" table:default-cell-style-name="Default"/>
        <table:table-row table:style-name="ro1">
          <table:table-cell table:number-columns-repeated="14"/>
          <table:table-cell table:style-name="Default" table:number-columns-repeated="2"/>
          <table:table-cell/>
        </table:table-row>
        <table:table-row table:style-name="ro1">
          <table:table-cell table:number-columns-repeated="14"/>
          <table:table-cell office:value-type="string" calcext:value-type="string">
            <text:p>EAI_c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avgbw</text:p>
          </table:table-cell>
          <table:table-cell office:value-type="string" calcext:value-type="string">
            <text:p>avgqual</text:p>
          </table:table-cell>
          <table:table-cell office:value-type="string" calcext:value-type="string">
            <text:p>flops</text:p>
          </table:table-cell>
          <table:table-cell table:number-columns-repeated="7"/>
          <table:table-cell office:value-type="string" calcext:value-type="string">
            <text:p>EAI_cps_send</text:p>
          </table:table-cell>
          <table:table-cell table:style-name="ce15"/>
          <table:table-cell/>
        </table:table-row>
        <table:table-row table:style-name="ro1">
          <table:table-cell office:value-type="float" office:value="43064962" calcext:value-type="float">
            <text:p>43064962</text:p>
          </table:table-cell>
          <table:table-cell office:value-type="float" office:value="155.950590833335" calcext:value-type="float">
            <text:p>155,950590833335</text:p>
          </table:table-cell>
          <table:table-cell office:value-type="float" office:value="629" calcext:value-type="float">
            <text:p>629</text:p>
          </table:table-cell>
          <table:table-cell office:value-type="float" office:value="485588" calcext:value-type="float">
            <text:p>485588</text:p>
          </table:table-cell>
          <table:table-cell office:value-type="float" office:value="809.313333333333" calcext:value-type="float">
            <text:p>809,313333333333</text:p>
          </table:table-cell>
          <table:table-cell office:value-type="float" office:value="0.482704482241861" calcext:value-type="float">
            <text:p>0,482704482241861</text:p>
          </table:table-cell>
          <table:table-cell office:value-type="float" office:value="56096736" calcext:value-type="float">
            <text:p>56096736</text:p>
          </table:table-cell>
          <table:table-cell table:number-columns-repeated="7"/>
          <table:table-cell office:value-type="string" calcext:value-type="string">
            <text:p>FLOP</text:p>
          </table:table-cell>
          <table:table-cell table:number-columns-repeated="2"/>
        </table:table-row>
        <table:table-row table:style-name="ro1">
          <table:table-cell office:value-type="float" office:value="43064952" calcext:value-type="float">
            <text:p>43064952</text:p>
          </table:table-cell>
          <table:table-cell office:value-type="float" office:value="155.702656666668" calcext:value-type="float">
            <text:p>155,702656666668</text:p>
          </table:table-cell>
          <table:table-cell office:value-type="float" office:value="628" calcext:value-type="float">
            <text:p>628</text:p>
          </table:table-cell>
          <table:table-cell office:value-type="float" office:value="484816" calcext:value-type="float">
            <text:p>484816</text:p>
          </table:table-cell>
          <table:table-cell office:value-type="float" office:value="808.026666666667" calcext:value-type="float">
            <text:p>808,026666666667</text:p>
          </table:table-cell>
          <table:table-cell office:value-type="float" office:value="0.482466858329113" calcext:value-type="float">
            <text:p>0,482466858329113</text:p>
          </table:table-cell>
          <table:table-cell office:value-type="float" office:value="56007552" calcext:value-type="float">
            <text:p>56007552</text:p>
          </table:table-cell>
          <table:table-cell table:number-columns-repeated="10"/>
        </table:table-row>
        <table:table-row table:style-name="ro1">
          <table:table-cell office:value-type="float" office:value="43064947" calcext:value-type="float">
            <text:p>43064947</text:p>
          </table:table-cell>
          <table:table-cell office:value-type="float" office:value="155.950590833335" calcext:value-type="float">
            <text:p>155,950590833335</text:p>
          </table:table-cell>
          <table:table-cell office:value-type="float" office:value="629" calcext:value-type="float">
            <text:p>629</text:p>
          </table:table-cell>
          <table:table-cell office:value-type="float" office:value="485588" calcext:value-type="float">
            <text:p>485588</text:p>
          </table:table-cell>
          <table:table-cell office:value-type="float" office:value="809.313333333333" calcext:value-type="float">
            <text:p>809,313333333333</text:p>
          </table:table-cell>
          <table:table-cell office:value-type="float" office:value="0.482604620323546" calcext:value-type="float">
            <text:p>0,482604620323546</text:p>
          </table:table-cell>
          <table:table-cell office:value-type="float" office:value="56096736" calcext:value-type="float">
            <text:p>56096736</text:p>
          </table:table-cell>
          <table:table-cell table:number-columns-repeated="10"/>
        </table:table-row>
        <table:table-row table:style-name="ro1">
          <table:table-cell office:value-type="float" office:value="43064951" calcext:value-type="float">
            <text:p>43064951</text:p>
          </table:table-cell>
          <table:table-cell office:value-type="float" office:value="155.702656666668" calcext:value-type="float">
            <text:p>155,702656666668</text:p>
          </table:table-cell>
          <table:table-cell office:value-type="float" office:value="628" calcext:value-type="float">
            <text:p>628</text:p>
          </table:table-cell>
          <table:table-cell office:value-type="float" office:value="484816" calcext:value-type="float">
            <text:p>484816</text:p>
          </table:table-cell>
          <table:table-cell office:value-type="float" office:value="808.026666666667" calcext:value-type="float">
            <text:p>808,026666666667</text:p>
          </table:table-cell>
          <table:table-cell office:value-type="float" office:value="0.482320230087283" calcext:value-type="float">
            <text:p>0,482320230087283</text:p>
          </table:table-cell>
          <table:table-cell office:value-type="float" office:value="56007552" calcext:value-type="float">
            <text:p>56007552</text:p>
          </table:table-cell>
          <table:table-cell table:number-columns-repeated="10"/>
        </table:table-row>
        <table:table-row table:style-name="ro1">
          <table:table-cell office:value-type="float" office:value="43043746" calcext:value-type="float">
            <text:p>43043746</text:p>
          </table:table-cell>
          <table:table-cell office:value-type="float" office:value="155.206788333335" calcext:value-type="float">
            <text:p>155,206788333335</text:p>
          </table:table-cell>
          <table:table-cell office:value-type="float" office:value="626" calcext:value-type="float">
            <text:p>626</text:p>
          </table:table-cell>
          <table:table-cell office:value-type="float" office:value="483272" calcext:value-type="float">
            <text:p>483272</text:p>
          </table:table-cell>
          <table:table-cell office:value-type="float" office:value="805.453333333333" calcext:value-type="float">
            <text:p>805,453333333333</text:p>
          </table:table-cell>
          <table:table-cell office:value-type="float" office:value="0.481966637430659" calcext:value-type="float">
            <text:p>0,481966637430659</text:p>
          </table:table-cell>
          <table:table-cell office:value-type="float" office:value="55829184" calcext:value-type="float">
            <text:p>55829184</text:p>
          </table:table-cell>
          <table:table-cell table:number-columns-repeated="10"/>
        </table:table-row>
        <table:table-row table:style-name="ro1">
          <table:table-cell office:value-type="float" office:value="43064953" calcext:value-type="float">
            <text:p>43064953</text:p>
          </table:table-cell>
          <table:table-cell office:value-type="float" office:value="155.950590833335" calcext:value-type="float">
            <text:p>155,950590833335</text:p>
          </table:table-cell>
          <table:table-cell office:value-type="float" office:value="629" calcext:value-type="float">
            <text:p>629</text:p>
          </table:table-cell>
          <table:table-cell office:value-type="float" office:value="485588" calcext:value-type="float">
            <text:p>485588</text:p>
          </table:table-cell>
          <table:table-cell office:value-type="float" office:value="809.313333333333" calcext:value-type="float">
            <text:p>809,313333333333</text:p>
          </table:table-cell>
          <table:table-cell office:value-type="float" office:value="0.482626039545445" calcext:value-type="float">
            <text:p>0,482626039545445</text:p>
          </table:table-cell>
          <table:table-cell office:value-type="float" office:value="56096736" calcext:value-type="float">
            <text:p>56096736</text:p>
          </table:table-cell>
          <table:table-cell table:number-columns-repeated="10"/>
        </table:table-row>
        <table:table-row table:style-name="ro1">
          <table:table-cell office:value-type="float" office:value="43064955" calcext:value-type="float">
            <text:p>43064955</text:p>
          </table:table-cell>
          <table:table-cell office:value-type="float" office:value="154.958854166668" calcext:value-type="float">
            <text:p>154,958854166668</text:p>
          </table:table-cell>
          <table:table-cell office:value-type="float" office:value="625" calcext:value-type="float">
            <text:p>625</text:p>
          </table:table-cell>
          <table:table-cell office:value-type="float" office:value="482500" calcext:value-type="float">
            <text:p>482500</text:p>
          </table:table-cell>
          <table:table-cell office:value-type="float" office:value="804.166666666667" calcext:value-type="float">
            <text:p>804,166666666667</text:p>
          </table:table-cell>
          <table:table-cell office:value-type="float" office:value="0.48179787020553" calcext:value-type="float">
            <text:p>0,48179787020553</text:p>
          </table:table-cell>
          <table:table-cell office:value-type="float" office:value="55740000" calcext:value-type="float">
            <text:p>55740000</text:p>
          </table:table-cell>
          <table:table-cell table:number-columns-repeated="10"/>
        </table:table-row>
        <table:table-row table:style-name="ro1">
          <table:table-cell office:value-type="float" office:value="43064954" calcext:value-type="float">
            <text:p>43064954</text:p>
          </table:table-cell>
          <table:table-cell office:value-type="float" office:value="155.702656666668" calcext:value-type="float">
            <text:p>155,702656666668</text:p>
          </table:table-cell>
          <table:table-cell office:value-type="float" office:value="628" calcext:value-type="float">
            <text:p>628</text:p>
          </table:table-cell>
          <table:table-cell office:value-type="float" office:value="484816" calcext:value-type="float">
            <text:p>484816</text:p>
          </table:table-cell>
          <table:table-cell office:value-type="float" office:value="808.026666666667" calcext:value-type="float">
            <text:p>808,026666666667</text:p>
          </table:table-cell>
          <table:table-cell office:value-type="float" office:value="0.482460045213461" calcext:value-type="float">
            <text:p>0,482460045213461</text:p>
          </table:table-cell>
          <table:table-cell office:value-type="float" office:value="56007552" calcext:value-type="float">
            <text:p>560075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4:.B11])" office:value-type="float" office:value="155.640673125002" calcext:value-type="float">
            <text:p>155,640673125002</text:p>
          </table:table-cell>
          <table:table-cell table:formula="of:=AVERAGE([.C4:.C11])" office:value-type="float" office:value="627.75" calcext:value-type="float">
            <text:p>627,75</text:p>
          </table:table-cell>
          <table:table-cell table:formula="of:=AVERAGE([.D4:.D11])" office:value-type="float" office:value="484623" calcext:value-type="float">
            <text:p>484623</text:p>
          </table:table-cell>
          <table:table-cell table:formula="of:=AVERAGE([.E4:.E11])" office:value-type="float" office:value="807.705" calcext:value-type="float">
            <text:p>807,705</text:p>
          </table:table-cell>
          <table:table-cell table:formula="of:=AVERAGE([.F4:.F11])" office:value-type="float" office:value="0.482368347922112" calcext:value-type="float">
            <text:p>0,482368347922112</text:p>
          </table:table-cell>
          <table:table-cell table:formula="of:=AVERAGE([.G4:.G11])" office:value-type="float" office:value="55985256" calcext:value-type="float">
            <text:p>55985256</text:p>
          </table:table-cell>
          <table:table-cell table:number-columns-repeated="7"/>
          <table:table-cell office:value-type="string" calcext:value-type="string">
            <text:p>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4:.B11])" office:value-type="float" office:value="1245.12538500001" calcext:value-type="float">
            <text:p>1245,12538500001</text:p>
          </table:table-cell>
          <table:table-cell table:formula="of:=SUM([.C4:.C11])" office:value-type="float" office:value="5022" calcext:value-type="float">
            <text:p>5022</text:p>
          </table:table-cell>
          <table:table-cell table:formula="of:=SUM([.D4:.D11])" office:value-type="float" office:value="3876984" calcext:value-type="float">
            <text:p>3876984</text:p>
          </table:table-cell>
          <table:table-cell table:formula="of:=SUM([.E4:.E11])" office:value-type="float" office:value="6461.64" calcext:value-type="float">
            <text:p>6461,64</text:p>
          </table:table-cell>
          <table:table-cell table:formula="of:=SUM([.F4:.F11])" office:value-type="float" office:value="3.8589467833769" calcext:value-type="float">
            <text:p>3,8589467833769</text:p>
          </table:table-cell>
          <table:table-cell table:formula="of:=SUM([.G4:.G11])" office:value-type="float" office:value="447882048" calcext:value-type="float">
            <text:p>447882048</text:p>
          </table:table-cell>
          <table:table-cell table:number-columns-repeated="7"/>
          <table:table-cell office:value-type="string" calcext:value-type="string">
            <text:p>no event</text:p>
          </table:table-cell>
          <table:table-cell table:formula="of:=AVERAGE([.B13];[.B25])/3600" office:value-type="float" office:value="0.345868162500004" calcext:value-type="float">
            <text:p>0,345868162500004</text:p>
          </table:table-cell>
          <table:table-cell office:value-type="string" calcext:value-type="string">
            <text:p>Wh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event</text:p>
          </table:table-cell>
          <table:table-cell table:formula="of:=[.P13]" office:value-type="float" office:value="0.345868162500004" calcext:value-type="float">
            <text:p>0,345868162500004</text:p>
          </table:table-cell>
          <table:table-cell office:value-type="string" calcext:value-type="string">
            <text:p>Wh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avgbw</text:p>
          </table:table-cell>
          <table:table-cell office:value-type="string" calcext:value-type="string">
            <text:p>avgqual</text:p>
          </table:table-cell>
          <table:table-cell office:value-type="string" calcext:value-type="string">
            <text:p>flops</text:p>
          </table:table-cell>
          <table:table-cell table:number-columns-repeated="10"/>
        </table:table-row>
        <table:table-row table:style-name="ro1">
          <table:table-cell office:value-type="float" office:value="43064951" calcext:value-type="float">
            <text:p>43064951</text:p>
          </table:table-cell>
          <table:table-cell office:value-type="float" office:value="155.454722500002" calcext:value-type="float">
            <text:p>155,454722500002</text:p>
          </table:table-cell>
          <table:table-cell office:value-type="float" office:value="627" calcext:value-type="float">
            <text:p>627</text:p>
          </table:table-cell>
          <table:table-cell office:value-type="float" office:value="484044" calcext:value-type="float">
            <text:p>484044</text:p>
          </table:table-cell>
          <table:table-cell office:value-type="float" office:value="806.74" calcext:value-type="float">
            <text:p>806,74</text:p>
          </table:table-cell>
          <table:table-cell office:value-type="float" office:value="0.483031256840387" calcext:value-type="float">
            <text:p>0,483031256840387</text:p>
          </table:table-cell>
          <table:table-cell office:value-type="float" office:value="55918368" calcext:value-type="float">
            <text:p>55918368</text:p>
          </table:table-cell>
          <table:table-cell table:number-columns-repeated="7"/>
          <table:table-cell office:value-type="string" calcext:value-type="string">
            <text:p>FLOP</text:p>
          </table:table-cell>
          <table:table-cell table:number-columns-repeated="2"/>
        </table:table-row>
        <table:table-row table:style-name="ro1">
          <table:table-cell office:value-type="float" office:value="43064954" calcext:value-type="float">
            <text:p>43064954</text:p>
          </table:table-cell>
          <table:table-cell office:value-type="float" office:value="155.702656666668" calcext:value-type="float">
            <text:p>155,702656666668</text:p>
          </table:table-cell>
          <table:table-cell office:value-type="float" office:value="628" calcext:value-type="float">
            <text:p>628</text:p>
          </table:table-cell>
          <table:table-cell office:value-type="float" office:value="484816" calcext:value-type="float">
            <text:p>484816</text:p>
          </table:table-cell>
          <table:table-cell office:value-type="float" office:value="808.026666666667" calcext:value-type="float">
            <text:p>808,026666666667</text:p>
          </table:table-cell>
          <table:table-cell office:value-type="float" office:value="0.483292184933299" calcext:value-type="float">
            <text:p>0,483292184933299</text:p>
          </table:table-cell>
          <table:table-cell office:value-type="float" office:value="56007552" calcext:value-type="float">
            <text:p>56007552</text:p>
          </table:table-cell>
          <table:table-cell table:number-columns-repeated="7"/>
          <table:table-cell office:value-type="string" calcext:value-type="string">
            <text:p>no event</text:p>
          </table:table-cell>
          <table:table-cell table:formula="of:=AVERAGE([.G13];[.G25])" office:value-type="float" office:value="447882048" calcext:value-type="float">
            <text:p>447882048</text:p>
          </table:table-cell>
          <table:table-cell/>
        </table:table-row>
        <table:table-row table:style-name="ro1">
          <table:table-cell office:value-type="float" office:value="43064953" calcext:value-type="float">
            <text:p>43064953</text:p>
          </table:table-cell>
          <table:table-cell office:value-type="float" office:value="155.950590833335" calcext:value-type="float">
            <text:p>155,950590833335</text:p>
          </table:table-cell>
          <table:table-cell office:value-type="float" office:value="629" calcext:value-type="float">
            <text:p>629</text:p>
          </table:table-cell>
          <table:table-cell office:value-type="float" office:value="485588" calcext:value-type="float">
            <text:p>485588</text:p>
          </table:table-cell>
          <table:table-cell office:value-type="float" office:value="809.313333333333" calcext:value-type="float">
            <text:p>809,313333333333</text:p>
          </table:table-cell>
          <table:table-cell office:value-type="float" office:value="0.483359129240526" calcext:value-type="float">
            <text:p>0,483359129240526</text:p>
          </table:table-cell>
          <table:table-cell office:value-type="float" office:value="56096736" calcext:value-type="float">
            <text:p>56096736</text:p>
          </table:table-cell>
          <table:table-cell table:number-columns-repeated="7"/>
          <table:table-cell office:value-type="string" calcext:value-type="string">
            <text:p>event</text:p>
          </table:table-cell>
          <table:table-cell table:formula="of:=[.P17]" office:value-type="float" office:value="447882048" calcext:value-type="float">
            <text:p>447882048</text:p>
          </table:table-cell>
          <table:table-cell/>
        </table:table-row>
        <table:table-row table:style-name="ro1">
          <table:table-cell office:value-type="float" office:value="43043746" calcext:value-type="float">
            <text:p>43043746</text:p>
          </table:table-cell>
          <table:table-cell office:value-type="float" office:value="155.206788333335" calcext:value-type="float">
            <text:p>155,206788333335</text:p>
          </table:table-cell>
          <table:table-cell office:value-type="float" office:value="626" calcext:value-type="float">
            <text:p>626</text:p>
          </table:table-cell>
          <table:table-cell office:value-type="float" office:value="483272" calcext:value-type="float">
            <text:p>483272</text:p>
          </table:table-cell>
          <table:table-cell office:value-type="float" office:value="805.453333333333" calcext:value-type="float">
            <text:p>805,453333333333</text:p>
          </table:table-cell>
          <table:table-cell office:value-type="float" office:value="0.482709697597459" calcext:value-type="float">
            <text:p>0,482709697597459</text:p>
          </table:table-cell>
          <table:table-cell office:value-type="float" office:value="55829184" calcext:value-type="float">
            <text:p>55829184</text:p>
          </table:table-cell>
          <table:table-cell table:number-columns-repeated="10"/>
        </table:table-row>
        <table:table-row table:style-name="ro1">
          <table:table-cell office:value-type="float" office:value="43064947" calcext:value-type="float">
            <text:p>43064947</text:p>
          </table:table-cell>
          <table:table-cell office:value-type="float" office:value="155.950590833335" calcext:value-type="float">
            <text:p>155,950590833335</text:p>
          </table:table-cell>
          <table:table-cell office:value-type="float" office:value="629" calcext:value-type="float">
            <text:p>629</text:p>
          </table:table-cell>
          <table:table-cell office:value-type="float" office:value="485588" calcext:value-type="float">
            <text:p>485588</text:p>
          </table:table-cell>
          <table:table-cell office:value-type="float" office:value="809.313333333333" calcext:value-type="float">
            <text:p>809,313333333333</text:p>
          </table:table-cell>
          <table:table-cell office:value-type="float" office:value="0.483441524991873" calcext:value-type="float">
            <text:p>0,483441524991873</text:p>
          </table:table-cell>
          <table:table-cell office:value-type="float" office:value="56096736" calcext:value-type="float">
            <text:p>56096736</text:p>
          </table:table-cell>
          <table:table-cell table:number-columns-repeated="7"/>
          <table:table-cell office:value-type="string" calcext:value-type="string">
            <text:p>Quality</text:p>
          </table:table-cell>
          <table:table-cell table:number-columns-repeated="2"/>
        </table:table-row>
        <table:table-row table:style-name="ro1">
          <table:table-cell office:value-type="float" office:value="43064962" calcext:value-type="float">
            <text:p>43064962</text:p>
          </table:table-cell>
          <table:table-cell office:value-type="float" office:value="155.950590833335" calcext:value-type="float">
            <text:p>155,950590833335</text:p>
          </table:table-cell>
          <table:table-cell office:value-type="float" office:value="629" calcext:value-type="float">
            <text:p>629</text:p>
          </table:table-cell>
          <table:table-cell office:value-type="float" office:value="485588" calcext:value-type="float">
            <text:p>485588</text:p>
          </table:table-cell>
          <table:table-cell office:value-type="float" office:value="809.313333333333" calcext:value-type="float">
            <text:p>809,313333333333</text:p>
          </table:table-cell>
          <table:table-cell office:value-type="float" office:value="0.483353814686211" calcext:value-type="float">
            <text:p>0,483353814686211</text:p>
          </table:table-cell>
          <table:table-cell office:value-type="float" office:value="56096736" calcext:value-type="float">
            <text:p>56096736</text:p>
          </table:table-cell>
          <table:table-cell table:number-columns-repeated="7"/>
          <table:table-cell office:value-type="string" calcext:value-type="string">
            <text:p>no event</text:p>
          </table:table-cell>
          <table:table-cell table:formula="of:=AVERAGE([.F12];[.F24])*100" office:value-type="float" office:value="48.2695196314212" calcext:value-type="float">
            <text:p>48,269519631421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43064952" calcext:value-type="float">
            <text:p>43064952</text:p>
          </table:table-cell>
          <table:table-cell office:value-type="float" office:value="155.702656666668" calcext:value-type="float">
            <text:p>155,702656666668</text:p>
          </table:table-cell>
          <table:table-cell office:value-type="float" office:value="628" calcext:value-type="float">
            <text:p>628</text:p>
          </table:table-cell>
          <table:table-cell office:value-type="float" office:value="484816" calcext:value-type="float">
            <text:p>484816</text:p>
          </table:table-cell>
          <table:table-cell office:value-type="float" office:value="808.026666666667" calcext:value-type="float">
            <text:p>808,026666666667</text:p>
          </table:table-cell>
          <table:table-cell office:value-type="float" office:value="0.483154371321362" calcext:value-type="float">
            <text:p>0,483154371321362</text:p>
          </table:table-cell>
          <table:table-cell office:value-type="float" office:value="56007552" calcext:value-type="float">
            <text:p>56007552</text:p>
          </table:table-cell>
          <table:table-cell table:number-columns-repeated="7"/>
          <table:table-cell office:value-type="string" calcext:value-type="string">
            <text:p>event</text:p>
          </table:table-cell>
          <table:table-cell table:formula="of:=[.P21]" office:value-type="float" office:value="48.2695196314212" calcext:value-type="float">
            <text:p>48,269519631421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43064955" calcext:value-type="float">
            <text:p>43064955</text:p>
          </table:table-cell>
          <table:table-cell office:value-type="float" office:value="155.206788333335" calcext:value-type="float">
            <text:p>155,206788333335</text:p>
          </table:table-cell>
          <table:table-cell office:value-type="float" office:value="626" calcext:value-type="float">
            <text:p>626</text:p>
          </table:table-cell>
          <table:table-cell office:value-type="float" office:value="483272" calcext:value-type="float">
            <text:p>483272</text:p>
          </table:table-cell>
          <table:table-cell office:value-type="float" office:value="805.453333333333" calcext:value-type="float">
            <text:p>805,453333333333</text:p>
          </table:table-cell>
          <table:table-cell office:value-type="float" office:value="0.481834378039375" calcext:value-type="float">
            <text:p>0,481834378039375</text:p>
          </table:table-cell>
          <table:table-cell office:value-type="float" office:value="55829184" calcext:value-type="float">
            <text:p>558291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6:.B23])" office:value-type="float" office:value="155.640673125002" calcext:value-type="float">
            <text:p>155,640673125002</text:p>
          </table:table-cell>
          <table:table-cell table:formula="of:=AVERAGE([.C16:.C23])" office:value-type="float" office:value="627.75" calcext:value-type="float">
            <text:p>627,75</text:p>
          </table:table-cell>
          <table:table-cell table:formula="of:=AVERAGE([.D16:.D23])" office:value-type="float" office:value="484623" calcext:value-type="float">
            <text:p>484623</text:p>
          </table:table-cell>
          <table:table-cell table:formula="of:=AVERAGE([.E16:.E23])" office:value-type="float" office:value="807.705" calcext:value-type="float">
            <text:p>807,705</text:p>
          </table:table-cell>
          <table:table-cell table:formula="of:=AVERAGE([.F16:.F23])" office:value-type="float" office:value="0.483022044706311" calcext:value-type="float">
            <text:p>0,483022044706311</text:p>
          </table:table-cell>
          <table:table-cell table:formula="of:=AVERAGE([.G16:.G23])" office:value-type="float" office:value="55985256" calcext:value-type="float">
            <text:p>55985256</text:p>
          </table:table-cell>
          <table:table-cell table:number-columns-repeated="7"/>
          <table:table-cell office:value-type="string" calcext:value-type="string">
            <text:p>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16:.B23])" office:value-type="float" office:value="1245.12538500001" calcext:value-type="float">
            <text:p>1245,12538500001</text:p>
          </table:table-cell>
          <table:table-cell table:formula="of:=SUM([.C16:.C23])" office:value-type="float" office:value="5022" calcext:value-type="float">
            <text:p>5022</text:p>
          </table:table-cell>
          <table:table-cell table:formula="of:=SUM([.D16:.D23])" office:value-type="float" office:value="3876984" calcext:value-type="float">
            <text:p>3876984</text:p>
          </table:table-cell>
          <table:table-cell table:formula="of:=SUM([.E16:.E23])" office:value-type="float" office:value="6461.64" calcext:value-type="float">
            <text:p>6461,64</text:p>
          </table:table-cell>
          <table:table-cell table:formula="of:=SUM([.F16:.F23])" office:value-type="float" office:value="3.86417635765049" calcext:value-type="float">
            <text:p>3,86417635765049</text:p>
          </table:table-cell>
          <table:table-cell table:formula="of:=SUM([.G16:.G23])" office:value-type="float" office:value="447882048" calcext:value-type="float">
            <text:p>447882048</text:p>
          </table:table-cell>
          <table:table-cell table:number-columns-repeated="7"/>
          <table:table-cell office:value-type="string" calcext:value-type="string">
            <text:p>no event</text:p>
          </table:table-cell>
          <table:table-cell table:formula="of:=AVERAGE([.E13];[.E25])" office:value-type="float" office:value="6461.64" calcext:value-type="float">
            <text:p>6461,64</text:p>
          </table:table-cell>
          <table:table-cell office:value-type="string" calcext:value-type="string">
            <text:p>B/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event</text:p>
          </table:table-cell>
          <table:table-cell table:formula="of:=[.P25]" office:value-type="float" office:value="6461.64" calcext:value-type="float">
            <text:p>6461,64</text:p>
          </table:table-cell>
          <table:table-cell office:value-type="string" calcext:value-type="string">
            <text:p>B/s</text:p>
          </table:table-cell>
        </table:table-row>
      </table:table>
      <table:table table:name="Summar_v2" table:style-name="ta1">
        <table:table-column table:style-name="co1" table:number-columns-repeated="3" table:default-cell-style-name="ce18"/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,05 H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00.00.00</text:date>, <text:time style:data-style-name="N2" text:time-value="16:02:23.2125633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5:11:49.379687386</meta:creation-date>
    <dc:date>2019-12-13T20:18:10.705520904</dc:date>
    <meta:editing-duration>PT23H3M59S</meta:editing-duration>
    <meta:editing-cycles>19</meta:editing-cycles>
    <meta:generator>LibreOffice/6.0.7.3$Linux_X86_64 LibreOffice_project/00m0$Build-3</meta:generator>
    <meta:document-statistic meta:table-count="10" meta:cell-count="2231" meta:object-count="0"/>
  </office:meta>
</office:document-meta>
</file>